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1.4602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3898in"/>
    </style:style>
    <style:style style:name="co16" style:family="table-column">
      <style:table-column-properties fo:break-before="auto" style:column-width="1.561in"/>
    </style:style>
    <style:style style:name="co17" style:family="table-column">
      <style:table-column-properties fo:break-before="auto" style:column-width="1.2189in"/>
    </style:style>
    <style:style style:name="co18" style:family="table-column">
      <style:table-column-properties fo:break-before="auto" style:column-width="0.6925in"/>
    </style:style>
    <style:style style:name="co19" style:family="table-column">
      <style:table-column-properties fo:break-before="auto" style:column-width="1.1744in"/>
    </style:style>
    <style:style style:name="co20" style:family="table-column">
      <style:table-column-properties fo:break-before="auto" style:column-width="0.6563in"/>
    </style:style>
    <style:style style:name="co21" style:family="table-column">
      <style:table-column-properties fo:break-before="auto" style:column-width="1.0472in"/>
    </style:style>
    <style:style style:name="co22" style:family="table-column">
      <style:table-column-properties fo:break-before="auto" style:column-width="1.9945in"/>
    </style:style>
    <style:style style:name="co23" style:family="table-column">
      <style:table-column-properties fo:break-before="auto" style:column-width="0.6854in"/>
    </style:style>
    <style:style style:name="co24" style:family="table-column">
      <style:table-column-properties fo:break-before="auto" style:column-width="1.2484in"/>
    </style:style>
    <style:style style:name="co25" style:family="table-column">
      <style:table-column-properties fo:break-before="auto" style:column-width="1.148in"/>
    </style:style>
    <style:style style:name="co26" style:family="table-column">
      <style:table-column-properties fo:break-before="auto" style:column-width="2.2563in"/>
    </style:style>
    <style:style style:name="co27" style:family="table-column">
      <style:table-column-properties fo:break-before="auto" style:column-width="1.4299in"/>
    </style:style>
    <style:style style:name="co28" style:family="table-column">
      <style:table-column-properties fo:break-before="auto" style:column-width="1.7827in"/>
    </style:style>
    <style:style style:name="co29" style:family="table-column">
      <style:table-column-properties fo:break-before="auto" style:column-width="1.5409in"/>
    </style:style>
    <style:style style:name="co30" style:family="table-column">
      <style:table-column-properties fo:break-before="auto" style:column-width="2.1654in"/>
    </style:style>
    <style:style style:name="co31" style:family="table-column">
      <style:table-column-properties fo:break-before="auto" style:column-width="1.8736in"/>
    </style:style>
    <style:style style:name="co32" style:family="table-column">
      <style:table-column-properties fo:break-before="auto" style:column-width="1.3626in"/>
    </style:style>
    <style:style style:name="co33" style:family="table-column">
      <style:table-column-properties fo:break-before="auto" style:column-width="0.6339in"/>
    </style:style>
    <style:style style:name="co34" style:family="table-column">
      <style:table-column-properties fo:break-before="auto" style:column-width="1.8134in"/>
    </style:style>
    <style:style style:name="co35" style:family="table-column">
      <style:table-column-properties fo:break-before="auto" style:column-width="2.1854in"/>
    </style:style>
    <style:style style:name="co36" style:family="table-column">
      <style:table-column-properties fo:break-before="auto" style:column-width="1.2083in"/>
    </style:style>
    <style:style style:name="co37" style:family="table-column">
      <style:table-column-properties fo:break-before="auto" style:column-width="0.8909in"/>
    </style:style>
    <style:style style:name="co38" style:family="table-column">
      <style:table-column-properties fo:break-before="auto" style:column-width="2.6736in"/>
    </style:style>
    <style:style style:name="co39" style:family="table-column">
      <style:table-column-properties fo:break-before="auto" style:column-width="0.9102in"/>
    </style:style>
    <style:style style:name="co40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3.2854in" fo:break-before="auto" style:use-optimal-row-height="true"/>
    </style:style>
    <style:style style:name="ro11" style:family="table-row">
      <style:table-row-properties style:row-height="0.1965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3102in" fo:break-before="auto" style:use-optimal-row-height="true"/>
    </style:style>
    <style:style style:name="ro15" style:family="table-row">
      <style:table-row-properties style:row-height="1.2638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1.7307in" fo:break-before="auto" style:use-optimal-row-height="true"/>
    </style:style>
    <style:style style:name="ro18" style:family="table-row">
      <style:table-row-properties style:row-height="2.0417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2.9744in" fo:break-before="auto" style:use-optimal-row-height="tru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2.3528in" fo:break-before="auto" style:use-optimal-row-height="true"/>
    </style:style>
    <style:style style:name="ro26" style:family="table-row">
      <style:table-row-properties style:row-height="0.2484in" fo:break-before="auto" style:use-optimal-row-height="false"/>
    </style:style>
    <style:style style:name="ro27" style:family="table-row">
      <style:table-row-properties style:row-height="0.4972in" fo:break-before="auto" style:use-optimal-row-height="false"/>
    </style:style>
    <style:style style:name="ro28" style:family="table-row">
      <style:table-row-properties style:row-height="0.3209in" fo:break-before="auto" style:use-optimal-row-height="false"/>
    </style:style>
    <style:style style:name="ro29" style:family="table-row">
      <style:table-row-properties style:row-height="0.4555in" fo:break-before="auto" style:use-optimal-row-height="true"/>
    </style:style>
    <style:style style:name="ro30" style:family="table-row">
      <style:table-row-properties style:row-height="0.5492in" fo:break-before="auto" style:use-optimal-row-height="false"/>
    </style:style>
    <style:style style:name="ro31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0" fo:background-color="#ffff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wrap-option="wrap" style:vertical-align="middle"/>
      <style:text-properties style:font-name="Arial" fo:font-size="10pt"/>
    </style:style>
    <style:style style:name="ce5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55" style:family="table-cell" style:parent-style-name="Default">
      <style:table-cell-properties style:vertical-align="middle"/>
      <style:text-properties style:font-name="Arial" fo:font-size="10pt"/>
    </style:style>
    <style:style style:name="ce56" style:family="table-cell" style:parent-style-name="Default">
      <style:table-cell-properties fo:wrap-option="wrap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64" style:family="table-cell" style:parent-style-name="Default">
      <style:table-cell-properties fo:wrap-option="wrap"/>
      <style:text-properties style:font-name="Arial"/>
    </style:style>
    <style:style style:name="ce65" style:family="table-cell" style:parent-style-name="Default">
      <style:table-cell-properties fo:background-color="transparent" fo:wrap-option="wrap"/>
      <style:text-properties style:font-name="Arial"/>
    </style:style>
    <style:style style:name="ce66" style:family="table-cell" style:parent-style-name="Default">
      <style:table-cell-properties fo:background-color="transparent" fo:wrap-option="wrap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7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ext-properties fo:font-size="9pt"/>
    </style:style>
    <style:style style:name="ce8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8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9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9" style:family="table-cell" style:parent-style-name="Default">
      <style:text-properties style:font-name="Arial" fo:font-size="10pt"/>
    </style:style>
    <style:style style:name="ce100" style:family="table-cell" style:parent-style-name="Default">
      <style:table-cell-properties style:vertical-align="top"/>
      <style:text-properties style:font-name="Arial" fo:font-size="10pt"/>
    </style:style>
    <style:style style:name="ce10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ext-properties style:font-name="Arial" fo:font-size="9pt"/>
    </style:style>
    <style:style style:name="ce10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3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4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61" style:family="table-cell" style:parent-style-name="Default">
      <style:text-properties fo:color="#ff0000" fo:font-size="9pt"/>
    </style:style>
    <style:style style:name="ce162" style:family="table-cell" style:parent-style-name="Default">
      <style:text-properties style:use-window-font-color="true" fo:font-size="9pt"/>
    </style:style>
    <style:style style:name="ce163" style:family="table-cell" style:parent-style-name="Default">
      <style:table-cell-properties fo:border="0.0008in solid #000000"/>
      <style:text-properties style:use-window-font-color="true" fo:font-size="9pt"/>
    </style:style>
    <style:style style:name="ce164" style:family="table-cell" style:parent-style-name="Default">
      <style:table-cell-properties fo:border="0.0008in solid #000000"/>
      <style:text-properties fo:font-size="9pt"/>
    </style:style>
    <style:style style:name="ce16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8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9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1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/>
      <style:text-properties fo:color="#ff0000" fo:font-size="9pt"/>
    </style:style>
    <style:style style:name="ce173" style:family="table-cell" style:parent-style-name="Default">
      <style:table-cell-properties style:vertical-align="top"/>
    </style:style>
    <style:style style:name="ce17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7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Default" style:data-style-name="N123">
      <style:table-cell-properties style:text-align-source="fix" style:repeat-content="false"/>
      <style:paragraph-properties fo:text-align="center"/>
      <style:text-properties style:font-name="Arial1" fo:font-size="10pt" style:font-name-asian="ＭＳ Ｐゴシック" style:font-size-asian="9pt" style:font-name-complex="Arial1" style:font-size-complex="9pt"/>
    </style:style>
    <style:style style:name="ce178" style:family="table-cell" style:parent-style-name="Default" style:data-style-name="N123">
      <style:table-cell-properties style:text-align-source="fix" style:repeat-content="false" style:vertical-align="top"/>
      <style:paragraph-properties fo:text-align="center"/>
      <style:text-properties style:font-name="Arial1" fo:font-size="10pt"/>
    </style:style>
    <style:style style:name="ce179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180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181" style:family="table-cell" style:parent-style-name="Default">
      <style:table-cell-properties fo:wrap-option="wrap" style:vertical-align="top"/>
      <style:text-properties style:font-name="Arial1" fo:font-size="10pt"/>
    </style:style>
    <style:style style:name="ce18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18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5" style:family="table-cell" style:parent-style-name="Default">
      <style:table-cell-properties fo:wrap-option="wrap"/>
      <style:text-properties style:font-name="Arial1" fo:font-size="10pt"/>
    </style:style>
    <style:style style:name="ce186" style:family="table-cell" style:parent-style-name="Default">
      <style:text-properties style:font-name="Arial1" fo:font-size="10pt"/>
    </style:style>
    <style:style style:name="ce18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/>
    </style:style>
    <style:style style:name="ce20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0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2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4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17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3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4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ackground-color="#000080"/>
      <style:text-properties fo:color="#ffffff" fo:font-size="12pt" fo:font-weight="bold"/>
    </style:style>
    <style:style style:name="ce22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7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8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30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normal" style:font-weight-asian="normal" style:font-weight-complex="normal"/>
    </style:style>
    <style:style style:name="ce235" style:family="table-cell" style:parent-style-name="Default">
      <style:table-cell-properties fo:background-color="transparent"/>
    </style:style>
    <style:style style:name="ce23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Liberation Serif" style:font-name-asian="DejaVu Sans" style:font-name-complex="DejaVu Sans"/>
    </style:style>
    <style:style style:name="T3" style:family="text">
      <style:text-properties style:font-name="Arial1" style:font-name-asian="ＭＳ Ｐゴシック" style:font-size-asian="8pt" style:font-name-complex="Arial1" style:font-size-complex="8pt"/>
    </style:style>
    <style:style style:name="T4" style:family="text">
      <style:text-properties style:font-name="Arial1" style:font-name-asian="ＭＳ Ｐゴシック" style:font-size-asian="8pt" style:language-asian="zh" style:country-asian="CN" style:font-name-complex="Arial1" style:font-size-complex="8pt" style:language-complex="hi" style:country-complex="IN"/>
    </style:style>
    <style:style style:name="T5" style:family="text">
      <style:text-properties style:font-name="Liberation Serif" style:font-name-asian="DejaVu Sans" style:language-asian="zh" style:country-asian="CN" style:font-name-complex="DejaVu Sans" style:language-complex="hi" style:country-complex="IN"/>
    </style:style>
    <style:style style:name="T6" style:family="text">
      <style:text-properties style:font-name="Liberation Serif" fo:font-weight="bold" style:font-name-asian="DejaVu Sans" style:language-asian="zh" style:country-asian="CN" style:font-name-complex="DejaVu Sans" style:language-complex="hi" style:country-complex="IN"/>
    </style:style>
    <style:style style:name="T7" style:family="text">
      <style:text-properties style:font-name="Arial" fo:language="en" fo:country="US" style:font-name-asian="Tahoma1" style:font-name-complex="Tahoma2" style:font-size-complex="11pt"/>
    </style:style>
    <style:style style:name="T8" style:family="text">
      <style:text-properties style:font-name="Liberation Serif" fo:language="en" fo:country="US" style:font-name-asian="DejaVu Sans" style:language-asian="zh" style:country-asian="CN" style:font-name-complex="DejaVu Sans" style:language-complex="hi" style:country-complex="IN"/>
    </style:style>
    <style:style style:name="T9" style:family="text">
      <style:text-properties style:font-name="Liberation Serif" style:font-name-asian="DejaVu Sans" style:language-asian="zh" style:country-asian="CN" style:font-name-complex="DejaVu Sans" style:font-size-complex="10pt" style:language-complex="hi" style:country-complex="IN"/>
    </style:style>
    <style:style style:name="T10" style:family="text">
      <style:text-properties style:font-name-asian="DejaVu Sans" style:font-name-complex="DejaVu Sans"/>
    </style:style>
    <style:style style:name="T11" style:family="text">
      <style:text-properties style:font-name="Liberation Sans" style:font-name-asian="DejaVu Sans" style:font-name-complex="Lohit Hindi"/>
    </style:style>
    <style:style style:name="T12" style:family="text">
      <style:text-properties style:font-name-asian="Arial" style:font-name-complex="Tahoma"/>
    </style:style>
    <style:style style:name="T13" style:family="text">
      <style:text-properties style:font-name="Liberation Sans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T14" style:family="text">
      <style:text-properties style:font-name-asian="Arial" style:font-size-asian="9pt" style:font-name-complex="Tahoma" style:font-size-complex="9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-asian="Arial" style:font-size-asian="9pt" style:language-asian="en" style:country-asian="US" style:font-name-complex="Tahoma" style:font-size-complex="9pt" style:language-complex="en" style:country-complex="US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DMS 2.5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#REF!.F52" office:value-type="float" office:value="0">
            <text:p>#NAME?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40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Split AIO into products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1" office:value-type="string">
            <text:p>21/Oct/10</text:p>
          </table:table-cell>
          <table:table-cell table:style-name="ce21"/>
          <table:table-cell table:style-name="ce26" office:value-type="string">
            <text:p>CCP-342</text:p>
            <text:p>CCP-419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8">
          <table:table-cell table:style-name="ce4"/>
          <table:table-cell table:style-name="ce11"/>
          <table:table-cell table:style-name="ce21"/>
          <table:table-cell table:style-name="ce27" office:value-type="string">
            <text:p>CCP-523</text:p>
            <text:p><text:span text:style-name="T2">CCP-508</text:span></text:p>
            <text:p><text:span text:style-name="T2">CCP-532</text:span>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9">
          <table:table-cell table:style-name="ce4"/>
          <table:table-cell table:style-name="ce11" office:value-type="string">
            <text:p>1/Nov/10</text:p>
          </table:table-cell>
          <table:table-cell table:style-name="ce21"/>
          <table:table-cell table:style-name="ce27" office:value-type="string">
            <text:p>ECM-5489</text:p>
            <text:p><text:span text:style-name="T2">ECM-5486</text:span></text:p>
            <text:p><text:span text:style-name="T2">CCP-619</text:span></text:p>
            <text:p><text:span text:style-name="T2">CCP-521</text:span></text:p>
            <text:p><text:span text:style-name="T2">CCP-553</text:span></text:p>
            <text:p><text:span text:style-name="T2">ECM-5499</text:span></text:p>
            <text:p><text:span text:style-name="T2">CCP-546</text:span>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0">
          <table:table-cell table:style-name="ce3"/>
          <table:table-cell table:style-name="ce11"/>
          <table:table-cell table:style-name="ce21"/>
          <table:table-cell table:style-name="ce28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3">- ECM-5446</text:span></text:p>
            <text:p><text:span text:style-name="T3">- ECM-5185</text:span></text:p>
            <text:p><text:span text:style-name="T4"><text:a xlink:href="https://jira.exoplatform.org/browse/ECM-5518">ECM-5518</text:a></text:span><text:span text:style-name="T4"> <text:s/></text:span><text:span text:style-name="T4">CCP-628</text:span></text:p>
            <text:p><text:span text:style-name="T4">ECM-5529 </text:span><text:span text:style-name="T4">(1.6.8)</text:span></text:p>
            <text:p><text:span text:style-name="T4">ECM-5518</text:span></text:p>
          </table:table-cell>
          <table:table-cell table:style-name="ce29"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string">
            <text:p>22/Mar/11</text:p>
          </table:table-cell>
          <table:table-cell table:style-name="ce22"/>
          <table:table-cell table:style-name="ce29" office:value-type="string">
            <text:p>- Add ECM-5566 <text:span text:style-name="T5">CCP-412 </text:span><text:span text:style-name="T6">(</text:span><text:span text:style-name="T5">AIO 1.6.8</text:span><text:span text:style-name="T6">)</text:span></text:p>
          </table:table-cell>
          <table:table-cell table:style-name="ce29"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string">
            <text:p>05/Apr/11</text:p>
          </table:table-cell>
          <table:table-cell table:style-name="ce22"/>
          <table:table-cell table:style-name="ce30" office:value-type="string">
            <text:p>Add some tests in AIO 1.6.9</text:p>
          </table:table-cell>
          <table:table-cell table:style-name="ce37" office:value-type="string">
            <text:p>minh.nguyen</text:p>
          </table:table-cell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7" table:number-columns-repeated="2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3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7"/>
          <table:table-cell table:style-name="ce38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8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9" table:number-columns-repeated="2"/>
          <table:table-cell table:style-name="ce45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1048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6" office:value-type="string" table:number-columns-spanned="2" table:number-rows-spanned="1">
            <text:p>Check List</text:p>
            <text:p>Based on Product built version: DMS 2.5.x</text:p>
          </table:table-cell>
          <table:covered-table-cell table:style-name="ce46"/>
          <table:table-cell table:style-name="ce59" office:value-type="string" table:number-columns-spanned="1" table:number-rows-spanned="2">
            <text:p>BugID</text:p>
          </table:table-cell>
          <table:table-cell table:style-name="ce59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covered-table-cell table:style-name="ce59" office:value-type="string">
            <text:p>Priority</text:p>
          </table:covered-table-cell>
          <table:covered-table-cell table:style-name="ce59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1</text:p>
          </table:table-cell>
          <table:covered-table-cell table:style-name="ce56"/>
          <table:covered-table-cell table:style-name="ce56"/>
          <table:covered-table-cell table:style-name="ce56"/>
          <table:table-cell table:style-name="ce19" table:number-columns-repeated="252"/>
          <table:table-cell table:number-columns-repeated="768"/>
        </table:table-row>
        <table:table-row table:style-name="ro7">
          <table:table-cell table:style-name="ce48" office:value-type="string">
            <text:p>REG_AIO161_ECM_001</text:p>
          </table:table-cell>
          <table:table-cell table:style-name="ce57" office:value-type="string">
            <text:p>Problem with the import of the version history for a node type nt: file</text:p>
          </table:table-cell>
          <table:table-cell table:style-name="ce60" office:value-type="string">
            <text:p>ECM-4483</text:p>
            <text:p>CCP-113</text:p>
          </table:table-cell>
          <table:table-cell table:style-name="ce61" office:value-type="string">
            <text:p>High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5</text:p>
          </table:table-cell>
          <table:covered-table-cell table:style-name="ce46"/>
          <table:covered-table-cell table:style-name="ce59"/>
          <table:covered-table-cell table:style-name="ce59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7" office:value-type="string">
            <text:p>Search by name using simple search in Site Explorer</text:p>
          </table:table-cell>
          <table:table-cell table:style-name="ce61" office:value-type="string">
            <text:p>ECM-5331 </text:p>
          </table:table-cell>
          <table:table-cell table:style-name="ce61" office:value-type="string">
            <text:p>High </text:p>
          </table:table-cell>
          <table:table-cell table:style-name="ce56"/>
          <table:table-cell table:style-name="ce64" table:number-columns-repeated="251"/>
          <table:table-cell table:style-name="ce56" table:number-columns-repeated="768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7" office:value-type="string">
            <text:p>Search by content using simple search in Site Explorer</text:p>
          </table:table-cell>
          <table:table-cell table:style-name="ce61" office:value-type="string">
            <text:p>ECM-5331 </text:p>
          </table:table-cell>
          <table:table-cell table:style-name="ce61" office:value-type="string">
            <text:p>High </text:p>
          </table:table-cell>
          <table:table-cell table:number-columns-repeated="2"/>
          <table:table-cell table:style-name="ce64" table:number-columns-repeated="250"/>
          <table:table-cell table:style-name="ce56" table:number-columns-repeated="768"/>
        </table:table-row>
        <table:table-row table:style-name="ro1">
          <table:table-cell table:style-name="ce50" office:value-type="string">
            <text:p>REG_DMS_CCP-331</text:p>
          </table:table-cell>
          <table:table-cell table:style-name="ce57" office:value-type="string">
            <text:p>Check deleting taxonomy tree from Site Explorer</text:p>
          </table:table-cell>
          <table:table-cell table:style-name="ce61" office:value-type="string">
            <text:p>ECM-5409 </text:p>
          </table:table-cell>
          <table:table-cell table:style-name="ce61" office:value-type="string">
            <text:p>High </text:p>
          </table:table-cell>
          <table:table-cell table:style-name="ce56"/>
          <table:table-cell table:style-name="ce64" table:number-columns-repeated="251"/>
          <table:table-cell table:style-name="ce56" table:number-columns-repeated="768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7" office:value-type="string">
            <text:p>Check if The day of the month in the calendar pop-up is translated to French</text:p>
          </table:table-cell>
          <table:table-cell table:style-name="ce62" office:value-type="string">
            <text:p>ECM-5382</text:p>
          </table:table-cell>
          <table:table-cell table:style-name="ce61" office:value-type="string">
            <text:p>High </text:p>
          </table:table-cell>
          <table:table-cell table:style-name="ce56"/>
          <table:table-cell table:style-name="ce64" table:number-columns-repeated="251"/>
          <table:table-cell table:style-name="ce56" table:number-columns-repeated="768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7" office:value-type="string">
            <text:p>Check the label of content-publishing validation form in French</text:p>
          </table:table-cell>
          <table:table-cell table:style-name="ce62" office:value-type="string">
            <text:p>WF-85</text:p>
          </table:table-cell>
          <table:table-cell table:style-name="ce63" office:value-type="string">
            <text:p>High </text:p>
          </table:table-cell>
          <table:table-cell table:number-columns-repeated="2"/>
          <table:table-cell table:style-name="ce64" table:number-columns-repeated="250"/>
          <table:table-cell table:style-name="ce56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6</text:p>
          </table:table-cell>
          <table:covered-table-cell table:style-name="ce53"/>
          <table:covered-table-cell table:style-name="ce53"/>
          <table:covered-table-cell table:style-name="ce64"/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51" office:value-type="string">
            <text:p>REG_DMS_CCP-401</text:p>
          </table:table-cell>
          <table:table-cell table:style-name="ce58" office:value-type="string">
            <text:p>Check double click on node in IE7</text:p>
          </table:table-cell>
          <table:table-cell table:style-name="ce53" office:value-type="string">
            <text:p>ECM-5450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DMS-001</text:p>
          </table:table-cell>
          <table:table-cell table:style-name="ce53" office:value-type="string">
            <text:p>Check view metadata</text:p>
          </table:table-cell>
          <table:table-cell table:style-name="ce27" office:value-type="string">
            <text:p>ECM-5457</text:p>
          </table:table-cell>
          <table:table-cell table:style-name="ce64" office:value-type="string">
            <text:p>Low 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DMS-002</text:p>
          </table:table-cell>
          <table:table-cell table:style-name="ce58" office:value-type="string">
            <text:p>Check deleting workspace after viewing</text:p>
          </table:table-cell>
          <table:table-cell table:style-name="ce27" office:value-type="string">
            <text:p>ECM-4238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DMS-003</text:p>
          </table:table-cell>
          <table:table-cell table:style-name="ce53" office:value-type="string">
            <text:p>Check changing permission on document</text:p>
          </table:table-cell>
          <table:table-cell table:style-name="ce27" office:value-type="string">
            <text:p>ECM-5461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481</text:p>
          </table:table-cell>
          <table:table-cell table:style-name="ce58" office:value-type="string">
            <text:p>Check if there's any default right for each newly added workspace</text:p>
          </table:table-cell>
          <table:table-cell table:style-name="ce27" office:value-type="string">
            <text:p>ECM-5478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484</text:p>
          </table:table-cell>
          <table:table-cell table:style-name="ce58" office:value-type="string">
            <text:p>Check displaying node in left pane while selecting path for symlink</text:p>
          </table:table-cell>
          <table:table-cell table:style-name="ce27" office:value-type="string">
            <text:p>ECM-5480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403</text:p>
          </table:table-cell>
          <table:table-cell table:style-name="ce58" office:value-type="string">
            <text:p>Check showing uploaded file with illegal JCR characters in Name in Manage Publication form</text:p>
          </table:table-cell>
          <table:table-cell table:style-name="ce58"/>
          <table:table-cell table:style-name="ce64" office:value-type="string">
            <text:p>Low 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449</text:p>
          </table:table-cell>
          <table:table-cell table:style-name="ce58" office:value-type="string">
            <text:p>Update of a new document (file) does not change the publication status</text:p>
          </table:table-cell>
          <table:table-cell table:style-name="ce53" office:value-type="string">
            <text:p>ECM-5471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7">
          <table:table-cell table:style-name="ce27" office:value-type="string">
            <text:p>REG_DMS_DMS-004</text:p>
          </table:table-cell>
          <table:table-cell table:style-name="ce58" office:value-type="string">
            <text:p>Vote &amp; Comment for Free webcontent layout document are not shown</text:p>
          </table:table-cell>
          <table:table-cell table:style-name="ce58" office:value-type="string">
            <text:p>ECM-5209</text:p>
            <text:p>WCM-2841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7">
          <table:table-cell table:style-name="ce27" office:value-type="string">
            <text:p>REG_DMS_DMS-004</text:p>
          </table:table-cell>
          <table:table-cell table:style-name="ce58" office:value-type="string">
            <text:p>Vote &amp; Comment for Free webcontent layout document are not shown</text:p>
          </table:table-cell>
          <table:table-cell table:style-name="ce58" office:value-type="string">
            <text:p>ECM-5209</text:p>
            <text:p>WCM-2841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DMS-005</text:p>
          </table:table-cell>
          <table:table-cell table:style-name="ce58" office:value-type="string">
            <text:p>Check displaying title of form in Workflow Controller</text:p>
          </table:table-cell>
          <table:table-cell table:style-name="ce58" office:value-type="string">
            <text:p>WF-89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7</text:p>
          </table:table-cell>
          <table:covered-table-cell table:style-name="ce53"/>
          <table:covered-table-cell table:style-name="ce58"/>
          <table:covered-table-cell table:style-name="ce64"/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52" office:value-type="string">
            <text:p>REG_DMS_CCP-342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ECM-5440</text:p>
          </table:table-cell>
          <table:table-cell table:style-name="ce65" office:value-type="string">
            <text:p>Low </text:p>
          </table:table-cell>
          <table:table-cell table:style-name="ce65" table:number-columns-repeated="252"/>
          <table:table-cell table:style-name="ce66" table:number-columns-repeated="768"/>
        </table:table-row>
        <table:table-row table:style-name="ro11">
          <table:table-cell table:style-name="ce27" office:value-type="string">
            <text:p>REG_DMS_CCP-419</text:p>
          </table:table-cell>
          <table:table-cell table:style-name="ce58" office:value-type="string">
            <text:p>Check delete tag for document</text:p>
          </table:table-cell>
          <table:table-cell table:style-name="ce58" office:value-type="string">
            <text:p>ECM-5491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523</text:p>
          </table:table-cell>
          <table:table-cell table:style-name="ce58" office:value-type="string">
            <text:p>Check Date field after clicking on "+" to add a new value in another field when view metadata</text:p>
          </table:table-cell>
          <table:table-cell table:style-name="ce27" office:value-type="string">
            <text:p>ECM-5476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508</text:p>
          </table:table-cell>
          <table:table-cell table:style-name="ce58" office:value-type="string">
            <text:p>Check sorting document by Modified date</text:p>
          </table:table-cell>
          <table:table-cell table:style-name="ce27" office:value-type="string">
            <text:p>ECM-5485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508</text:p>
          </table:table-cell>
          <table:table-cell table:style-name="ce58" office:value-type="string">
            <text:p>Check sorting document by Created date</text:p>
          </table:table-cell>
          <table:table-cell table:style-name="ce27" office:value-type="string">
            <text:p>ECM-5485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532</text:p>
          </table:table-cell>
          <table:table-cell table:style-name="ce58" office:value-type="string">
            <text:p>Check deleting content created in category from the web content folder</text:p>
          </table:table-cell>
          <table:table-cell table:style-name="ce27" office:value-type="string">
            <text:p>ECM-5519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529</text:p>
          </table:table-cell>
          <table:table-cell table:style-name="ce58" office:value-type="string">
            <text:p>Check publish &amp; view node properties after restore version from Manage Version</text:p>
          </table:table-cell>
          <table:table-cell table:style-name="ce27" office:value-type="string">
            <text:p>ECM-5489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529</text:p>
          </table:table-cell>
          <table:table-cell table:style-name="ce58" office:value-type="string">
            <text:p>Check publish &amp; view node properties after restore version from Manage Publication</text:p>
          </table:table-cell>
          <table:table-cell table:style-name="ce27" office:value-type="string">
            <text:p>ECM-5489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511</text:p>
          </table:table-cell>
          <table:table-cell table:style-name="ce58" office:value-type="string">
            <text:p>Check if “Path not found” is translated into French</text:p>
          </table:table-cell>
          <table:table-cell table:style-name="ce27" office:value-type="string">
            <text:p>ECM-5486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619</text:p>
          </table:table-cell>
          <table:table-cell table:style-name="ce58" office:value-type="string">
            <text:p>Check refreshing Content Browser after deleting node</text:p>
          </table:table-cell>
          <table:table-cell table:style-name="ce27" office:value-type="string">
            <text:p>ECM-5526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619</text:p>
          </table:table-cell>
          <table:table-cell table:style-name="ce58" office:value-type="string">
            <text:p>Check refreshing Content Browser after adding node</text:p>
          </table:table-cell>
          <table:table-cell table:style-name="ce27" office:value-type="string">
            <text:p>ECM-5526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521</text:p>
          </table:table-cell>
          <table:table-cell table:style-name="ce58" office:value-type="string">
            <text:p>Check using List View in Sites Explorer</text:p>
          </table:table-cell>
          <table:table-cell table:style-name="ce27" office:value-type="string">
            <text:p>ECM-5475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553</text:p>
          </table:table-cell>
          <table:table-cell table:style-name="ce58" office:value-type="string">
            <text:p>Check showing iterator in IE</text:p>
          </table:table-cell>
          <table:table-cell table:style-name="ce27" office:value-type="string">
            <text:p>ECM-5502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7">
          <table:table-cell table:style-name="ce27" office:value-type="string">
            <text:p>REG_DMS_CCP-551</text:p>
          </table:table-cell>
          <table:table-cell table:style-name="ce58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546</text:p>
          </table:table-cell>
          <table:table-cell table:style-name="ce58" office:value-type="string">
            <text:p>Check if tag name can be 30 characters length</text:p>
          </table:table-cell>
          <table:table-cell table:style-name="ce27" office:value-type="string">
            <text:p>ECM-5517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546</text:p>
          </table:table-cell>
          <table:table-cell table:style-name="ce58" office:value-type="string">
            <text:p>Check if tag name can't be over 30 characters length</text:p>
          </table:table-cell>
          <table:table-cell table:style-name="ce27" office:value-type="string">
            <text:p>ECM-5517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">
          <table:table-cell table:style-name="ce53" table:number-columns-repeated="3"/>
          <table:table-cell table:style-name="ce64" table:number-columns-repeated="253"/>
          <table:table-cell table:style-name="ce56" table:number-columns-repeated="768"/>
        </table:table-row>
        <table:table-row table:style-name="ro1">
          <table:table-cell table:style-name="ce54"/>
          <table:table-cell table:style-name="ce53" table:number-columns-repeated="2"/>
          <table:table-cell table:style-name="ce64" table:number-columns-repeated="253"/>
          <table:table-cell table:style-name="ce56" table:number-columns-repeated="768"/>
        </table:table-row>
        <table:table-row table:style-name="ro1" table:number-rows-repeated="8">
          <table:table-cell table:style-name="ce53" table:number-columns-repeated="3"/>
          <table:table-cell table:style-name="ce64" table:number-columns-repeated="253"/>
          <table:table-cell table:style-name="ce56" table:number-columns-repeated="768"/>
        </table:table-row>
        <table:table-row table:style-name="ro1" table:number-rows-repeated="11">
          <table:table-cell table:style-name="ce55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1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2" table:default-cell-style-name="Default"/>
        <table:table-column table:style-name="co17" table:default-cell-style-name="Default"/>
        <table:table-column table:style-name="co8" table:number-columns-repeated="245" table:default-cell-style-name="Default"/>
        <table:table-row table:style-name="ro12">
          <table:table-cell/>
          <table:table-cell table:style-name="ce71" office:value-type="string">
            <text:p>TEST CASES</text:p>
          </table:table-cell>
          <table:table-cell table:style-name="ce75"/>
          <table:table-cell table:style-name="ce81" table:number-columns-repeated="2"/>
          <table:table-cell/>
          <table:table-cell table:style-name="ce81" table:number-columns-repeated="2"/>
          <table:table-cell table:style-name="ce88"/>
          <table:table-cell table:style-name="ce91"/>
          <table:table-cell/>
          <table:table-cell table:style-name="ce92" office:value-type="string">
            <text:p>Passed</text:p>
          </table:table-cell>
          <table:table-cell table:style-name="ce92" table:formula="of:=COUNTIF([.L$7:.L$988];[.$L1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22"/>
        </table:table-row>
        <table:table-row table:style-name="ro12">
          <table:table-cell/>
          <table:table-cell table:style-name="ce72"/>
          <table:table-cell table:style-name="ce76"/>
          <table:table-cell table:style-name="ce81" table:number-columns-repeated="2"/>
          <table:table-cell/>
          <table:table-cell table:style-name="ce81" table:number-columns-repeated="2"/>
          <table:table-cell table:style-name="ce88"/>
          <table:table-cell table:number-columns-repeated="2"/>
          <table:table-cell table:style-name="ce92" office:value-type="string">
            <text:p>Failed</text:p>
          </table:table-cell>
          <table:table-cell table:style-name="ce92" table:formula="of:=COUNTIF([.L$7:.L$988];[.$L2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22"/>
        </table:table-row>
        <table:table-row table:style-name="ro13">
          <table:table-cell/>
          <table:table-cell table:style-name="ce73" office:value-type="string">
            <text:p>Function List:</text:p>
          </table:table-cell>
          <table:table-cell table:style-name="ce77" office:value-type="string" table:number-columns-spanned="3" table:number-rows-spanned="1">
            <text:p>Bugs on DMS 2.5.x for regression test</text:p>
          </table:table-cell>
          <table:covered-table-cell table:style-name="ce82"/>
          <table:covered-table-cell table:style-name="ce78"/>
          <table:table-cell/>
          <table:table-cell table:style-name="ce86"/>
          <table:table-cell table:style-name="ce87"/>
          <table:table-cell table:style-name="ce89"/>
          <table:table-cell table:number-columns-repeated="2"/>
          <table:table-cell table:style-name="ce92" office:value-type="string">
            <text:p>Blocked</text:p>
          </table:table-cell>
          <table:table-cell table:style-name="ce92" table:formula="of:=COUNTIF([.L$7:.L$988];[.$L3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22"/>
        </table:table-row>
        <table:table-row table:style-name="ro14">
          <table:table-cell/>
          <table:table-cell table:style-name="ce73" office:value-type="string">
            <text:p>Total Main Cases:</text:p>
          </table:table-cell>
          <table:table-cell table:style-name="ce78" table:formula="of:=MAX([.A7:.A971])" office:value-type="float" office:value="1" table:number-columns-spanned="3" table:number-rows-spanned="1">
            <text:p>1</text:p>
          </table:table-cell>
          <table:covered-table-cell table:style-name="ce82"/>
          <table:covered-table-cell table:style-name="ce78"/>
          <table:table-cell/>
          <table:table-cell table:style-name="ce86"/>
          <table:table-cell table:style-name="ce87"/>
          <table:table-cell table:style-name="ce89"/>
          <table:table-cell table:number-columns-repeated="2"/>
          <table:table-cell table:style-name="ce93" office:value-type="string">
            <text:p>Untested</text:p>
          </table:table-cell>
          <table:table-cell table:style-name="ce92" table:formula="of:=COUNTIF([.L$7:.L$988];[.$L4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22"/>
        </table:table-row>
        <table:table-row table:style-name="ro12">
          <table:table-cell/>
          <table:table-cell table:style-name="ce74"/>
          <table:table-cell table:style-name="ce79"/>
          <table:table-cell table:style-name="ce83" table:number-columns-repeated="5"/>
          <table:table-cell table:style-name="ce90"/>
          <table:table-cell table:number-columns-repeated="2"/>
          <table:table-cell office:value-type="string">
            <text:p>N/A</text:p>
          </table:table-cell>
          <table:table-cell table:style-name="ce92" table:formula="of:=COUNTIF([.L$7:.L$988];[.$L5])" office:value-type="float" office:value="0">
            <text:p>0</text:p>
          </table:table-cell>
          <table:table-cell table:style-name="ce92" table:number-columns-repeated="2"/>
          <table:table-cell table:style-name="ce79" table:number-columns-repeated="219"/>
          <table:table-cell table:number-columns-repeated="22"/>
        </table:table-row>
        <table:table-row table:style-name="ro14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/>
          <table:table-cell table:style-name="ce95" table:number-columns-repeated="7"/>
          <table:table-cell table:style-name="ce97" table:number-columns-repeated="211"/>
          <table:table-cell table:style-name="ce90" table:number-columns-repeated="4"/>
          <table:table-cell table:style-name="ce98" table:number-columns-repeated="21"/>
          <table:table-cell/>
        </table:table-row>
        <table:table-row table:style-name="ro15">
          <table:table-cell table:style-name="ce68" office:value-type="float" office:value="1">
            <text:p>001</text:p>
          </table:table-cell>
          <table:table-cell table:style-name="ce48" office:value-type="string">
            <text:p>REG_AIO161_ECM_001</text:p>
          </table:table-cell>
          <table:table-cell table:style-name="ce80" office:value-type="float" office:value="1">
            <text:p>001</text:p>
          </table:table-cell>
          <table:table-cell table:style-name="ce84" table:formula="of:=[.B7]" office:value-type="string" office:string-value="REG_AIO161_ECM_001">
            <text:p>REG_AIO161_ECM_001</text:p>
          </table:table-cell>
          <table:table-cell table:style-name="ce85" office:value-type="string">
            <text:p>Problem with the import of the version history for a node type nt: file</text:p>
          </table:table-cell>
          <table:table-cell table:style-name="ce70" office:value-type="string">
            <text:p>Step 1: Add Admin view </text:p>
          </table:table-cell>
          <table:table-cell table:style-name="ce70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60" office:value-type="string">
            <text:p>Edit drive successfully</text:p>
          </table:table-cell>
          <table:table-cell table:style-name="ce70" office:value-type="string">
            <text:p>High</text:p>
          </table:table-cell>
          <table:table-cell table:style-name="ce60" office:value-type="string">
            <text:p>ECM-4483</text:p>
            <text:p>CCP-113</text:p>
          </table:table-cell>
          <table:table-cell/>
          <table:table-cell table:style-name="ce94"/>
          <table:table-cell table:style-name="ce96" table:number-columns-repeated="235"/>
          <table:table-cell table:style-name="ce99" table:number-columns-repeated="9"/>
        </table:table-row>
        <table:table-row table:style-name="ro16">
          <table:table-cell table:style-name="ce68"/>
          <table:table-cell table:style-name="ce48" office:value-type="string">
            <text:p>REG_AIO161_ECM_001</text:p>
          </table:table-cell>
          <table:table-cell table:style-name="ce8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4" table:formula="of:=[.B8]" office:value-type="string" office:string-value="REG_AIO161_ECM_001">
            <text:p>REG_AIO161_ECM_001</text:p>
          </table:table-cell>
          <table:table-cell table:style-name="ce57" office:value-type="string">
            <text:p>Problem with the import of the version history for a node type nt: file</text:p>
          </table:table-cell>
          <table:table-cell table:style-name="ce70" office:value-type="string">
            <text:p>Step 2: Create nt:file</text:p>
          </table:table-cell>
          <table:table-cell table:style-name="ce70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60" office:value-type="string">
            <text:p>File is created</text:p>
          </table:table-cell>
          <table:table-cell table:style-name="ce70" office:value-type="string">
            <text:p>High</text:p>
          </table:table-cell>
          <table:table-cell table:style-name="ce60" office:value-type="string">
            <text:p>ECM-4483</text:p>
            <text:p>CCP-113</text:p>
          </table:table-cell>
          <table:table-cell table:style-name="ce70"/>
          <table:table-cell table:style-name="ce94"/>
          <table:table-cell table:style-name="ce96" table:number-columns-repeated="235"/>
          <table:table-cell table:style-name="ce99" table:number-columns-repeated="9"/>
        </table:table-row>
        <table:table-row table:style-name="ro17">
          <table:table-cell table:style-name="ce69" table:formula="of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1_ECM_001</text:p>
          </table:table-cell>
          <table:table-cell table:style-name="ce80" table:formula="of:=IF(VALUE(MID([.F9];6;FIND(&quot;:&quot;;[.F9];1)-FIND(&quot; &quot;;[.F9];1)-1))&gt;VALUE(MID([.F7];6;FIND(&quot;:&quot;;[.F7];1)-FIND(&quot; &quot;;[.F7];1)-1));[.C7];[.C7]+1)" office:value-type="float" office:value="1">
            <text:p>001</text:p>
          </table:table-cell>
          <table:table-cell table:style-name="ce58" table:formula="of:=[.B9]" office:value-type="string" office:string-value="REG_AIO161_ECM_001">
            <text:p>REG_AIO161_ECM_001</text:p>
          </table:table-cell>
          <table:table-cell table:style-name="ce57" office:value-type="string">
            <text:p>Problem with the import of the version history for a node type nt: file</text:p>
          </table:table-cell>
          <table:table-cell table:style-name="ce70" office:value-type="string">
            <text:p>Step 3: Add version for added document</text:p>
          </table:table-cell>
          <table:table-cell table:style-name="ce70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70" office:value-type="string">
            <text:p>There's Version 1 as based version</text:p>
          </table:table-cell>
          <table:table-cell table:style-name="ce70" office:value-type="string">
            <text:p>High</text:p>
          </table:table-cell>
          <table:table-cell table:style-name="ce60" office:value-type="string">
            <text:p>ECM-4483</text:p>
            <text:p>CCP-113</text:p>
          </table:table-cell>
          <table:table-cell/>
          <table:table-cell table:style-name="ce94"/>
          <table:table-cell table:number-columns-repeated="244"/>
        </table:table-row>
        <table:table-row table:style-name="ro15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AIO161_ECM_001</text:p>
          </table:table-cell>
          <table:table-cell table:style-name="ce8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8" table:formula="of:=[.B10]" office:value-type="string" office:string-value="REG_AIO161_ECM_001">
            <text:p>REG_AIO161_ECM_001</text:p>
          </table:table-cell>
          <table:table-cell table:style-name="ce57" office:value-type="string">
            <text:p>Problem with the import of the version history for a node type nt: file</text:p>
          </table:table-cell>
          <table:table-cell table:style-name="ce70" office:value-type="string">
            <text:p>Step 4: Export node</text:p>
          </table:table-cell>
          <table:table-cell table:style-name="ce70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70" office:value-type="string">
            <text:p>Export action is done, 2 files are exported</text:p>
          </table:table-cell>
          <table:table-cell table:style-name="ce70" office:value-type="string">
            <text:p>High</text:p>
          </table:table-cell>
          <table:table-cell table:style-name="ce60" office:value-type="string">
            <text:p>ECM-4483</text:p>
            <text:p>CCP-113</text:p>
          </table:table-cell>
          <table:table-cell/>
          <table:table-cell table:style-name="ce94"/>
          <table:table-cell table:number-columns-repeated="244"/>
        </table:table-row>
        <table:table-row table:style-name="ro8">
          <table:table-cell table:style-name="ce6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1_ECM_001</text:p>
          </table:table-cell>
          <table:table-cell table:style-name="ce8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8" table:formula="of:=[.B11]" office:value-type="string" office:string-value="REG_AIO161_ECM_001">
            <text:p>REG_AIO161_ECM_001</text:p>
          </table:table-cell>
          <table:table-cell table:style-name="ce57" office:value-type="string">
            <text:p>Problem with the import of the version history for a node type nt: file</text:p>
          </table:table-cell>
          <table:table-cell table:style-name="ce70" office:value-type="string">
            <text:p>Step 5: Delete node</text:p>
          </table:table-cell>
          <table:table-cell table:style-name="ce70" office:value-type="string">
            <text:p>Delete added nt:File</text:p>
          </table:table-cell>
          <table:table-cell table:style-name="ce70" office:value-type="string">
            <text:p>Node is deleted</text:p>
          </table:table-cell>
          <table:table-cell table:style-name="ce70" office:value-type="string">
            <text:p>High</text:p>
          </table:table-cell>
          <table:table-cell table:style-name="ce60" office:value-type="string">
            <text:p>ECM-4483</text:p>
            <text:p>CCP-113</text:p>
          </table:table-cell>
          <table:table-cell/>
          <table:table-cell table:style-name="ce94"/>
          <table:table-cell table:number-columns-repeated="244"/>
        </table:table-row>
        <table:table-row table:style-name="ro18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1_ECM_001</text:p>
          </table:table-cell>
          <table:table-cell table:style-name="ce8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8" table:formula="of:=[.B12]" office:value-type="string" office:string-value="REG_AIO161_ECM_001">
            <text:p>REG_AIO161_ECM_001</text:p>
          </table:table-cell>
          <table:table-cell table:style-name="ce57" office:value-type="string">
            <text:p>Problem with the import of the version history for a node type nt: file</text:p>
          </table:table-cell>
          <table:table-cell table:style-name="ce70" office:value-type="string">
            <text:p>Step 6: Import node</text:p>
          </table:table-cell>
          <table:table-cell table:style-name="ce70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70" office:value-type="string">
            <text:p>Import node successfully with its version</text:p>
          </table:table-cell>
          <table:table-cell table:style-name="ce70" office:value-type="string">
            <text:p>High</text:p>
          </table:table-cell>
          <table:table-cell table:style-name="ce60" office:value-type="string">
            <text:p>ECM-4483</text:p>
            <text:p>CCP-113</text:p>
          </table:table-cell>
          <table:table-cell table:style-name="ce70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94"/>
          <table:table-cell table:number-columns-repeated="244"/>
        </table:table-row>
        <table:table-row table:style-name="ro1" table:number-rows-repeated="18">
          <table:table-cell table:style-name="ce70" table:number-columns-repeated="9"/>
          <table:table-cell table:style-name="ce60"/>
          <table:table-cell table:number-columns-repeated="246"/>
        </table:table-row>
        <table:table-row table:style-name="ro1" table:number-rows-repeated="18">
          <table:table-cell table:number-columns-repeated="8"/>
          <table:table-cell table:style-name="ce70"/>
          <table:table-cell table:style-name="ce60"/>
          <table:table-cell table:number-columns-repeated="246"/>
        </table:table-row>
        <table:table-row table:style-name="ro1" table:number-rows-repeated="31">
          <table:table-cell table:number-columns-repeated="8"/>
          <table:table-cell table:style-name="ce70"/>
          <table:table-cell table:number-columns-repeated="247"/>
        </table:table-row>
        <table:table-row table:style-name="ro1" table:number-rows-repeated="104849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5" table:style-name="ta2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3" table:number-columns-repeated="245" table:default-cell-style-name="Default"/>
        <table:table-column table:style-name="co8" table:number-columns-repeated="768" table:default-cell-style-name="Default"/>
        <table:table-row table:style-name="ro12">
          <table:table-cell/>
          <table:table-cell table:style-name="ce71" office:value-type="string">
            <text:p>TEST CASES</text:p>
          </table:table-cell>
          <table:table-cell table:style-name="ce75"/>
          <table:table-cell table:style-name="ce81" table:number-columns-repeated="2"/>
          <table:table-cell/>
          <table:table-cell table:style-name="ce81" table:number-columns-repeated="2"/>
          <table:table-cell table:style-name="ce88"/>
          <table:table-cell table:style-name="ce91"/>
          <table:table-cell/>
          <table:table-cell table:style-name="ce92" office:value-type="string">
            <text:p>Passed</text:p>
          </table:table-cell>
          <table:table-cell table:style-name="ce92" table:formula="of:=COUNTIF([.L$7:.L$878];[.$L1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790"/>
        </table:table-row>
        <table:table-row table:style-name="ro12">
          <table:table-cell/>
          <table:table-cell table:style-name="ce72"/>
          <table:table-cell table:style-name="ce76"/>
          <table:table-cell table:style-name="ce81" table:number-columns-repeated="2"/>
          <table:table-cell/>
          <table:table-cell table:style-name="ce81" table:number-columns-repeated="2"/>
          <table:table-cell table:style-name="ce88"/>
          <table:table-cell table:number-columns-repeated="2"/>
          <table:table-cell table:style-name="ce92" office:value-type="string">
            <text:p>Failed</text:p>
          </table:table-cell>
          <table:table-cell table:style-name="ce92" table:formula="of:=COUNTIF([.L$7:.L$878];[.$L2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790"/>
        </table:table-row>
        <table:table-row table:style-name="ro13">
          <table:table-cell/>
          <table:table-cell table:style-name="ce73" office:value-type="string">
            <text:p>Function List:</text:p>
          </table:table-cell>
          <table:table-cell table:style-name="ce77" office:value-type="string" table:number-columns-spanned="3" table:number-rows-spanned="1">
            <text:p>Bugs on DMS 2.5.x for regression test</text:p>
          </table:table-cell>
          <table:covered-table-cell table:style-name="ce82"/>
          <table:covered-table-cell table:style-name="ce78"/>
          <table:table-cell/>
          <table:table-cell table:style-name="ce86"/>
          <table:table-cell table:style-name="ce87"/>
          <table:table-cell table:style-name="ce89"/>
          <table:table-cell table:number-columns-repeated="2"/>
          <table:table-cell table:style-name="ce92" office:value-type="string">
            <text:p>Blocked</text:p>
          </table:table-cell>
          <table:table-cell table:style-name="ce92" table:formula="of:=COUNTIF([.L$7:.L$878];[.$L3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790"/>
        </table:table-row>
        <table:table-row table:style-name="ro12">
          <table:table-cell/>
          <table:table-cell table:style-name="ce73" office:value-type="string">
            <text:p>Total Main Cases:</text:p>
          </table:table-cell>
          <table:table-cell table:style-name="ce78" table:formula="of:=MAX([.A7:.A861])" office:value-type="float" office:value="5" table:number-columns-spanned="3" table:number-rows-spanned="1">
            <text:p>5</text:p>
          </table:table-cell>
          <table:covered-table-cell table:style-name="ce82"/>
          <table:covered-table-cell table:style-name="ce78"/>
          <table:table-cell/>
          <table:table-cell table:style-name="ce86"/>
          <table:table-cell table:style-name="ce87"/>
          <table:table-cell table:style-name="ce89"/>
          <table:table-cell table:number-columns-repeated="2"/>
          <table:table-cell table:style-name="ce93" office:value-type="string">
            <text:p>Untested</text:p>
          </table:table-cell>
          <table:table-cell table:style-name="ce92" table:formula="of:=COUNTIF([.L$7:.L$878];[.$L4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790"/>
        </table:table-row>
        <table:table-row table:style-name="ro12">
          <table:table-cell/>
          <table:table-cell table:style-name="ce74"/>
          <table:table-cell table:style-name="ce79"/>
          <table:table-cell table:style-name="ce83" table:number-columns-repeated="5"/>
          <table:table-cell table:style-name="ce90"/>
          <table:table-cell table:number-columns-repeated="2"/>
          <table:table-cell office:value-type="string">
            <text:p>N/A</text:p>
          </table:table-cell>
          <table:table-cell table:style-name="ce92" table:formula="of:=COUNTIF([.L$7:.L$878];[.$L5])" office:value-type="float" office:value="0">
            <text:p>0</text:p>
          </table:table-cell>
          <table:table-cell table:style-name="ce92" table:number-columns-repeated="2"/>
          <table:table-cell table:style-name="ce79" table:number-columns-repeated="219"/>
          <table:table-cell table:number-columns-repeated="790"/>
        </table:table-row>
        <table:table-row table:style-name="ro1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/>
          <table:table-cell table:style-name="ce95" table:number-columns-repeated="7"/>
          <table:table-cell table:style-name="ce97" table:number-columns-repeated="211"/>
          <table:table-cell table:style-name="ce90" table:number-columns-repeated="4"/>
          <table:table-cell table:style-name="ce98" table:number-columns-repeated="21"/>
          <table:table-cell table:number-columns-repeated="769"/>
        </table:table-row>
        <table:table-row table:style-name="ro19">
          <table:table-cell table:style-name="ce69" office:value-type="float" office:value="1">
            <text:p>001</text:p>
          </table:table-cell>
          <table:table-cell table:style-name="ce48" office:value-type="string">
            <text:p>REG_AIO165_ECM_001</text:p>
          </table:table-cell>
          <table:table-cell table:style-name="ce80" office:value-type="float" office:value="1">
            <text:p>001</text:p>
          </table:table-cell>
          <table:table-cell table:style-name="ce84" table:formula="of:=[.B7]" office:value-type="string" office:string-value="REG_AIO165_ECM_001">
            <text:p>REG_AIO165_ECM_001</text:p>
          </table:table-cell>
          <table:table-cell table:style-name="ce85" office:value-type="string">
            <text:p>Search by name using simple search in Site Explorer</text:p>
          </table:table-cell>
          <table:table-cell table:style-name="ce70" office:value-type="string">
            <text:p>Step 1: Create document to search</text:p>
          </table:table-cell>
          <table:table-cell table:style-name="ce70" office:value-type="string">
            <text:p>- Go to Site Explorer</text:p>
            <text:p>- Choose a drive and Create New Document.</text:p>
          </table:table-cell>
          <table:table-cell table:style-name="ce70" office:value-type="string">
            <text:p>New document is created successfully</text:p>
          </table:table-cell>
          <table:table-cell table:style-name="ce60" office:value-type="string">
            <text:p>High</text:p>
          </table:table-cell>
          <table:table-cell table:style-name="ce61" office:value-type="string">
            <text:p>ECM-5331 </text:p>
            <text:p><text:span text:style-name="T2">CCP-311</text:span></text:p>
          </table:table-cell>
          <table:table-cell table:style-name="ce168" office:value-type="string">
            <text:p>Currently return no search result when search by name using simple search</text:p>
          </table:table-cell>
          <table:table-cell table:style-name="ce94"/>
          <table:table-cell table:style-name="ce96" table:number-columns-repeated="235"/>
          <table:table-cell table:style-name="ce99" table:number-columns-repeated="9"/>
          <table:table-cell table:number-columns-repeated="768"/>
        </table:table-row>
        <table:table-row table:style-name="ro19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5_ECM_001</text:p>
          </table:table-cell>
          <table:table-cell table:style-name="ce8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4" table:formula="of:=[.B8]" office:value-type="string" office:string-value="REG_AIO165_ECM_001">
            <text:p>REG_AIO165_ECM_001</text:p>
          </table:table-cell>
          <table:table-cell table:style-name="ce70" office:value-type="string">
            <text:p>Search by name using simple search in Site Explorer</text:p>
          </table:table-cell>
          <table:table-cell table:style-name="ce70" office:value-type="string">
            <text:p>Step 2: Do searching</text:p>
          </table:table-cell>
          <table:table-cell table:style-name="ce138" office:value-type="string">
            <text:p>- In the Address bar research field, put the name of newly added document.</text:p>
            <text:p>- Click Search icon</text:p>
          </table:table-cell>
          <table:table-cell table:style-name="ce70" office:value-type="string">
            <text:p>Return new added document in the search result list</text:p>
          </table:table-cell>
          <table:table-cell table:style-name="ce60" office:value-type="string">
            <text:p>High</text:p>
          </table:table-cell>
          <table:table-cell table:style-name="ce61" office:value-type="string">
            <text:p>ECM-5331 </text:p>
            <text:p><text:span text:style-name="T2">CCP-311</text:span></text:p>
          </table:table-cell>
          <table:table-cell table:style-name="ce168"/>
          <table:table-cell table:style-name="ce94"/>
          <table:table-cell table:style-name="ce96" table:number-columns-repeated="235"/>
          <table:table-cell table:style-name="ce99" table:number-columns-repeated="9"/>
          <table:table-cell table:number-columns-repeated="768"/>
        </table:table-row>
        <table:table-row table:style-name="ro19">
          <table:table-cell table:style-name="ce69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REG_AIO165_ECM_001</text:p>
          </table:table-cell>
          <table:table-cell table:style-name="ce80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84" table:formula="of:=[.B9]" office:value-type="string" office:string-value="REG_AIO165_ECM_001">
            <text:p>REG_AIO165_ECM_001</text:p>
          </table:table-cell>
          <table:table-cell table:style-name="ce85" office:value-type="string">
            <text:p>Search by content using simple search in Site Explorer</text:p>
          </table:table-cell>
          <table:table-cell table:style-name="ce70" office:value-type="string">
            <text:p>Step 1: Create document to search</text:p>
          </table:table-cell>
          <table:table-cell table:style-name="ce70" office:value-type="string">
            <text:p>- Go to Site Explorer</text:p>
            <text:p>- Choose a drive and Create New Document.</text:p>
          </table:table-cell>
          <table:table-cell table:style-name="ce70" office:value-type="string">
            <text:p>New document is created successfully</text:p>
          </table:table-cell>
          <table:table-cell table:style-name="ce60" office:value-type="string">
            <text:p>High</text:p>
          </table:table-cell>
          <table:table-cell table:style-name="ce61" office:value-type="string">
            <text:p>ECM-5331 </text:p>
            <text:p><text:span text:style-name="T2">CCP-311</text:span></text:p>
          </table:table-cell>
          <table:table-cell table:style-name="ce168" office:value-type="string">
            <text:p>Currently return no search result when search by content using simple search</text:p>
          </table:table-cell>
          <table:table-cell table:style-name="ce94"/>
          <table:table-cell table:style-name="ce96" table:number-columns-repeated="235"/>
          <table:table-cell table:style-name="ce99" table:number-columns-repeated="9"/>
          <table:table-cell table:number-columns-repeated="768"/>
        </table:table-row>
        <table:table-row table:style-name="ro19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5_ECM_001</text:p>
          </table:table-cell>
          <table:table-cell table:style-name="ce80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84" table:formula="of:=[.B10]" office:value-type="string" office:string-value="REG_AIO165_ECM_001">
            <text:p>REG_AIO165_ECM_001</text:p>
          </table:table-cell>
          <table:table-cell table:style-name="ce70" office:value-type="string">
            <text:p>Search by content using simple search in Site Explorer</text:p>
          </table:table-cell>
          <table:table-cell table:style-name="ce70" office:value-type="string">
            <text:p>Step 2: Do searching</text:p>
          </table:table-cell>
          <table:table-cell table:style-name="ce138" office:value-type="string">
            <text:p>- In the Address bar research field, put the text in content of newly added document.</text:p>
            <text:p>- Click Search icon</text:p>
          </table:table-cell>
          <table:table-cell table:style-name="ce70" office:value-type="string">
            <text:p>Return new added document in the search result list</text:p>
          </table:table-cell>
          <table:table-cell table:style-name="ce60" office:value-type="string">
            <text:p>High</text:p>
          </table:table-cell>
          <table:table-cell table:style-name="ce61" office:value-type="string">
            <text:p>ECM-5331 </text:p>
            <text:p><text:span text:style-name="T2">CCP-311</text:span></text:p>
          </table:table-cell>
          <table:table-cell table:style-name="ce168"/>
          <table:table-cell table:style-name="ce94"/>
          <table:table-cell table:style-name="ce96" table:number-columns-repeated="235"/>
          <table:table-cell table:style-name="ce99" table:number-columns-repeated="9"/>
          <table:table-cell table:number-columns-repeated="768"/>
        </table:table-row>
        <table:table-row table:style-name="ro20">
          <table:table-cell table:style-name="ce69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8" office:value-type="string">
            <text:p>REG_AIO165_ECM_002</text:p>
          </table:table-cell>
          <table:table-cell table:style-name="ce80" office:value-type="float" office:value="1">
            <text:p>001</text:p>
          </table:table-cell>
          <table:table-cell table:style-name="ce84" table:formula="of:=[.B11]" office:value-type="string" office:string-value="REG_AIO165_ECM_002">
            <text:p>REG_AIO165_ECM_002</text:p>
          </table:table-cell>
          <table:table-cell table:style-name="ce85" office:value-type="string">
            <text:p>Check deleting taxonomy tree from Site Explorer</text:p>
          </table:table-cell>
          <table:table-cell table:style-name="ce70" office:value-type="string">
            <text:p>Step 1: Create new taxonomy tree</text:p>
          </table:table-cell>
          <table:table-cell table:style-name="ce60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7">- Click on next </text:span><text:span text:style-name="T7">to add </text:span><text:span text:style-name="T7">permission to </text:span><text:span text:style-name="T7">this </text:span><text:span text:style-name="T7">taxonomy,sel</text:span><text:span text:style-name="T7">ect any and </text:span><text:span text:style-name="T7">add all the </text:span><text:span text:style-name="T7">permissions(r</text:span><text:span text:style-name="T7">ead,remove...</text:span><text:span text:style-name="T7">)</text:span></text:p>
            <text:p><text:span text:style-name="T7">- Click on </text:span><text:span text:style-name="T7">save and then </text:span><text:span text:style-name="T7">next to add an </text:span><text:span text:style-name="T7">action to a </text:span><text:span text:style-name="T7">taxonomy(typ</text:span><text:span text:style-name="T7">e the name </text:span><text:span text:style-name="T7">and select </text:span><text:span text:style-name="T7">collaboration </text:span><text:span text:style-name="T7">as Target </text:span><text:span text:style-name="T7">workspace </text:span><text:span text:style-name="T7">and /sites </text:span><text:span text:style-name="T7">content/live/a</text:span><text:span text:style-name="T7">cme/categorie</text:span><text:span text:style-name="T7">s as Target </text:span><text:span text:style-name="T7">path) and </text:span><text:span text:style-name="T7">then click on </text:span><text:span text:style-name="T7">save.</text:span></text:p>
          </table:table-cell>
          <table:table-cell table:style-name="ce60" office:value-type="string">
            <text:p>Create new taxonomy tree successfully</text:p>
          </table:table-cell>
          <table:table-cell table:style-name="ce60" office:value-type="string">
            <text:p>High</text:p>
          </table:table-cell>
          <table:table-cell table:style-name="ce60" office:value-type="string">
            <text:p>ECM-5409 </text:p>
            <text:p><text:span text:style-name="T8">CCP-331</text:span></text:p>
          </table:table-cell>
          <table:table-cell/>
          <table:table-cell table:style-name="ce94"/>
          <table:table-cell table:style-name="ce171" table:number-columns-repeated="235"/>
          <table:table-cell table:style-name="ce99" table:number-columns-repeated="9"/>
          <table:table-cell table:number-columns-repeated="768"/>
        </table:table-row>
        <table:table-row table:style-name="ro16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AIO165_ECM_002</text:p>
          </table:table-cell>
          <table:table-cell table:style-name="ce8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4" table:formula="of:=[.B12]" office:value-type="string" office:string-value="REG_AIO165_ECM_002">
            <text:p>REG_AIO165_ECM_002</text:p>
          </table:table-cell>
          <table:table-cell table:style-name="ce57" office:value-type="string">
            <text:p>Check deleting taxonomy tree from Site Explorer</text:p>
          </table:table-cell>
          <table:table-cell table:style-name="ce70" office:value-type="string">
            <text:p>Step 2: Delete category</text:p>
          </table:table-cell>
          <table:table-cell table:style-name="ce139" office:value-type="string">
            <text:p>Go to site explorer and select sites management, under /acme/categories you will find the created category, try to delete this category</text:p>
          </table:table-cell>
          <table:table-cell table:style-name="ce60" office:value-type="string">
            <text:p>The category is deleted</text:p>
          </table:table-cell>
          <table:table-cell table:style-name="ce60" office:value-type="string">
            <text:p>High</text:p>
          </table:table-cell>
          <table:table-cell table:style-name="ce60" office:value-type="string">
            <text:p>ECM-5409 </text:p>
            <text:p><text:span text:style-name="T8">CCP-331</text:span></text:p>
          </table:table-cell>
          <table:table-cell table:style-name="ce94" office:value-type="string">
            <text:p>a message Box appears and we got an AccessDeniedException .</text:p>
          </table:table-cell>
          <table:table-cell table:style-name="ce94"/>
          <table:table-cell table:style-name="ce171" table:number-columns-repeated="235"/>
          <table:table-cell table:style-name="ce99" table:number-columns-repeated="9"/>
          <table:table-cell table:number-columns-repeated="768"/>
        </table:table-row>
        <table:table-row table:style-name="ro19">
          <table:table-cell table:style-name="ce69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48" office:value-type="string">
            <text:p>REG_AIO165_ECM_003</text:p>
          </table:table-cell>
          <table:table-cell table:style-name="ce80" office:value-type="float" office:value="1">
            <text:p>001</text:p>
          </table:table-cell>
          <table:table-cell table:style-name="ce84" table:formula="of:=[.B13]" office:value-type="string" office:string-value="REG_AIO165_ECM_003">
            <text:p>REG_AIO165_ECM_003</text:p>
          </table:table-cell>
          <table:table-cell table:style-name="ce85" office:value-type="string">
            <text:p>Check if The day of the month in the calendar pop-up is translated to French</text:p>
          </table:table-cell>
          <table:table-cell table:style-name="ce132" office:value-type="string">
            <text:p>Step 1: Change language</text:p>
          </table:table-cell>
          <table:table-cell table:style-name="ce132" office:value-type="string">
            <text:p>Go to Language Setting &amp; select French to display</text:p>
          </table:table-cell>
          <table:table-cell table:style-name="ce147" office:value-type="string">
            <text:p>The site is displayed in French</text:p>
          </table:table-cell>
          <table:table-cell table:style-name="ce60" office:value-type="string">
            <text:p>High</text:p>
          </table:table-cell>
          <table:table-cell table:style-name="ce62" office:value-type="string">
            <text:p>ECM-5382</text:p>
            <text:p>Portal-3767</text:p>
            <text:p><text:span text:style-name="T9">CCP-393</text:span></text:p>
          </table:table-cell>
          <table:table-cell table:style-name="ce169"/>
          <table:table-cell table:style-name="ce94"/>
          <table:table-cell table:style-name="ce62" table:number-columns-repeated="235"/>
          <table:table-cell table:style-name="ce100" table:number-columns-repeated="9"/>
          <table:table-cell table:style-name="ce173" table:number-columns-repeated="768"/>
        </table:table-row>
        <table:table-row table:style-name="ro16">
          <table:table-cell table:style-name="ce6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5_ECM_003</text:p>
          </table:table-cell>
          <table:table-cell table:style-name="ce80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4" table:formula="of:=[.B14]" office:value-type="string" office:string-value="REG_AIO165_ECM_003">
            <text:p>REG_AIO165_ECM_003</text:p>
          </table:table-cell>
          <table:table-cell table:style-name="ce70" office:value-type="string">
            <text:p>Check if The day of the month in the calendar pop-up is translated to French</text:p>
          </table:table-cell>
          <table:table-cell table:style-name="ce132" office:value-type="string">
            <text:p>Step 2: Check showing calendar popup in Site Explorer</text:p>
          </table:table-cell>
          <table:table-cell table:style-name="ce132" office:value-type="string">
            <text:p>- Go to Site Explorer --&gt; Add document</text:p>
            <text:p>- Choose template that contains calendar popup (Sample node, Podcast)</text:p>
          </table:table-cell>
          <table:table-cell table:style-name="ce132" office:value-type="string">
            <text:p>- The day of the month in the calendar pop-up is well translated to French</text:p>
            <text:p>- The week is start by Sunday</text:p>
          </table:table-cell>
          <table:table-cell table:style-name="ce60" office:value-type="string">
            <text:p>High</text:p>
          </table:table-cell>
          <table:table-cell table:style-name="ce62" office:value-type="string">
            <text:p>ECM-5382</text:p>
            <text:p>Portal-3767</text:p>
            <text:p><text:span text:style-name="T9">CCP-393</text:span></text:p>
          </table:table-cell>
          <table:table-cell table:style-name="ce169"/>
          <table:table-cell table:style-name="ce94"/>
          <table:table-cell table:style-name="ce62" table:number-columns-repeated="235"/>
          <table:table-cell table:style-name="ce100" table:number-columns-repeated="9"/>
          <table:table-cell table:style-name="ce173" table:number-columns-repeated="768"/>
        </table:table-row>
        <table:table-row table:style-name="ro8">
          <table:table-cell table:style-name="ce69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27" office:value-type="string">
            <text:p>REG_AIO165_ECM_003</text:p>
          </table:table-cell>
          <table:table-cell table:style-name="ce80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4" table:formula="of:=[.B15]" office:value-type="string" office:string-value="REG_AIO165_ECM_003">
            <text:p>REG_AIO165_ECM_003</text:p>
          </table:table-cell>
          <table:table-cell table:style-name="ce85" office:value-type="string">
            <text:p>Check the label of content-publishing validation form in French</text:p>
          </table:table-cell>
          <table:table-cell table:style-name="ce132" office:value-type="string">
            <text:p>Step 1: Create document</text:p>
          </table:table-cell>
          <table:table-cell table:style-name="ce132" office:value-type="string">
            <text:p>- Go to Site Explorer → Site Management</text:p>
            <text:p>- Select 1 folder &amp; add document</text:p>
          </table:table-cell>
          <table:table-cell table:style-name="ce147" office:value-type="string">
            <text:p>Create new document successfully</text:p>
          </table:table-cell>
          <table:table-cell table:style-name="ce60" office:value-type="string">
            <text:p>High</text:p>
          </table:table-cell>
          <table:table-cell table:style-name="ce62" office:value-type="string">
            <text:p>WF-85</text:p>
            <text:p><text:span text:style-name="T9">CCP-393</text:span></text:p>
          </table:table-cell>
          <table:table-cell/>
          <table:table-cell table:style-name="ce94"/>
          <table:table-cell table:style-name="ce62" table:number-columns-repeated="235"/>
          <table:table-cell table:style-name="ce100" table:number-columns-repeated="9"/>
          <table:table-cell table:style-name="ce173" table:number-columns-repeated="768"/>
        </table:table-row>
        <table:table-row table:style-name="ro15">
          <table:table-cell table:style-name="ce6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5_ECM_003</text:p>
          </table:table-cell>
          <table:table-cell table:style-name="ce80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4" table:formula="of:=[.B16]" office:value-type="string" office:string-value="REG_AIO165_ECM_003">
            <text:p>REG_AIO165_ECM_003</text:p>
          </table:table-cell>
          <table:table-cell table:style-name="ce57" office:value-type="string">
            <text:p>Check the label of content-publishing validation form in French</text:p>
          </table:table-cell>
          <table:table-cell table:style-name="ce132" office:value-type="string">
            <text:p>Step 2: Add action on document</text:p>
          </table:table-cell>
          <table:table-cell table:style-name="ce132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132" office:value-type="string">
            <text:p>Create new action successfully</text:p>
          </table:table-cell>
          <table:table-cell table:style-name="ce60" office:value-type="string">
            <text:p>High</text:p>
          </table:table-cell>
          <table:table-cell table:style-name="ce62" office:value-type="string">
            <text:p>WF-85</text:p>
            <text:p><text:span text:style-name="T9">CCP-393</text:span></text:p>
          </table:table-cell>
          <table:table-cell table:style-name="ce169"/>
          <table:table-cell table:style-name="ce94"/>
          <table:table-cell table:style-name="ce62" table:number-columns-repeated="235"/>
          <table:table-cell table:style-name="ce100" table:number-columns-repeated="9"/>
          <table:table-cell table:style-name="ce173" table:number-columns-repeated="768"/>
        </table:table-row>
        <table:table-row table:style-name="ro8">
          <table:table-cell table:style-name="ce6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5_ECM_003</text:p>
          </table:table-cell>
          <table:table-cell table:style-name="ce80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84" table:formula="of:=[.B17]" office:value-type="string" office:string-value="REG_AIO165_ECM_003">
            <text:p>REG_AIO165_ECM_003</text:p>
          </table:table-cell>
          <table:table-cell table:style-name="ce57" office:value-type="string">
            <text:p>Check the label of content-publishing validation form in French</text:p>
          </table:table-cell>
          <table:table-cell table:style-name="ce132" office:value-type="string">
            <text:p>Step 3: Execute action</text:p>
          </table:table-cell>
          <table:table-cell table:style-name="ce132" office:value-type="string">
            <text:p>Right click on above document &amp; select the name of has just been added action</text:p>
          </table:table-cell>
          <table:table-cell table:style-name="ce147" office:value-type="string">
            <text:p>The action on document is done</text:p>
          </table:table-cell>
          <table:table-cell table:style-name="ce60" office:value-type="string">
            <text:p>High</text:p>
          </table:table-cell>
          <table:table-cell table:style-name="ce62" office:value-type="string">
            <text:p>WF-85</text:p>
            <text:p><text:span text:style-name="T9">CCP-393</text:span></text:p>
          </table:table-cell>
          <table:table-cell table:style-name="ce169"/>
          <table:table-cell table:style-name="ce94"/>
          <table:table-cell table:style-name="ce62" table:number-columns-repeated="235"/>
          <table:table-cell table:style-name="ce100" table:number-columns-repeated="9"/>
          <table:table-cell table:style-name="ce173" table:number-columns-repeated="768"/>
        </table:table-row>
        <table:table-row table:style-name="ro15">
          <table:table-cell table:style-name="ce6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AIO165_ECM_003</text:p>
          </table:table-cell>
          <table:table-cell table:style-name="ce80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84" table:formula="of:=[.B18]" office:value-type="string" office:string-value="REG_AIO165_ECM_003">
            <text:p>REG_AIO165_ECM_003</text:p>
          </table:table-cell>
          <table:table-cell table:style-name="ce57" office:value-type="string">
            <text:p>Check the label of content-publishing validation form in French</text:p>
          </table:table-cell>
          <table:table-cell table:style-name="ce132" office:value-type="string">
            <text:p>Step 4: Manage action</text:p>
          </table:table-cell>
          <table:table-cell table:style-name="ce132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132" office:value-type="string">
            <text:p>The Task Manager form is shown, all labels are well translated in French</text:p>
          </table:table-cell>
          <table:table-cell table:style-name="ce60" office:value-type="string">
            <text:p>High</text:p>
          </table:table-cell>
          <table:table-cell table:style-name="ce62" office:value-type="string">
            <text:p>WF-85</text:p>
            <text:p><text:span text:style-name="T9">CCP-393</text:span></text:p>
          </table:table-cell>
          <table:table-cell table:style-name="ce169" office:value-type="string">
            <text:p>There're some errors in label in form in French</text:p>
          </table:table-cell>
          <table:table-cell table:style-name="ce94"/>
          <table:table-cell table:style-name="ce62" table:number-columns-repeated="235"/>
          <table:table-cell table:style-name="ce100" table:number-columns-repeated="9"/>
          <table:table-cell table:style-name="ce173" table:number-columns-repeated="768"/>
        </table:table-row>
        <table:table-row table:style-name="ro1">
          <table:table-cell table:style-name="ce100" table:number-columns-repeated="2"/>
          <table:table-cell table:style-name="ce80"/>
          <table:table-cell table:style-name="ce100" table:number-columns-repeated="5"/>
          <table:table-cell table:style-name="ce60"/>
          <table:table-cell table:style-name="ce100" table:number-columns-repeated="247"/>
          <table:table-cell table:style-name="ce173" table:number-columns-repeated="768"/>
        </table:table-row>
        <table:table-row table:style-name="ro1" table:number-rows-repeated="36">
          <table:table-cell table:style-name="ce100" table:number-columns-repeated="8"/>
          <table:table-cell table:style-name="ce60"/>
          <table:table-cell table:style-name="ce100" table:number-columns-repeated="247"/>
          <table:table-cell table:style-name="ce173" table:number-columns-repeated="768"/>
        </table:table-row>
        <table:table-row table:style-name="ro1">
          <table:table-cell table:style-name="ce101"/>
          <table:table-cell table:style-name="ce102"/>
          <table:table-cell table:style-name="ce106"/>
          <table:table-cell table:style-name="ce107"/>
          <table:table-cell table:style-name="ce110"/>
          <table:table-cell table:style-name="ce133"/>
          <table:table-cell table:style-name="ce134"/>
          <table:table-cell table:style-name="ce148"/>
          <table:table-cell table:style-name="ce60"/>
          <table:table-cell table:style-name="ce152" table:number-columns-repeated="222"/>
          <table:table-cell table:style-name="ce79" table:number-columns-repeated="3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2"/>
          <table:table-cell table:style-name="ce106"/>
          <table:table-cell table:style-name="ce107"/>
          <table:table-cell table:style-name="ce111"/>
          <table:table-cell table:style-name="ce133"/>
          <table:table-cell table:style-name="ce140"/>
          <table:table-cell table:style-name="ce148"/>
          <table:table-cell table:style-name="ce60"/>
          <table:table-cell table:style-name="ce152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2"/>
          <table:table-cell table:style-name="ce106"/>
          <table:table-cell table:style-name="ce107"/>
          <table:table-cell table:style-name="ce110"/>
          <table:table-cell table:style-name="ce133"/>
          <table:table-cell table:style-name="ce134"/>
          <table:table-cell table:style-name="ce148"/>
          <table:table-cell table:style-name="ce60"/>
          <table:table-cell table:style-name="ce152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2"/>
          <table:table-cell table:style-name="ce106"/>
          <table:table-cell table:style-name="ce107"/>
          <table:table-cell table:style-name="ce111"/>
          <table:table-cell table:style-name="ce133"/>
          <table:table-cell table:style-name="ce129"/>
          <table:table-cell table:style-name="ce148"/>
          <table:table-cell table:style-name="ce60"/>
          <table:table-cell table:style-name="ce152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2"/>
          <table:table-cell table:style-name="ce106"/>
          <table:table-cell table:style-name="ce107"/>
          <table:table-cell table:style-name="ce111"/>
          <table:table-cell table:style-name="ce133"/>
          <table:table-cell table:style-name="ce140"/>
          <table:table-cell table:style-name="ce137"/>
          <table:table-cell table:style-name="ce60"/>
          <table:table-cell table:style-name="ce152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2"/>
          <table:table-cell table:style-name="ce106"/>
          <table:table-cell table:style-name="ce107"/>
          <table:table-cell table:style-name="ce112"/>
          <table:table-cell table:style-name="ce134" table:number-columns-repeated="2"/>
          <table:table-cell table:style-name="ce137"/>
          <table:table-cell table:style-name="ce60"/>
          <table:table-cell table:style-name="ce153" table:number-columns-repeated="4"/>
          <table:table-cell table:style-name="ce155" table:number-columns-repeated="218"/>
          <table:table-cell table:style-name="ce161" table:number-columns-repeated="3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2"/>
          <table:table-cell table:style-name="ce106"/>
          <table:table-cell table:style-name="ce107"/>
          <table:table-cell table:style-name="ce113"/>
          <table:table-cell table:style-name="ce134"/>
          <table:table-cell table:style-name="ce129"/>
          <table:table-cell table:style-name="ce137"/>
          <table:table-cell table:style-name="ce60"/>
          <table:table-cell table:style-name="ce153" table:number-columns-repeated="4"/>
          <table:table-cell table:style-name="ce155" table:number-columns-repeated="218"/>
          <table:table-cell table:style-name="ce161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2"/>
          <table:table-cell table:style-name="ce106"/>
          <table:table-cell table:style-name="ce107"/>
          <table:table-cell table:style-name="ce114"/>
          <table:table-cell table:style-name="ce134"/>
          <table:table-cell table:style-name="ce129"/>
          <table:table-cell table:style-name="ce137"/>
          <table:table-cell table:style-name="ce60"/>
          <table:table-cell table:style-name="ce153" table:number-columns-repeated="4"/>
          <table:table-cell table:style-name="ce155" table:number-columns-repeated="218"/>
          <table:table-cell table:style-name="ce161" table:number-columns-repeated="3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2"/>
          <table:table-cell table:style-name="ce106"/>
          <table:table-cell table:style-name="ce107"/>
          <table:table-cell table:style-name="ce115"/>
          <table:table-cell table:style-name="ce134"/>
          <table:table-cell table:style-name="ce129"/>
          <table:table-cell table:style-name="ce137"/>
          <table:table-cell table:style-name="ce150"/>
          <table:table-cell table:style-name="ce153" table:number-columns-repeated="4"/>
          <table:table-cell table:style-name="ce155" table:number-columns-repeated="218"/>
          <table:table-cell table:style-name="ce161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2"/>
          <table:table-cell table:style-name="ce106"/>
          <table:table-cell table:style-name="ce107"/>
          <table:table-cell table:style-name="ce114"/>
          <table:table-cell table:style-name="ce134"/>
          <table:table-cell table:style-name="ce129"/>
          <table:table-cell table:style-name="ce137"/>
          <table:table-cell table:style-name="ce150"/>
          <table:table-cell table:style-name="ce153" table:number-columns-repeated="4"/>
          <table:table-cell table:style-name="ce155" table:number-columns-repeated="218"/>
          <table:table-cell table:style-name="ce161" table:number-columns-repeated="3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2"/>
          <table:table-cell table:style-name="ce106"/>
          <table:table-cell table:style-name="ce107"/>
          <table:table-cell table:style-name="ce115"/>
          <table:table-cell table:style-name="ce134"/>
          <table:table-cell table:style-name="ce129"/>
          <table:table-cell table:style-name="ce137"/>
          <table:table-cell table:style-name="ce150"/>
          <table:table-cell table:style-name="ce153" table:number-columns-repeated="4"/>
          <table:table-cell table:style-name="ce155" table:number-columns-repeated="218"/>
          <table:table-cell table:style-name="ce161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7"/>
          <table:table-cell table:style-name="ce116"/>
          <table:table-cell table:style-name="ce134"/>
          <table:table-cell table:style-name="ce129"/>
          <table:table-cell table:style-name="ce137"/>
          <table:table-cell table:style-name="ce150"/>
          <table:table-cell table:style-name="ce154" table:number-columns-repeated="222"/>
          <table:table-cell table:style-name="ce79" table:number-columns-repeated="3"/>
          <table:table-cell table:number-columns-repeated="790"/>
        </table:table-row>
        <table:table-row table:style-name="ro1" table:number-rows-repeated="3">
          <table:table-cell table:style-name="ce101"/>
          <table:table-cell table:style-name="ce103"/>
          <table:table-cell table:style-name="ce106"/>
          <table:table-cell table:style-name="ce107"/>
          <table:table-cell table:style-name="ce117"/>
          <table:table-cell table:style-name="ce134"/>
          <table:table-cell table:style-name="ce117"/>
          <table:table-cell table:style-name="ce137"/>
          <table:table-cell table:style-name="ce150"/>
          <table:table-cell table:style-name="ce154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7"/>
          <table:table-cell table:style-name="ce118"/>
          <table:table-cell table:style-name="ce135"/>
          <table:table-cell table:style-name="ce141"/>
          <table:table-cell table:style-name="ce124"/>
          <table:table-cell table:style-name="ce150"/>
          <table:table-cell table:style-name="ce152" table:number-columns-repeated="224"/>
          <table:table-cell table:style-name="ce79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3"/>
          <table:table-cell table:style-name="ce106"/>
          <table:table-cell table:style-name="ce107"/>
          <table:table-cell table:style-name="ce119"/>
          <table:table-cell table:style-name="ce135"/>
          <table:table-cell table:style-name="ce142"/>
          <table:table-cell table:style-name="ce124"/>
          <table:table-cell table:style-name="ce150"/>
          <table:table-cell table:style-name="ce152" table:number-columns-repeated="224"/>
          <table:table-cell table:style-name="ce79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7"/>
          <table:table-cell table:style-name="ce119"/>
          <table:table-cell table:style-name="ce135"/>
          <table:table-cell table:style-name="ce143"/>
          <table:table-cell table:style-name="ce124"/>
          <table:table-cell table:style-name="ce150"/>
          <table:table-cell table:style-name="ce152" table:number-columns-repeated="224"/>
          <table:table-cell table:style-name="ce79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1"/>
          <table:table-cell table:style-name="ce107"/>
          <table:table-cell table:style-name="ce116"/>
          <table:table-cell table:style-name="ce134"/>
          <table:table-cell table:style-name="ce129"/>
          <table:table-cell table:style-name="ce137"/>
          <table:table-cell table:style-name="ce150"/>
          <table:table-cell table:style-name="ce152" table:number-columns-repeated="224"/>
          <table:table-cell table:style-name="ce79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3"/>
          <table:table-cell table:style-name="ce106"/>
          <table:table-cell table:style-name="ce107"/>
          <table:table-cell table:style-name="ce120"/>
          <table:table-cell table:style-name="ce134"/>
          <table:table-cell table:style-name="ce117"/>
          <table:table-cell table:style-name="ce137"/>
          <table:table-cell table:style-name="ce150"/>
          <table:table-cell table:style-name="ce152" table:number-columns-repeated="224"/>
          <table:table-cell table:style-name="ce79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7"/>
          <table:table-cell table:style-name="ce120"/>
          <table:table-cell table:style-name="ce134"/>
          <table:table-cell table:style-name="ce117"/>
          <table:table-cell table:style-name="ce137"/>
          <table:table-cell table:style-name="ce150"/>
          <table:table-cell table:style-name="ce154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7"/>
          <table:table-cell table:style-name="ce116"/>
          <table:table-cell table:style-name="ce134"/>
          <table:table-cell table:style-name="ce129"/>
          <table:table-cell table:style-name="ce137"/>
          <table:table-cell table:style-name="ce150"/>
          <table:table-cell table:style-name="ce154" table:number-columns-repeated="222"/>
          <table:table-cell table:style-name="ce79" table:number-columns-repeated="3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3"/>
          <table:table-cell table:style-name="ce106"/>
          <table:table-cell table:style-name="ce107"/>
          <table:table-cell table:style-name="ce120"/>
          <table:table-cell table:style-name="ce134"/>
          <table:table-cell table:style-name="ce117"/>
          <table:table-cell table:style-name="ce137"/>
          <table:table-cell table:style-name="ce150"/>
          <table:table-cell table:style-name="ce154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7"/>
          <table:table-cell table:style-name="ce116"/>
          <table:table-cell table:style-name="ce134"/>
          <table:table-cell table:style-name="ce129"/>
          <table:table-cell table:style-name="ce137"/>
          <table:table-cell table:style-name="ce150"/>
          <table:table-cell table:style-name="ce152" table:number-columns-repeated="224"/>
          <table:table-cell table:style-name="ce79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3"/>
          <table:table-cell table:style-name="ce106"/>
          <table:table-cell table:style-name="ce107"/>
          <table:table-cell table:style-name="ce120"/>
          <table:table-cell table:style-name="ce134"/>
          <table:table-cell table:style-name="ce117"/>
          <table:table-cell table:style-name="ce137"/>
          <table:table-cell table:style-name="ce150"/>
          <table:table-cell table:style-name="ce152" table:number-columns-repeated="224"/>
          <table:table-cell table:style-name="ce79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7"/>
          <table:table-cell table:style-name="ce120"/>
          <table:table-cell table:style-name="ce134"/>
          <table:table-cell table:style-name="ce117"/>
          <table:table-cell table:style-name="ce137"/>
          <table:table-cell table:style-name="ce150"/>
          <table:table-cell table:style-name="ce154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2"/>
          <table:table-cell table:style-name="ce106"/>
          <table:table-cell table:style-name="ce107"/>
          <table:table-cell table:style-name="ce114"/>
          <table:table-cell table:style-name="ce134"/>
          <table:table-cell table:style-name="ce129"/>
          <table:table-cell table:style-name="ce137"/>
          <table:table-cell table:style-name="ce150"/>
          <table:table-cell table:style-name="ce153" table:number-columns-repeated="2"/>
          <table:table-cell table:style-name="ce154" table:number-columns-repeated="220"/>
          <table:table-cell table:style-name="ce79" table:number-columns-repeated="3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2"/>
          <table:table-cell table:style-name="ce106"/>
          <table:table-cell table:style-name="ce107"/>
          <table:table-cell table:style-name="ce115"/>
          <table:table-cell table:style-name="ce134"/>
          <table:table-cell table:style-name="ce129"/>
          <table:table-cell table:style-name="ce137"/>
          <table:table-cell table:style-name="ce150"/>
          <table:table-cell table:style-name="ce153" table:number-columns-repeated="2"/>
          <table:table-cell table:style-name="ce154" table:number-columns-repeated="220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7"/>
          <table:table-cell table:style-name="ce116"/>
          <table:table-cell table:style-name="ce134"/>
          <table:table-cell table:style-name="ce129"/>
          <table:table-cell table:style-name="ce137"/>
          <table:table-cell table:style-name="ce150"/>
          <table:table-cell table:style-name="ce155" table:number-columns-repeated="222"/>
          <table:table-cell table:style-name="ce161" table:number-columns-repeated="3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3"/>
          <table:table-cell table:style-name="ce106"/>
          <table:table-cell table:style-name="ce107"/>
          <table:table-cell table:style-name="ce120"/>
          <table:table-cell table:style-name="ce134"/>
          <table:table-cell table:style-name="ce117"/>
          <table:table-cell table:style-name="ce137"/>
          <table:table-cell table:style-name="ce150"/>
          <table:table-cell table:style-name="ce155" table:number-columns-repeated="222"/>
          <table:table-cell table:style-name="ce161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7"/>
          <table:table-cell table:style-name="ce120"/>
          <table:table-cell table:style-name="ce134"/>
          <table:table-cell table:style-name="ce117"/>
          <table:table-cell table:style-name="ce137"/>
          <table:table-cell table:style-name="ce150"/>
          <table:table-cell table:style-name="ce154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7"/>
          <table:table-cell table:style-name="ce118"/>
          <table:table-cell table:style-name="ce119"/>
          <table:table-cell table:style-name="ce144"/>
          <table:table-cell table:style-name="ce124"/>
          <table:table-cell table:style-name="ce150"/>
          <table:table-cell table:style-name="ce156" table:number-columns-repeated="222"/>
          <table:table-cell table:style-name="ce161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7"/>
          <table:table-cell table:style-name="ce119" table:number-columns-repeated="2"/>
          <table:table-cell table:style-name="ce144"/>
          <table:table-cell table:style-name="ce124"/>
          <table:table-cell table:style-name="ce150"/>
          <table:table-cell table:style-name="ce156" table:number-columns-repeated="222"/>
          <table:table-cell table:style-name="ce161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7"/>
          <table:table-cell table:style-name="ce118"/>
          <table:table-cell table:style-name="ce119"/>
          <table:table-cell table:style-name="ce145"/>
          <table:table-cell table:style-name="ce124"/>
          <table:table-cell table:style-name="ce150"/>
          <table:table-cell table:style-name="ce157" table:number-columns-repeated="222"/>
          <table:table-cell table:style-name="ce79" table:number-columns-repeated="3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3"/>
          <table:table-cell table:style-name="ce106"/>
          <table:table-cell table:style-name="ce107"/>
          <table:table-cell table:style-name="ce119" table:number-columns-repeated="2"/>
          <table:table-cell table:style-name="ce144"/>
          <table:table-cell table:style-name="ce124"/>
          <table:table-cell table:style-name="ce150"/>
          <table:table-cell table:style-name="ce157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7"/>
          <table:table-cell table:style-name="ce119" table:number-columns-repeated="3"/>
          <table:table-cell table:style-name="ce124"/>
          <table:table-cell table:style-name="ce150"/>
          <table:table-cell table:style-name="ce157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2"/>
          <table:table-cell table:style-name="ce106"/>
          <table:table-cell table:style-name="ce107"/>
          <table:table-cell table:style-name="ce121"/>
          <table:table-cell table:style-name="ce122"/>
          <table:table-cell table:style-name="ce145"/>
          <table:table-cell table:style-name="ce124"/>
          <table:table-cell table:style-name="ce150"/>
          <table:table-cell table:style-name="ce157" table:number-columns-repeated="222"/>
          <table:table-cell table:style-name="ce79" table:number-columns-repeated="3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2"/>
          <table:table-cell table:style-name="ce106"/>
          <table:table-cell table:style-name="ce107"/>
          <table:table-cell table:style-name="ce122" table:number-columns-repeated="2"/>
          <table:table-cell table:style-name="ce146"/>
          <table:table-cell table:style-name="ce124"/>
          <table:table-cell table:style-name="ce150"/>
          <table:table-cell table:style-name="ce157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1"/>
          <table:table-cell table:style-name="ce107"/>
          <table:table-cell table:style-name="ce116"/>
          <table:table-cell table:style-name="ce134"/>
          <table:table-cell table:style-name="ce129"/>
          <table:table-cell table:style-name="ce137"/>
          <table:table-cell table:style-name="ce150"/>
          <table:table-cell table:style-name="ce154" table:number-columns-repeated="222"/>
          <table:table-cell table:style-name="ce79" table:number-columns-repeated="3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3"/>
          <table:table-cell table:style-name="ce106"/>
          <table:table-cell table:style-name="ce107"/>
          <table:table-cell table:style-name="ce117"/>
          <table:table-cell table:style-name="ce134"/>
          <table:table-cell table:style-name="ce117"/>
          <table:table-cell table:style-name="ce137"/>
          <table:table-cell table:style-name="ce150"/>
          <table:table-cell table:style-name="ce154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2"/>
          <table:table-cell table:style-name="ce106"/>
          <table:table-cell table:style-name="ce108"/>
          <table:table-cell table:style-name="ce123"/>
          <table:table-cell table:style-name="ce134"/>
          <table:table-cell table:style-name="ce129"/>
          <table:table-cell table:style-name="ce137"/>
          <table:table-cell table:style-name="ce150"/>
          <table:table-cell table:style-name="ce158" table:number-columns-repeated="3"/>
          <table:table-cell table:style-name="ce159" table:number-columns-repeated="219"/>
          <table:table-cell table:style-name="ce79" table:number-columns-repeated="3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2"/>
          <table:table-cell table:style-name="ce106"/>
          <table:table-cell table:style-name="ce108"/>
          <table:table-cell table:style-name="ce124" table:number-columns-repeated="3"/>
          <table:table-cell table:style-name="ce126"/>
          <table:table-cell table:style-name="ce150"/>
          <table:table-cell table:style-name="ce158" table:number-columns-repeated="3"/>
          <table:table-cell table:style-name="ce159" table:number-columns-repeated="219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8"/>
          <table:table-cell table:style-name="ce125"/>
          <table:table-cell table:style-name="ce136"/>
          <table:table-cell table:style-name="ce117"/>
          <table:table-cell table:style-name="ce149"/>
          <table:table-cell table:style-name="ce150"/>
          <table:table-cell table:style-name="ce159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8"/>
          <table:table-cell table:style-name="ce126" table:number-columns-repeated="3"/>
          <table:table-cell table:style-name="ce124"/>
          <table:table-cell table:style-name="ce150"/>
          <table:table-cell table:style-name="ce160" table:number-columns-repeated="222"/>
          <table:table-cell table:style-name="ce161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8"/>
          <table:table-cell table:style-name="ce123"/>
          <table:table-cell table:style-name="ce124"/>
          <table:table-cell table:style-name="ce117"/>
          <table:table-cell table:style-name="ce137"/>
          <table:table-cell table:style-name="ce150"/>
          <table:table-cell table:style-name="ce160" table:number-columns-repeated="222"/>
          <table:table-cell table:style-name="ce161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8"/>
          <table:table-cell table:style-name="ce124" table:number-columns-repeated="4"/>
          <table:table-cell table:style-name="ce150"/>
          <table:table-cell table:style-name="ce160" table:number-columns-repeated="222"/>
          <table:table-cell table:style-name="ce161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8"/>
          <table:table-cell table:style-name="ce123"/>
          <table:table-cell table:style-name="ce124"/>
          <table:table-cell table:style-name="ce117"/>
          <table:table-cell table:style-name="ce137"/>
          <table:table-cell table:style-name="ce150"/>
          <table:table-cell table:style-name="ce161" table:number-columns-repeated="225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8"/>
          <table:table-cell table:style-name="ce124" table:number-columns-repeated="4"/>
          <table:table-cell table:style-name="ce150"/>
          <table:table-cell table:style-name="ce161" table:number-columns-repeated="225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8"/>
          <table:table-cell table:style-name="ce124" table:number-columns-repeated="4"/>
          <table:table-cell table:style-name="ce150"/>
          <table:table-cell table:style-name="ce162" table:number-columns-repeated="225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8"/>
          <table:table-cell table:style-name="ce123"/>
          <table:table-cell table:style-name="ce124"/>
          <table:table-cell table:style-name="ce117"/>
          <table:table-cell table:style-name="ce137"/>
          <table:table-cell table:style-name="ce150"/>
          <table:table-cell table:style-name="ce161" table:number-columns-repeated="225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8"/>
          <table:table-cell table:style-name="ce124" table:number-columns-repeated="4"/>
          <table:table-cell table:style-name="ce150"/>
          <table:table-cell table:style-name="ce161" table:number-columns-repeated="225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8"/>
          <table:table-cell table:style-name="ce124" table:number-columns-repeated="4"/>
          <table:table-cell table:style-name="ce150"/>
          <table:table-cell table:style-name="ce162" table:number-columns-repeated="225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1"/>
          <table:table-cell table:style-name="ce107"/>
          <table:table-cell table:style-name="ce127"/>
          <table:table-cell table:style-name="ce134"/>
          <table:table-cell table:style-name="ce117"/>
          <table:table-cell table:style-name="ce137"/>
          <table:table-cell table:style-name="ce150"/>
          <table:table-cell table:style-name="ce163"/>
          <table:table-cell table:style-name="ce162" table:number-columns-repeated="224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7"/>
          <table:table-cell table:style-name="ce117"/>
          <table:table-cell table:style-name="ce134"/>
          <table:table-cell table:style-name="ce117"/>
          <table:table-cell table:style-name="ce137"/>
          <table:table-cell table:style-name="ce150"/>
          <table:table-cell table:style-name="ce164"/>
          <table:table-cell table:style-name="ce79" table:number-columns-repeated="224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7"/>
          <table:table-cell table:style-name="ce128"/>
          <table:table-cell table:style-name="ce134"/>
          <table:table-cell table:style-name="ce129"/>
          <table:table-cell table:style-name="ce137"/>
          <table:table-cell table:style-name="ce150"/>
          <table:table-cell table:style-name="ce164"/>
          <table:table-cell table:style-name="ce79" table:number-columns-repeated="224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3"/>
          <table:table-cell table:style-name="ce106"/>
          <table:table-cell table:style-name="ce107"/>
          <table:table-cell table:style-name="ce129"/>
          <table:table-cell table:style-name="ce134"/>
          <table:table-cell table:style-name="ce129"/>
          <table:table-cell table:style-name="ce137"/>
          <table:table-cell table:style-name="ce150"/>
          <table:table-cell table:style-name="ce164"/>
          <table:table-cell table:style-name="ce79" table:number-columns-repeated="224"/>
          <table:table-cell table:number-columns-repeated="790"/>
        </table:table-row>
        <table:table-row table:style-name="ro1">
          <table:table-cell table:style-name="ce101"/>
          <table:table-cell table:style-name="ce104"/>
          <table:table-cell table:style-name="ce106"/>
          <table:table-cell table:style-name="ce107"/>
          <table:table-cell table:style-name="ce130"/>
          <table:table-cell table:style-name="ce137"/>
          <table:table-cell table:style-name="ce131"/>
          <table:table-cell table:style-name="ce137"/>
          <table:table-cell table:style-name="ce150"/>
          <table:table-cell table:style-name="ce164"/>
          <table:table-cell table:style-name="ce79" table:number-columns-repeated="224"/>
          <table:table-cell table:number-columns-repeated="790"/>
        </table:table-row>
        <table:table-row table:style-name="ro1">
          <table:table-cell table:style-name="ce101"/>
          <table:table-cell table:style-name="ce104"/>
          <table:table-cell table:style-name="ce106"/>
          <table:table-cell table:style-name="ce107"/>
          <table:table-cell table:style-name="ce131"/>
          <table:table-cell table:style-name="ce137"/>
          <table:table-cell table:style-name="ce131"/>
          <table:table-cell table:style-name="ce137"/>
          <table:table-cell table:style-name="ce150"/>
          <table:table-cell table:style-name="ce165"/>
          <table:table-cell table:style-name="ce154" table:number-columns-repeated="221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4"/>
          <table:table-cell table:style-name="ce106"/>
          <table:table-cell table:style-name="ce107"/>
          <table:table-cell table:style-name="ce131"/>
          <table:table-cell table:style-name="ce137"/>
          <table:table-cell table:style-name="ce129"/>
          <table:table-cell table:style-name="ce131"/>
          <table:table-cell table:style-name="ce150"/>
          <table:table-cell table:style-name="ce165"/>
          <table:table-cell table:style-name="ce154" table:number-columns-repeated="221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2"/>
          <table:table-cell table:style-name="ce106"/>
          <table:table-cell table:style-name="ce107"/>
          <table:table-cell table:style-name="ce128"/>
          <table:table-cell table:style-name="ce134"/>
          <table:table-cell table:style-name="ce129"/>
          <table:table-cell table:style-name="ce137"/>
          <table:table-cell table:style-name="ce150"/>
          <table:table-cell table:style-name="ce165"/>
          <table:table-cell table:style-name="ce154" table:number-columns-repeated="221"/>
          <table:table-cell table:style-name="ce79" table:number-columns-repeated="3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3"/>
          <table:table-cell table:style-name="ce106"/>
          <table:table-cell table:style-name="ce107"/>
          <table:table-cell table:style-name="ce129"/>
          <table:table-cell table:style-name="ce134"/>
          <table:table-cell table:style-name="ce117"/>
          <table:table-cell table:style-name="ce137"/>
          <table:table-cell table:style-name="ce150"/>
          <table:table-cell table:style-name="ce165"/>
          <table:table-cell table:style-name="ce154" table:number-columns-repeated="221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7"/>
          <table:table-cell table:style-name="ce128"/>
          <table:table-cell table:style-name="ce134"/>
          <table:table-cell table:style-name="ce117"/>
          <table:table-cell table:style-name="ce137"/>
          <table:table-cell table:style-name="ce150"/>
          <table:table-cell table:style-name="ce166"/>
          <table:table-cell table:style-name="ce170" table:number-columns-repeated="221"/>
          <table:table-cell table:style-name="ce172" table:number-columns-repeated="3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3"/>
          <table:table-cell table:style-name="ce106"/>
          <table:table-cell table:style-name="ce107"/>
          <table:table-cell table:style-name="ce129"/>
          <table:table-cell table:style-name="ce134"/>
          <table:table-cell table:style-name="ce129"/>
          <table:table-cell table:style-name="ce137"/>
          <table:table-cell table:style-name="ce150"/>
          <table:table-cell table:style-name="ce166"/>
          <table:table-cell table:style-name="ce170" table:number-columns-repeated="221"/>
          <table:table-cell table:style-name="ce172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2"/>
          <table:table-cell table:style-name="ce106"/>
          <table:table-cell table:style-name="ce107"/>
          <table:table-cell table:style-name="ce128"/>
          <table:table-cell table:style-name="ce134"/>
          <table:table-cell table:style-name="ce129"/>
          <table:table-cell table:style-name="ce137"/>
          <table:table-cell table:style-name="ce150"/>
          <table:table-cell table:style-name="ce167"/>
          <table:table-cell table:style-name="ce153" table:number-columns-repeated="2"/>
          <table:table-cell table:style-name="ce154" table:number-columns-repeated="219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2"/>
          <table:table-cell table:style-name="ce106"/>
          <table:table-cell table:style-name="ce107"/>
          <table:table-cell table:style-name="ce129" table:number-columns-repeated="3"/>
          <table:table-cell table:style-name="ce137"/>
          <table:table-cell table:style-name="ce150"/>
          <table:table-cell table:style-name="ce167"/>
          <table:table-cell table:style-name="ce153" table:number-columns-repeated="2"/>
          <table:table-cell table:style-name="ce154" table:number-columns-repeated="219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2"/>
          <table:table-cell table:style-name="ce106"/>
          <table:table-cell table:style-name="ce107"/>
          <table:table-cell table:style-name="ce128"/>
          <table:table-cell table:style-name="ce134"/>
          <table:table-cell table:style-name="ce117"/>
          <table:table-cell table:style-name="ce137"/>
          <table:table-cell table:style-name="ce150"/>
          <table:table-cell table:style-name="ce167"/>
          <table:table-cell table:style-name="ce153" table:number-columns-repeated="2"/>
          <table:table-cell table:style-name="ce154" table:number-columns-repeated="219"/>
          <table:table-cell table:style-name="ce79" table:number-columns-repeated="3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2"/>
          <table:table-cell table:style-name="ce106"/>
          <table:table-cell table:style-name="ce107"/>
          <table:table-cell table:style-name="ce129"/>
          <table:table-cell table:style-name="ce134" table:number-columns-repeated="3"/>
          <table:table-cell table:style-name="ce150"/>
          <table:table-cell table:style-name="ce154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/>
          <table:table-cell table:style-name="ce105" table:number-columns-repeated="2"/>
          <table:table-cell table:style-name="ce109" table:number-columns-repeated="5"/>
          <table:table-cell table:style-name="ce151"/>
          <table:table-cell table:style-name="ce161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105" table:number-columns-repeated="2"/>
          <table:table-cell table:style-name="ce109" table:number-columns-repeated="5"/>
          <table:table-cell table:style-name="ce151"/>
          <table:table-cell table:style-name="ce79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79" table:number-columns-repeated="2"/>
          <table:table-cell table:style-name="ce83" table:number-columns-repeated="5"/>
          <table:table-cell table:style-name="ce90"/>
          <table:table-cell table:style-name="ce79" table:number-columns-repeated="225"/>
          <table:table-cell table:number-columns-repeated="790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" table:default-cell-style-name="Default"/>
        <table:table-column table:style-name="co28" table:default-cell-style-name="Default"/>
        <table:table-column table:style-name="co8" table:number-columns-repeated="244" table:default-cell-style-name="Default"/>
        <table:table-row table:style-name="ro12">
          <table:table-cell/>
          <table:table-cell table:style-name="ce71" office:value-type="string">
            <text:p>TEST CASES</text:p>
          </table:table-cell>
          <table:table-cell table:style-name="ce75"/>
          <table:table-cell table:style-name="ce81" table:number-columns-repeated="2"/>
          <table:table-cell/>
          <table:table-cell table:style-name="ce81" table:number-columns-repeated="2"/>
          <table:table-cell table:style-name="ce88"/>
          <table:table-cell table:style-name="ce91"/>
          <table:table-cell/>
          <table:table-cell table:style-name="ce92" office:value-type="string">
            <text:p>Passed</text:p>
          </table:table-cell>
          <table:table-cell table:style-name="ce92" table:formula="of:=COUNTIF([.L$7:.L$952];[.$L1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21"/>
        </table:table-row>
        <table:table-row table:style-name="ro12">
          <table:table-cell/>
          <table:table-cell table:style-name="ce72"/>
          <table:table-cell table:style-name="ce76"/>
          <table:table-cell table:style-name="ce81" table:number-columns-repeated="2"/>
          <table:table-cell/>
          <table:table-cell table:style-name="ce81" table:number-columns-repeated="2"/>
          <table:table-cell table:style-name="ce88"/>
          <table:table-cell table:number-columns-repeated="2"/>
          <table:table-cell table:style-name="ce92" office:value-type="string">
            <text:p>Failed</text:p>
          </table:table-cell>
          <table:table-cell table:style-name="ce92" table:formula="of:=COUNTIF([.L$7:.L$952];[.$L2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21"/>
        </table:table-row>
        <table:table-row table:style-name="ro13">
          <table:table-cell/>
          <table:table-cell table:style-name="ce73" office:value-type="string">
            <text:p>Function List:</text:p>
          </table:table-cell>
          <table:table-cell table:style-name="ce77" office:value-type="string" table:number-columns-spanned="3" table:number-rows-spanned="1">
            <text:p>Bugs on DMS 2.5.x for regression test</text:p>
          </table:table-cell>
          <table:covered-table-cell table:style-name="ce82"/>
          <table:covered-table-cell table:style-name="ce78"/>
          <table:table-cell/>
          <table:table-cell table:style-name="ce86"/>
          <table:table-cell table:style-name="ce87"/>
          <table:table-cell table:style-name="ce89"/>
          <table:table-cell table:number-columns-repeated="2"/>
          <table:table-cell table:style-name="ce92" office:value-type="string">
            <text:p>Blocked</text:p>
          </table:table-cell>
          <table:table-cell table:style-name="ce92" table:formula="of:=COUNTIF([.L$7:.L$952];[.$L3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21"/>
        </table:table-row>
        <table:table-row table:style-name="ro14">
          <table:table-cell/>
          <table:table-cell table:style-name="ce73" office:value-type="string">
            <text:p>Total Main Cases:</text:p>
          </table:table-cell>
          <table:table-cell table:style-name="ce78" table:formula="of:=MAX([.A7:.A935])" office:value-type="float" office:value="5" table:number-columns-spanned="3" table:number-rows-spanned="1">
            <text:p>5</text:p>
          </table:table-cell>
          <table:covered-table-cell table:style-name="ce82"/>
          <table:covered-table-cell table:style-name="ce78"/>
          <table:table-cell/>
          <table:table-cell table:style-name="ce86"/>
          <table:table-cell table:style-name="ce87"/>
          <table:table-cell table:style-name="ce89"/>
          <table:table-cell table:number-columns-repeated="2"/>
          <table:table-cell table:style-name="ce93" office:value-type="string">
            <text:p>Untested</text:p>
          </table:table-cell>
          <table:table-cell table:style-name="ce92" table:formula="of:=COUNTIF([.L$7:.L$952];[.$L4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21"/>
        </table:table-row>
        <table:table-row table:style-name="ro12">
          <table:table-cell/>
          <table:table-cell table:style-name="ce74"/>
          <table:table-cell table:style-name="ce79"/>
          <table:table-cell table:style-name="ce83" table:number-columns-repeated="2"/>
          <table:table-cell table:style-name="ce83" office:value-type="string">
            <text:p><text:s/></text:p>
          </table:table-cell>
          <table:table-cell table:style-name="ce83" table:number-columns-repeated="2"/>
          <table:table-cell table:style-name="ce90"/>
          <table:table-cell table:number-columns-repeated="2"/>
          <table:table-cell office:value-type="string">
            <text:p>N/A</text:p>
          </table:table-cell>
          <table:table-cell table:style-name="ce92" table:formula="of:=COUNTIF([.L$7:.L$952];[.$L5])" office:value-type="float" office:value="0">
            <text:p>0</text:p>
          </table:table-cell>
          <table:table-cell table:style-name="ce92" table:number-columns-repeated="2"/>
          <table:table-cell table:style-name="ce79" table:number-columns-repeated="219"/>
          <table:table-cell table:number-columns-repeated="21"/>
        </table:table-row>
        <table:table-row table:style-name="ro14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/>
          <table:table-cell table:style-name="ce95" table:number-columns-repeated="7"/>
          <table:table-cell table:style-name="ce97" table:number-columns-repeated="211"/>
          <table:table-cell table:style-name="ce90" table:number-columns-repeated="4"/>
          <table:table-cell table:style-name="ce98" table:number-columns-repeated="21"/>
        </table:table-row>
        <table:table-row table:style-name="ro8">
          <table:table-cell table:style-name="ce69" office:value-type="float" office:value="1">
            <text:p>001</text:p>
          </table:table-cell>
          <table:table-cell table:style-name="ce48" office:value-type="string">
            <text:p>REG_AIO166_ECM_001</text:p>
          </table:table-cell>
          <table:table-cell table:style-name="ce80" office:value-type="float" office:value="1">
            <text:p>001</text:p>
          </table:table-cell>
          <table:table-cell table:style-name="ce174" table:formula="of:=[.B7]" office:value-type="string" office:string-value="REG_AIO166_ECM_001">
            <text:p>REG_AIO166_ECM_001</text:p>
          </table:table-cell>
          <table:table-cell table:style-name="ce174" office:value-type="string">
            <text:p>Check double click on node in IE7</text:p>
          </table:table-cell>
          <table:table-cell table:style-name="ce58" office:value-type="string">
            <text:p>Step 1: Go to Sites Explorer</text:p>
          </table:table-cell>
          <table:table-cell table:style-name="ce58" office:value-type="string">
            <text:p>- Login by root</text:p>
            <text:p>- Go to Site Explorer</text:p>
            <text:p>- Select ACME drive</text:p>
          </table:table-cell>
          <table:table-cell table:style-name="ce58" office:value-type="string">
            <text:p>All nodes in ACME drive are listed in left pane</text:p>
          </table:table-cell>
          <table:table-cell table:style-name="ce58" office:value-type="string">
            <text:p>High</text:p>
          </table:table-cell>
          <table:table-cell table:style-name="ce58" office:value-type="string">
            <text:p>ECM-5450</text:p>
            <text:p>CCP-401</text:p>
          </table:table-cell>
          <table:table-cell table:number-columns-repeated="245"/>
        </table:table-row>
        <table:table-row table:style-name="ro16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6_ECM_001</text:p>
          </table:table-cell>
          <table:table-cell table:style-name="ce8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8" table:formula="of:=[.B8]" office:value-type="string" office:string-value="REG_AIO166_ECM_001">
            <text:p>REG_AIO166_ECM_001</text:p>
          </table:table-cell>
          <table:table-cell table:style-name="ce58" office:value-type="string">
            <text:p>Check double click on node in IE7</text:p>
          </table:table-cell>
          <table:table-cell table:style-name="ce58" office:value-type="string">
            <text:p>Step 2: Spread node in left tree</text:p>
          </table:table-cell>
          <table:table-cell table:style-name="ce58" office:value-type="string">
            <text:p>- Double click on 1 node from left tree</text:p>
          </table:table-cell>
          <table:table-cell table:style-name="ce58" office:value-type="string">
            <text:p>The node is expanded like action 1 click, sub node are listed</text:p>
          </table:table-cell>
          <table:table-cell table:style-name="ce58" office:value-type="string">
            <text:p>High</text:p>
          </table:table-cell>
          <table:table-cell table:style-name="ce58" office:value-type="string">
            <text:p>ECM-5450</text:p>
            <text:p>CCP-401</text:p>
          </table:table-cell>
          <table:table-cell table:style-name="ce58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19">
          <table:table-cell table:style-name="ce69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AIO166_ECM_002</text:p>
          </table:table-cell>
          <table:table-cell table:style-name="ce80" office:value-type="float" office:value="1">
            <text:p>001</text:p>
          </table:table-cell>
          <table:table-cell table:style-name="ce58" table:formula="of:=[.B9]" office:value-type="string" office:string-value="REG_AIO166_ECM_002">
            <text:p>REG_AIO166_ECM_002</text:p>
          </table:table-cell>
          <table:table-cell table:style-name="ce174" office:value-type="string">
            <text:p>Check if there's any default right for each newly added workspace</text:p>
          </table:table-cell>
          <table:table-cell table:style-name="ce58" office:value-type="string">
            <text:p>Step 1: Show add new repository form</text:p>
          </table:table-cell>
          <table:table-cell table:style-name="ce58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58" office:value-type="string">
            <text:p>Add new repository form is shown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8"/>
          <table:table-cell table:number-columns-repeated="244"/>
        </table:table-row>
        <table:table-row table:style-name="ro9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6_ECM_002</text:p>
          </table:table-cell>
          <table:table-cell table:style-name="ce8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8" table:formula="of:=[.B10]" office:value-type="string" office:string-value="REG_AIO166_ECM_002">
            <text:p>REG_AIO166_ECM_002</text:p>
          </table:table-cell>
          <table:table-cell table:style-name="ce58" office:value-type="string">
            <text:p>Check if there's any default right for each newly added workspace</text:p>
          </table:table-cell>
          <table:table-cell table:style-name="ce58" office:value-type="string">
            <text:p>Step 2: Add new workspace</text:p>
          </table:table-cell>
          <table:table-cell table:style-name="ce58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58" office:value-type="string">
            <text:p>New workspace is added &amp; listed as a link in Add new repository form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8"/>
          <table:table-cell table:number-columns-repeated="244"/>
        </table:table-row>
        <table:table-row table:style-name="ro16">
          <table:table-cell table:style-name="ce6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6_ECM_002</text:p>
          </table:table-cell>
          <table:table-cell table:style-name="ce8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8" table:formula="of:=[.B11]" office:value-type="string" office:string-value="REG_AIO166_ECM_002">
            <text:p>REG_AIO166_ECM_002</text:p>
          </table:table-cell>
          <table:table-cell table:style-name="ce58" office:value-type="string">
            <text:p>Check if there's any default right for each newly added workspace</text:p>
          </table:table-cell>
          <table:table-cell table:style-name="ce58" office:value-type="string">
            <text:p>Step 3: Show form to edit added workspace</text:p>
          </table:table-cell>
          <table:table-cell table:style-name="ce58" office:value-type="string">
            <text:p>Click on the link of new added workspace</text:p>
          </table:table-cell>
          <table:table-cell table:style-name="ce58" office:value-type="string">
            <text:p>Information of selected workspace is displayed at step 1: the permission is correct as add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8" office:value-type="string">
            <text:p>the right : any/read is added by default</text:p>
          </table:table-cell>
          <table:table-cell table:number-columns-repeated="244"/>
        </table:table-row>
        <table:table-row table:style-name="ro19">
          <table:table-cell table:style-name="ce69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REG_AIO166_ECM_003</text:p>
          </table:table-cell>
          <table:table-cell table:style-name="ce80" office:value-type="float" office:value="1">
            <text:p>001</text:p>
          </table:table-cell>
          <table:table-cell table:style-name="ce174" table:formula="of:=[.B12]" office:value-type="string" office:string-value="REG_AIO166_ECM_003">
            <text:p>REG_AIO166_ECM_003</text:p>
          </table:table-cell>
          <table:table-cell table:style-name="ce174" office:value-type="string">
            <text:p>Check displaying node in left pane while selecting path for symlink</text:p>
          </table:table-cell>
          <table:table-cell table:style-name="ce58" office:value-type="string">
            <text:p>Step 1: Go to Manage Sites</text:p>
          </table:table-cell>
          <table:table-cell table:style-name="ce58" office:value-type="string">
            <text:p>- Login by admin</text:p>
            <text:p>- Go to Group/Sites Explorer/Sites Management</text:p>
          </table:table-cell>
          <table:table-cell table:style-name="ce58" office:value-type="string">
            <text:p>Sites Management drive is display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8"/>
          <table:table-cell table:number-columns-repeated="244"/>
        </table:table-row>
        <table:table-row table:style-name="ro19">
          <table:table-cell table:style-name="ce6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6_ECM_003</text:p>
          </table:table-cell>
          <table:table-cell table:style-name="ce80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8" table:formula="of:=[.B13]" office:value-type="string" office:string-value="REG_AIO166_ECM_003">
            <text:p>REG_AIO166_ECM_003</text:p>
          </table:table-cell>
          <table:table-cell table:style-name="ce58" office:value-type="string">
            <text:p>Check displaying node in left pane while selecting path for symlink</text:p>
          </table:table-cell>
          <table:table-cell table:style-name="ce58" office:value-type="string">
            <text:p>Step 2: Add document</text:p>
          </table:table-cell>
          <table:table-cell table:style-name="ce58" office:value-type="string">
            <text:p>- Select acme</text:p>
            <text:p>- Add new document</text:p>
          </table:table-cell>
          <table:table-cell table:style-name="ce58" office:value-type="string">
            <text:p>Add document successfully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8"/>
          <table:table-cell table:number-columns-repeated="244"/>
        </table:table-row>
        <table:table-row table:style-name="ro19">
          <table:table-cell table:style-name="ce6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6_ECM_003</text:p>
          </table:table-cell>
          <table:table-cell table:style-name="ce80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8" table:formula="of:=[.B14]" office:value-type="string" office:string-value="REG_AIO166_ECM_003">
            <text:p>REG_AIO166_ECM_003</text:p>
          </table:table-cell>
          <table:table-cell table:style-name="ce58" office:value-type="string">
            <text:p>Check displaying node in left pane while selecting path for symlink</text:p>
          </table:table-cell>
          <table:table-cell table:style-name="ce58" office:value-type="string">
            <text:p>Step 3: Show add symlink form</text:p>
          </table:table-cell>
          <table:table-cell table:style-name="ce58" office:value-type="string">
            <text:p>- In right pane: right click on blank area and select Add Sym Link from menu</text:p>
          </table:table-cell>
          <table:table-cell table:style-name="ce58" office:value-type="string">
            <text:p>Sym Link Manager form is shown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8"/>
          <table:table-cell table:number-columns-repeated="244"/>
        </table:table-row>
        <table:table-row table:style-name="ro19">
          <table:table-cell table:style-name="ce6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6_ECM_003</text:p>
          </table:table-cell>
          <table:table-cell table:style-name="ce80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8" table:formula="of:=[.B15]" office:value-type="string" office:string-value="REG_AIO166_ECM_003">
            <text:p>REG_AIO166_ECM_003</text:p>
          </table:table-cell>
          <table:table-cell table:style-name="ce58" office:value-type="string">
            <text:p>Check displaying node in left pane while selecting path for symlink</text:p>
          </table:table-cell>
          <table:table-cell table:style-name="ce58" office:value-type="string">
            <text:p>Step 4: Show form to choose Target node</text:p>
          </table:table-cell>
          <table:table-cell table:style-name="ce58" office:value-type="string">
            <text:p>In Sym Link Manager form click + icon</text:p>
          </table:table-cell>
          <table:table-cell table:style-name="ce58" office:value-type="string">
            <text:p>Choose Target Node form is shown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8"/>
          <table:table-cell table:number-columns-repeated="244"/>
        </table:table-row>
        <table:table-row table:style-name="ro21">
          <table:table-cell table:style-name="ce6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6_ECM_003</text:p>
          </table:table-cell>
          <table:table-cell table:style-name="ce80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8" table:formula="of:=[.B16]" office:value-type="string" office:string-value="REG_AIO166_ECM_003">
            <text:p>REG_AIO166_ECM_003</text:p>
          </table:table-cell>
          <table:table-cell table:style-name="ce58" office:value-type="string">
            <text:p>Check displaying node in left pane while selecting path for symlink</text:p>
          </table:table-cell>
          <table:table-cell table:style-name="ce58" office:value-type="string">
            <text:p>Step 5: Check displaying node</text:p>
          </table:table-cell>
          <table:table-cell table:style-name="ce58" office:value-type="string">
            <text:p>In left pane, select sites content/live/acme</text:p>
          </table:table-cell>
          <table:table-cell table:style-name="ce58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8" office:value-type="string">
            <text:p>Left pane list document nodes also</text:p>
          </table:table-cell>
          <table:table-cell table:number-columns-repeated="244"/>
        </table:table-row>
        <table:table-row table:style-name="ro22">
          <table:table-cell table:style-name="ce69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8" office:value-type="string">
            <text:p>REG_AIO166_ECM_004</text:p>
          </table:table-cell>
          <table:table-cell table:style-name="ce80" office:value-type="float" office:value="1">
            <text:p>001</text:p>
          </table:table-cell>
          <table:table-cell table:style-name="ce58" table:formula="of:=[.B17]" office:value-type="string" office:string-value="REG_AIO166_ECM_004">
            <text:p>REG_AIO166_ECM_004</text:p>
          </table:table-cell>
          <table:table-cell table:style-name="ce174" office:value-type="string">
            <text:p>Check showing uploaded file with illegal JCR characters in Name in Manage Publication form</text:p>
          </table:table-cell>
          <table:table-cell table:style-name="ce58" office:value-type="string">
            <text:p>Step 1: Upload file</text:p>
          </table:table-cell>
          <table:table-cell table:style-name="ce58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8" office:value-type="string">
            <text:p>File is uploaded</text:p>
          </table:table-cell>
          <table:table-cell table:style-name="ce58" office:value-type="string">
            <text:p>High</text:p>
          </table:table-cell>
          <table:table-cell table:style-name="ce58" office:value-type="string">
            <text:p>ECM-5452</text:p>
            <text:p>CCP-403</text:p>
          </table:table-cell>
          <table:table-cell table:style-name="ce58"/>
          <table:table-cell table:number-columns-repeated="244"/>
        </table:table-row>
        <table:table-row table:style-name="ro23">
          <table:table-cell table:style-name="ce6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AIO166_ECM_004</text:p>
          </table:table-cell>
          <table:table-cell table:style-name="ce80" office:value-type="float" office:value="1">
            <text:p>001</text:p>
          </table:table-cell>
          <table:table-cell table:style-name="ce58" table:formula="of:=[.B18]" office:value-type="string" office:string-value="REG_AIO166_ECM_004">
            <text:p>REG_AIO166_ECM_004</text:p>
          </table:table-cell>
          <table:table-cell table:style-name="ce58" office:value-type="string">
            <text:p>Check showing uploaded file with illegal JCR characters in Name in Manage Publication form</text:p>
          </table:table-cell>
          <table:table-cell table:style-name="ce58" office:value-type="string">
            <text:p>Step 2: View in Manage Publication</text:p>
          </table:table-cell>
          <table:table-cell table:style-name="ce58" office:value-type="string">
            <text:p>- Double click on uploaded file to view its content</text:p>
            <text:p>- Click Manage publication</text:p>
          </table:table-cell>
          <table:table-cell table:style-name="ce58" office:value-type="string">
            <text:p>File is displayed with correct name</text:p>
          </table:table-cell>
          <table:table-cell table:style-name="ce58" office:value-type="string">
            <text:p>High</text:p>
          </table:table-cell>
          <table:table-cell table:style-name="ce58" office:value-type="string">
            <text:p>ECM-5452</text:p>
            <text:p>CCP-403</text:p>
          </table:table-cell>
          <table:table-cell table:style-name="ce58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9">
          <table:table-cell table:style-name="ce69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AIO166_ECM_005</text:p>
          </table:table-cell>
          <table:table-cell table:style-name="ce80" office:value-type="float" office:value="1">
            <text:p>001</text:p>
          </table:table-cell>
          <table:table-cell table:style-name="ce174" table:formula="of:=[.B19]" office:value-type="string" office:string-value="REG_AIO166_ECM_005">
            <text:p>REG_AIO166_ECM_005</text:p>
          </table:table-cell>
          <table:table-cell table:style-name="ce174" office:value-type="string">
            <text:p>Check changing publication status when update document (file)</text:p>
          </table:table-cell>
          <table:table-cell table:style-name="ce58" office:value-type="string">
            <text:p>Step 1: Upload file</text:p>
          </table:table-cell>
          <table:table-cell table:style-name="ce58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58" office:value-type="string">
            <text:p>Upload is done</text:p>
          </table:table-cell>
          <table:table-cell table:style-name="ce58" office:value-type="string">
            <text:p>High</text:p>
          </table:table-cell>
          <table:table-cell table:style-name="ce58" office:value-type="string">
            <text:p>ECM-5471</text:p>
            <text:p>CCP-449</text:p>
          </table:table-cell>
          <table:table-cell table:style-name="ce58"/>
          <table:table-cell table:number-columns-repeated="244"/>
        </table:table-row>
        <table:table-row table:style-name="ro19">
          <table:table-cell table:style-name="ce6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6_ECM_005</text:p>
          </table:table-cell>
          <table:table-cell table:style-name="ce80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8" table:formula="of:=[.B20]" office:value-type="string" office:string-value="REG_AIO166_ECM_005">
            <text:p>REG_AIO166_ECM_005</text:p>
          </table:table-cell>
          <table:table-cell table:style-name="ce58" office:value-type="string">
            <text:p>Check changing publication status when update document (file)</text:p>
          </table:table-cell>
          <table:table-cell table:style-name="ce58" office:value-type="string">
            <text:p>Step 2: Public file</text:p>
          </table:table-cell>
          <table:table-cell table:style-name="ce58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58" office:value-type="string">
            <text:p>- New version is added</text:p>
            <text:p>- The file is published</text:p>
          </table:table-cell>
          <table:table-cell table:style-name="ce58" office:value-type="string">
            <text:p>High</text:p>
          </table:table-cell>
          <table:table-cell table:style-name="ce58" office:value-type="string">
            <text:p>ECM-5471</text:p>
            <text:p>CCP-449</text:p>
          </table:table-cell>
          <table:table-cell table:style-name="ce58"/>
          <table:table-cell table:number-columns-repeated="244"/>
        </table:table-row>
        <table:table-row table:style-name="ro22">
          <table:table-cell table:style-name="ce6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AIO166_ECM_005</text:p>
          </table:table-cell>
          <table:table-cell table:style-name="ce80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8" table:formula="of:=[.B21]" office:value-type="string" office:string-value="REG_AIO166_ECM_005">
            <text:p>REG_AIO166_ECM_005</text:p>
          </table:table-cell>
          <table:table-cell table:style-name="ce58" office:value-type="string">
            <text:p>Check changing publication status when update document (file)</text:p>
          </table:table-cell>
          <table:table-cell table:style-name="ce58" office:value-type="string">
            <text:p>Step 3: Upload file with same name</text:p>
          </table:table-cell>
          <table:table-cell table:style-name="ce58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58" office:value-type="string">
            <text:p>- The file is uploaded, replace the first one</text:p>
            <text:p>- Status of document is draft</text:p>
          </table:table-cell>
          <table:table-cell table:style-name="ce58" office:value-type="string">
            <text:p>High</text:p>
          </table:table-cell>
          <table:table-cell table:style-name="ce58" office:value-type="string">
            <text:p>ECM-5471</text:p>
            <text:p>CCP-449</text:p>
          </table:table-cell>
          <table:table-cell table:style-name="ce58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1" table:number-rows-repeated="24">
          <table:table-cell table:style-name="ce69"/>
          <table:table-cell/>
          <table:table-cell table:style-name="ce80"/>
          <table:table-cell/>
          <table:table-cell table:style-name="ce58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80"/>
          <table:table-cell/>
          <table:table-cell table:style-name="ce58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8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8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12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247" table:default-cell-style-name="Default"/>
        <table:table-row table:style-name="ro12">
          <table:table-cell/>
          <table:table-cell table:style-name="ce71" office:value-type="string">
            <text:p>TEST CASES</text:p>
          </table:table-cell>
          <table:table-cell table:style-name="ce75"/>
          <table:table-cell table:style-name="ce81" table:number-columns-repeated="2"/>
          <table:table-cell/>
          <table:table-cell table:style-name="ce81" table:number-columns-repeated="2"/>
          <table:table-cell table:style-name="ce88"/>
          <table:table-cell table:style-name="ce91"/>
          <table:table-cell/>
          <table:table-cell table:style-name="ce92" office:value-type="string">
            <text:p>Passed</text:p>
          </table:table-cell>
          <table:table-cell table:style-name="ce92" table:formula="of:=COUNTIF([.L$7:.L$971];[.$L1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21"/>
        </table:table-row>
        <table:table-row table:style-name="ro12">
          <table:table-cell/>
          <table:table-cell table:style-name="ce72"/>
          <table:table-cell table:style-name="ce76"/>
          <table:table-cell table:style-name="ce81" table:number-columns-repeated="2"/>
          <table:table-cell/>
          <table:table-cell table:style-name="ce81" table:number-columns-repeated="2"/>
          <table:table-cell table:style-name="ce88"/>
          <table:table-cell table:number-columns-repeated="2"/>
          <table:table-cell table:style-name="ce92" office:value-type="string">
            <text:p>Failed</text:p>
          </table:table-cell>
          <table:table-cell table:style-name="ce92" table:formula="of:=COUNTIF([.L$7:.L$971];[.$L2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21"/>
        </table:table-row>
        <table:table-row table:style-name="ro13">
          <table:table-cell/>
          <table:table-cell table:style-name="ce73" office:value-type="string">
            <text:p>Function List:</text:p>
          </table:table-cell>
          <table:table-cell table:style-name="ce77" office:value-type="string" table:number-columns-spanned="3" table:number-rows-spanned="1">
            <text:p>Bugs on DMS 2.5.x for regression test</text:p>
          </table:table-cell>
          <table:covered-table-cell table:style-name="ce82"/>
          <table:covered-table-cell table:style-name="ce78"/>
          <table:table-cell/>
          <table:table-cell table:style-name="ce86"/>
          <table:table-cell table:style-name="ce87"/>
          <table:table-cell table:style-name="ce89"/>
          <table:table-cell table:number-columns-repeated="2"/>
          <table:table-cell table:style-name="ce92" office:value-type="string">
            <text:p>Blocked</text:p>
          </table:table-cell>
          <table:table-cell table:style-name="ce92" table:formula="of:=COUNTIF([.L$7:.L$971];[.$L3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21"/>
        </table:table-row>
        <table:table-row table:style-name="ro14">
          <table:table-cell/>
          <table:table-cell table:style-name="ce73" office:value-type="string">
            <text:p>Total Main Cases:</text:p>
          </table:table-cell>
          <table:table-cell table:style-name="ce78" table:formula="of:=MAX([.A7:.A954])" office:value-type="float" office:value="18" table:number-columns-spanned="3" table:number-rows-spanned="1">
            <text:p>18</text:p>
          </table:table-cell>
          <table:covered-table-cell table:style-name="ce82"/>
          <table:covered-table-cell table:style-name="ce78"/>
          <table:table-cell/>
          <table:table-cell table:style-name="ce86"/>
          <table:table-cell table:style-name="ce87"/>
          <table:table-cell table:style-name="ce89"/>
          <table:table-cell table:number-columns-repeated="2"/>
          <table:table-cell table:style-name="ce93" office:value-type="string">
            <text:p>Untested</text:p>
          </table:table-cell>
          <table:table-cell table:style-name="ce92" table:formula="of:=COUNTIF([.L$7:.L$971];[.$L4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21"/>
        </table:table-row>
        <table:table-row table:style-name="ro12">
          <table:table-cell/>
          <table:table-cell table:style-name="ce74"/>
          <table:table-cell table:style-name="ce79"/>
          <table:table-cell table:style-name="ce83" table:number-columns-repeated="2"/>
          <table:table-cell table:style-name="ce83" office:value-type="string">
            <text:p><text:s/></text:p>
          </table:table-cell>
          <table:table-cell table:style-name="ce83" table:number-columns-repeated="2"/>
          <table:table-cell table:style-name="ce90"/>
          <table:table-cell table:number-columns-repeated="2"/>
          <table:table-cell office:value-type="string">
            <text:p>N/A</text:p>
          </table:table-cell>
          <table:table-cell table:style-name="ce92" table:formula="of:=COUNTIF([.L$7:.L$971];[.$L5])" office:value-type="float" office:value="0">
            <text:p>0</text:p>
          </table:table-cell>
          <table:table-cell table:style-name="ce92" table:number-columns-repeated="2"/>
          <table:table-cell table:style-name="ce79" table:number-columns-repeated="219"/>
          <table:table-cell table:number-columns-repeated="21"/>
        </table:table-row>
        <table:table-row table:style-name="ro14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/>
          <table:table-cell table:style-name="ce95" table:number-columns-repeated="7"/>
          <table:table-cell table:style-name="ce97" table:number-columns-repeated="211"/>
          <table:table-cell table:style-name="ce90" table:number-columns-repeated="4"/>
          <table:table-cell table:style-name="ce98" table:number-columns-repeated="21"/>
        </table:table-row>
        <table:table-row table:style-name="ro16">
          <table:table-cell table:style-name="ce69" office:value-type="float" office:value="1">
            <text:p>001</text:p>
          </table:table-cell>
          <table:table-cell table:style-name="ce48" office:value-type="string">
            <text:p>REG_AIO167_ECM_001</text:p>
          </table:table-cell>
          <table:table-cell table:style-name="ce80" office:value-type="float" office:value="1">
            <text:p>001</text:p>
          </table:table-cell>
          <table:table-cell table:style-name="ce174" table:formula="of:=[.B7]" office:value-type="string" office:string-value="REG_AIO167_ECM_001">
            <text:p>REG_AIO167_ECM_001</text:p>
          </table:table-cell>
          <table:table-cell table:style-name="ce174" office:value-type="string">
            <text:p>Check the name of document author</text:p>
          </table:table-cell>
          <table:table-cell table:style-name="ce58" office:value-type="string">
            <text:p>Step 1: Add document</text:p>
          </table:table-cell>
          <table:table-cell table:style-name="ce58" office:value-type="string">
            <text:p>- Login by root</text:p>
            <text:p>- Go to Sites Explorer → Sites Management</text:p>
            <text:p>- Select /acme/categories/acme</text:p>
            <text:p>- Add 1 document</text:p>
          </table:table-cell>
          <table:table-cell table:style-name="ce58" office:value-type="string">
            <text:p>Document is added</text:p>
          </table:table-cell>
          <table:table-cell table:style-name="ce58" office:value-type="string">
            <text:p>Low</text:p>
          </table:table-cell>
          <table:table-cell table:style-name="ce57" office:value-type="string">
            <text:p>ECM-5440</text:p>
            <text:p>CCP-342</text:p>
          </table:table-cell>
          <table:table-cell table:number-columns-repeated="245"/>
        </table:table-row>
        <table:table-row table:style-name="ro15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7_ECM_001</text:p>
          </table:table-cell>
          <table:table-cell table:style-name="ce8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8" table:formula="of:=[.B8]" office:value-type="string" office:string-value="REG_AIO167_ECM_001">
            <text:p>REG_AIO167_ECM_001</text:p>
          </table:table-cell>
          <table:table-cell table:style-name="ce58" office:value-type="string">
            <text:p>Check the name of document author</text:p>
          </table:table-cell>
          <table:table-cell table:style-name="ce58" office:value-type="string">
            <text:p>Step 2: Add more view to display</text:p>
          </table:table-cell>
          <table:table-cell table:style-name="ce58" office:value-type="string">
            <text:p>- Go to Sites Administrator</text:p>
            <text:p>- Select Content Presentation → Manage Drives</text:p>
            <text:p>- Click Edit icon at Sites Management</text:p>
            <text:p>- Add admin-view, system-view for this drive</text:p>
            <text:p>- Save</text:p>
          </table:table-cell>
          <table:table-cell table:style-name="ce58" office:value-type="string">
            <text:p>Drive is edited</text:p>
          </table:table-cell>
          <table:table-cell table:style-name="ce58" office:value-type="string">
            <text:p>Low</text:p>
          </table:table-cell>
          <table:table-cell table:style-name="ce57" office:value-type="string">
            <text:p>ECM-5440</text:p>
            <text:p>CCP-342</text:p>
          </table:table-cell>
          <table:table-cell table:style-name="ce58"/>
          <table:table-cell table:number-columns-repeated="244"/>
        </table:table-row>
        <table:table-row table:style-name="ro16">
          <table:table-cell table:style-name="ce6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7" office:value-type="string">
            <text:p>REG_AIO167_ECM_001</text:p>
          </table:table-cell>
          <table:table-cell table:style-name="ce8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8" table:formula="of:=[.B9]" office:value-type="string" office:string-value="REG_AIO167_ECM_001">
            <text:p>REG_AIO167_ECM_001</text:p>
          </table:table-cell>
          <table:table-cell table:style-name="ce58" office:value-type="string">
            <text:p>Check the name of document author</text:p>
          </table:table-cell>
          <table:table-cell table:style-name="ce58" office:value-type="string">
            <text:p>Step 3: Check owner of added document in admin view</text:p>
          </table:table-cell>
          <table:table-cell table:style-name="ce58" office:value-type="string">
            <text:p>- Back to Sites Explorer</text:p>
            <text:p>- Sites Management</text:p>
            <text:p>- Select Admin view</text:p>
            <text:p>- acme/categories/acme</text:p>
            <text:p/>
          </table:table-cell>
          <table:table-cell table:style-name="ce58" office:value-type="string">
            <text:p>Owner of added document at step 1 is “root”</text:p>
          </table:table-cell>
          <table:table-cell table:style-name="ce58" office:value-type="string">
            <text:p>Low</text:p>
          </table:table-cell>
          <table:table-cell table:style-name="ce57" office:value-type="string">
            <text:p>ECM-5440</text:p>
            <text:p>CCP-342</text:p>
          </table:table-cell>
          <table:table-cell table:style-name="ce58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7_ECM_001</text:p>
          </table:table-cell>
          <table:table-cell table:style-name="ce8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8" table:formula="of:=[.B10]" office:value-type="string" office:string-value="REG_AIO167_ECM_001">
            <text:p>REG_AIO167_ECM_001</text:p>
          </table:table-cell>
          <table:table-cell table:style-name="ce58" office:value-type="string">
            <text:p>Check the name of document author</text:p>
          </table:table-cell>
          <table:table-cell table:style-name="ce58" office:value-type="string">
            <text:p>Step 4: Check owner of add document in system view</text:p>
          </table:table-cell>
          <table:table-cell table:style-name="ce58" office:value-type="string">
            <text:p>- Select system view</text:p>
          </table:table-cell>
          <table:table-cell table:style-name="ce58" office:value-type="string">
            <text:p>Owner of added document at step 1 is “root”</text:p>
          </table:table-cell>
          <table:table-cell table:style-name="ce58" office:value-type="string">
            <text:p>Low</text:p>
          </table:table-cell>
          <table:table-cell table:style-name="ce57" office:value-type="string">
            <text:p>ECM-5440</text:p>
            <text:p>CCP-342</text:p>
          </table:table-cell>
          <table:table-cell table:style-name="ce58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6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7_ECM_001</text:p>
          </table:table-cell>
          <table:table-cell table:style-name="ce8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8" table:formula="of:=[.B11]" office:value-type="string" office:string-value="REG_AIO167_ECM_001">
            <text:p>REG_AIO167_ECM_001</text:p>
          </table:table-cell>
          <table:table-cell table:style-name="ce58" office:value-type="string">
            <text:p>Check the name of document author</text:p>
          </table:table-cell>
          <table:table-cell table:style-name="ce58" office:value-type="string">
            <text:p>Step 5: Check owner of add document in wcm view</text:p>
          </table:table-cell>
          <table:table-cell table:style-name="ce58" office:value-type="string">
            <text:p>- Select wcm view</text:p>
          </table:table-cell>
          <table:table-cell table:style-name="ce58" office:value-type="string">
            <text:p>Owner of added document at step 1 is “root”</text:p>
          </table:table-cell>
          <table:table-cell table:style-name="ce58" office:value-type="string">
            <text:p>Low</text:p>
          </table:table-cell>
          <table:table-cell table:style-name="ce57" office:value-type="string">
            <text:p>ECM-5440</text:p>
            <text:p>CCP-342</text:p>
          </table:table-cell>
          <table:table-cell table:style-name="ce58" office:value-type="string">
            <text:p>__system instead of root</text:p>
          </table:table-cell>
          <table:table-cell table:number-columns-repeated="244"/>
        </table:table-row>
        <table:table-row table:style-name="ro16">
          <table:table-cell table:style-name="ce69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8" office:value-type="string">
            <text:p>REG_AIO167_ECM_002</text:p>
          </table:table-cell>
          <table:table-cell table:style-name="ce80" office:value-type="float" office:value="1">
            <text:p>001</text:p>
          </table:table-cell>
          <table:table-cell table:style-name="ce58" table:formula="of:=[.B12]" office:value-type="string" office:string-value="REG_AIO167_ECM_002">
            <text:p>REG_AIO167_ECM_002</text:p>
          </table:table-cell>
          <table:table-cell table:style-name="ce174" office:value-type="string">
            <text:p>Check delete tag for document</text:p>
          </table:table-cell>
          <table:table-cell table:style-name="ce58" office:value-type="string">
            <text:p>Step 1: Add document</text:p>
          </table:table-cell>
          <table:table-cell table:style-name="ce58" office:value-type="string">
            <text:p>- Login</text:p>
            <text:p>- Go to Sites Explorer → Sites Management</text:p>
            <text:p>- Select acme → documents</text:p>
            <text:p>- Add 1 document</text:p>
          </table:table-cell>
          <table:table-cell table:style-name="ce58" office:value-type="string">
            <text:p>Document is added</text:p>
          </table:table-cell>
          <table:table-cell table:style-name="ce58" office:value-type="string">
            <text:p>High</text:p>
          </table:table-cell>
          <table:table-cell table:style-name="ce58" office:value-type="string">
            <text:p>ECM-5491</text:p>
            <text:p>CCP-419</text:p>
          </table:table-cell>
          <table:table-cell table:style-name="ce58"/>
          <table:table-cell table:number-columns-repeated="244"/>
        </table:table-row>
        <table:table-row table:style-name="ro16">
          <table:table-cell table:style-name="ce69" table:formula="of:=IF(VALUE(MID(['Bugs_v1.6.9'.F7];6;FIND(&quot;:&quot;;['Bugs_v1.6.9'.F7];1)-FIND(&quot; &quot;;['Bugs_v1.6.9'.F7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27" office:value-type="string">
            <text:p>REG_AIO167_ECM_002</text:p>
          </table:table-cell>
          <table:table-cell table:style-name="ce80" table:formula="of:=IF(VALUE(MID(['Bugs_v1.6.9'.F7];6;FIND(&quot;:&quot;;['Bugs_v1.6.9'.F7];1)-FIND(&quot; &quot;;['Bugs_v1.6.9'.F7];1)-1))&gt;VALUE(MID([.F12];6;FIND(&quot;:&quot;;[.F12];1)-FIND(&quot; &quot;;[.F12];1)-1));[.C12];[.C12]+1)" office:value-type="float" office:value="2">
            <text:p>002</text:p>
          </table:table-cell>
          <table:table-cell table:style-name="ce58" table:formula="of:=['Bugs_v1.6.9'.B7]" office:value-type="string" office:string-value="REG_AIO169_WCM_002">
            <text:p>REG_AIO169_WCM_002</text:p>
          </table:table-cell>
          <table:table-cell table:style-name="ce58" office:value-type="string">
            <text:p>Check delete tag for document</text:p>
          </table:table-cell>
          <table:table-cell table:style-name="ce58" office:value-type="string">
            <text:p>Step 2: Add tag for document</text:p>
          </table:table-cell>
          <table:table-cell table:style-name="ce58" office:value-type="string">
            <text:p>- Select added document</text:p>
            <text:p>- Click Collaboration tab</text:p>
            <text:p>- Click Tagging this document</text:p>
            <text:p>- Input Name for tag</text:p>
            <text:p>- Click Add Tags</text:p>
          </table:table-cell>
          <table:table-cell table:style-name="ce58" office:value-type="string">
            <text:p>Tag is added</text:p>
          </table:table-cell>
          <table:table-cell table:style-name="ce58" office:value-type="string">
            <text:p>High</text:p>
          </table:table-cell>
          <table:table-cell table:style-name="ce58" office:value-type="string">
            <text:p>ECM-5491</text:p>
            <text:p>CCP-419</text:p>
          </table:table-cell>
          <table:table-cell table:style-name="ce58"/>
          <table:table-cell table:number-columns-repeated="244"/>
        </table:table-row>
        <table:table-row table:style-name="ro7">
          <table:table-cell table:style-name="ce69" table:formula="of:=IF(VALUE(MID(['Bugs_v1.6.9'.F8];6;FIND(&quot;:&quot;;['Bugs_v1.6.9'.F8];1)-FIND(&quot; &quot;;['Bugs_v1.6.9'.F8];1)-1))&gt;VALUE(MID(['Bugs_v1.6.9'.F7];6;FIND(&quot;:&quot;;['Bugs_v1.6.9'.F7];1)-FIND(&quot; &quot;;['Bugs_v1.6.9'.F7];1)-1));&quot;&quot;;MAX([.A$7:.A13])+1)" office:value-type="float" office:value="4">
            <text:p>004</text:p>
          </table:table-cell>
          <table:table-cell table:style-name="ce27" office:value-type="string">
            <text:p>REG_AIO167_ECM_002</text:p>
          </table:table-cell>
          <table:table-cell table:style-name="ce80" table:formula="of:=IF(VALUE(MID(['Bugs_v1.6.9'.F8];6;FIND(&quot;:&quot;;['Bugs_v1.6.9'.F8];1)-FIND(&quot; &quot;;['Bugs_v1.6.9'.F8];1)-1))&gt;VALUE(MID(['Bugs_v1.6.9'.F7];6;FIND(&quot;:&quot;;['Bugs_v1.6.9'.F7];1)-FIND(&quot; &quot;;['Bugs_v1.6.9'.F7];1)-1));['Bugs_v1.6.9'.C7];['Bugs_v1.6.9'.C7]+1)" office:value-type="float" office:value="2">
            <text:p>002</text:p>
          </table:table-cell>
          <table:table-cell table:style-name="ce58" table:formula="of:=['Bugs_v1.6.9'.B8]" office:value-type="string" office:string-value="REG_AIO169_WCM_002">
            <text:p>REG_AIO169_WCM_002</text:p>
          </table:table-cell>
          <table:table-cell table:style-name="ce58" office:value-type="string">
            <text:p>Check delete tag for document</text:p>
          </table:table-cell>
          <table:table-cell table:style-name="ce58" office:value-type="string">
            <text:p>Step 3: Check listing added tag</text:p>
          </table:table-cell>
          <table:table-cell table:style-name="ce58" office:value-type="string">
            <text:p>- Click Tag cloud icon</text:p>
          </table:table-cell>
          <table:table-cell table:style-name="ce58" office:value-type="string">
            <text:p>Added tag is listed in left pane</text:p>
          </table:table-cell>
          <table:table-cell table:style-name="ce58" office:value-type="string">
            <text:p>High</text:p>
          </table:table-cell>
          <table:table-cell table:style-name="ce58" office:value-type="string">
            <text:p>ECM-5491</text:p>
            <text:p>CCP-419</text:p>
          </table:table-cell>
          <table:table-cell table:style-name="ce58"/>
          <table:table-cell table:number-columns-repeated="244"/>
        </table:table-row>
        <table:table-row table:style-name="ro8">
          <table:table-cell table:style-name="ce69" table:formula="of:=IF(VALUE(MID(['Bugs_v1.6.9'.F9];6;FIND(&quot;:&quot;;['Bugs_v1.6.9'.F9];1)-FIND(&quot; &quot;;['Bugs_v1.6.9'.F9];1)-1))&gt;VALUE(MID(['Bugs_v1.6.9'.F8];6;FIND(&quot;:&quot;;['Bugs_v1.6.9'.F8];1)-FIND(&quot; &quot;;['Bugs_v1.6.9'.F8];1)-1));&quot;&quot;;MAX([.A$7:.A14])+1)">
            <text:p/>
          </table:table-cell>
          <table:table-cell table:style-name="ce27" office:value-type="string">
            <text:p>REG_AIO167_ECM_002</text:p>
          </table:table-cell>
          <table:table-cell table:style-name="ce80" table:formula="of:=IF(VALUE(MID(['Bugs_v1.6.9'.F9];6;FIND(&quot;:&quot;;['Bugs_v1.6.9'.F9];1)-FIND(&quot; &quot;;['Bugs_v1.6.9'.F9];1)-1))&gt;VALUE(MID(['Bugs_v1.6.9'.F8];6;FIND(&quot;:&quot;;['Bugs_v1.6.9'.F8];1)-FIND(&quot; &quot;;['Bugs_v1.6.9'.F8];1)-1));['Bugs_v1.6.9'.C8];['Bugs_v1.6.9'.C8]+1)" office:value-type="float" office:value="2">
            <text:p>002</text:p>
          </table:table-cell>
          <table:table-cell table:style-name="ce58" table:formula="of:=['Bugs_v1.6.9'.B9]" office:value-type="string" office:string-value="REG_AIO169_WCM_002">
            <text:p>REG_AIO169_WCM_002</text:p>
          </table:table-cell>
          <table:table-cell table:style-name="ce58" office:value-type="string">
            <text:p>Check delete tag for document</text:p>
          </table:table-cell>
          <table:table-cell table:style-name="ce58" office:value-type="string">
            <text:p>Step 4: Check listing document from specific tag</text:p>
          </table:table-cell>
          <table:table-cell table:style-name="ce58" office:value-type="string">
            <text:p>Click on name of tag in left pane</text:p>
          </table:table-cell>
          <table:table-cell table:style-name="ce58" office:value-type="string">
            <text:p>Added document above is listed in right pane</text:p>
          </table:table-cell>
          <table:table-cell table:style-name="ce58" office:value-type="string">
            <text:p>High</text:p>
          </table:table-cell>
          <table:table-cell table:style-name="ce58" office:value-type="string">
            <text:p>ECM-5491</text:p>
            <text:p>CCP-419</text:p>
          </table:table-cell>
          <table:table-cell table:style-name="ce58"/>
          <table:table-cell table:number-columns-repeated="244"/>
        </table:table-row>
        <table:table-row table:style-name="ro19">
          <table:table-cell table:style-name="ce69" table:formula="of:=IF(VALUE(MID([.F16];6;FIND(&quot;:&quot;;[.F16];1)-FIND(&quot; &quot;;[.F16];1)-1))&gt;VALUE(MID(['Bugs_v1.6.9'.F9];6;FIND(&quot;:&quot;;['Bugs_v1.6.9'.F9];1)-FIND(&quot; &quot;;['Bugs_v1.6.9'.F9];1)-1));&quot;&quot;;MAX([.A$7:.A15])+1)">
            <text:p/>
          </table:table-cell>
          <table:table-cell table:style-name="ce27" office:value-type="string">
            <text:p>REG_AIO167_ECM_002</text:p>
          </table:table-cell>
          <table:table-cell table:style-name="ce80" table:formula="of:=IF(VALUE(MID([.F16];6;FIND(&quot;:&quot;;[.F16];1)-FIND(&quot; &quot;;[.F16];1)-1))&gt;VALUE(MID(['Bugs_v1.6.9'.F9];6;FIND(&quot;:&quot;;['Bugs_v1.6.9'.F9];1)-FIND(&quot; &quot;;['Bugs_v1.6.9'.F9];1)-1));['Bugs_v1.6.9'.C9];['Bugs_v1.6.9'.C9]+1)" office:value-type="float" office:value="2">
            <text:p>002</text:p>
          </table:table-cell>
          <table:table-cell table:style-name="ce58" table:formula="of:=[.B16]" office:value-type="string" office:string-value="REG_AIO167_ECM_002">
            <text:p>REG_AIO167_ECM_002</text:p>
          </table:table-cell>
          <table:table-cell table:style-name="ce58" office:value-type="string">
            <text:p>Check delete tag for document</text:p>
          </table:table-cell>
          <table:table-cell table:style-name="ce58" office:value-type="string">
            <text:p>Step 5: Delete tag</text:p>
          </table:table-cell>
          <table:table-cell table:style-name="ce58" office:value-type="string">
            <text:p>- Click File Explorer icon</text:p>
            <text:p>- Select to view added document</text:p>
            <text:p>- Click Tagging this document </text:p>
            <text:p>- Click Delete icon </text:p>
          </table:table-cell>
          <table:table-cell table:style-name="ce58" office:value-type="string">
            <text:p>Tag is deleted</text:p>
          </table:table-cell>
          <table:table-cell table:style-name="ce58" office:value-type="string">
            <text:p>High</text:p>
          </table:table-cell>
          <table:table-cell table:style-name="ce58" office:value-type="string">
            <text:p>ECM-5491</text:p>
            <text:p>CCP-419</text:p>
          </table:table-cell>
          <table:table-cell table:style-name="ce58" office:value-type="string">
            <text:p>Can not delete</text:p>
          </table:table-cell>
          <table:table-cell table:number-columns-repeated="244"/>
        </table:table-row>
        <table:table-row table:style-name="ro7">
          <table:table-cell table:style-name="ce6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7_ECM_002</text:p>
          </table:table-cell>
          <table:table-cell table:style-name="ce80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58" table:formula="of:=[.B17]" office:value-type="string" office:string-value="REG_AIO167_ECM_002">
            <text:p>REG_AIO167_ECM_002</text:p>
          </table:table-cell>
          <table:table-cell table:style-name="ce58" office:value-type="string">
            <text:p>Check delete tag for document</text:p>
          </table:table-cell>
          <table:table-cell table:style-name="ce58" office:value-type="string">
            <text:p>Step 6: Check after deleting tag</text:p>
          </table:table-cell>
          <table:table-cell table:style-name="ce58" office:value-type="string">
            <text:p>- Click Tag cloud icon</text:p>
            <text:p>- Click on name of tag in left pane</text:p>
          </table:table-cell>
          <table:table-cell table:style-name="ce58" office:value-type="string">
            <text:p>There's no document listed</text:p>
          </table:table-cell>
          <table:table-cell table:style-name="ce58" office:value-type="string">
            <text:p>High</text:p>
          </table:table-cell>
          <table:table-cell table:style-name="ce58" office:value-type="string">
            <text:p>ECM-5491</text:p>
            <text:p>CCP-419</text:p>
          </table:table-cell>
          <table:table-cell table:style-name="ce58"/>
          <table:table-cell table:number-columns-repeated="244"/>
        </table:table-row>
        <table:table-row table:style-name="ro23">
          <table:table-cell table:style-name="ce69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48" office:value-type="string">
            <text:p>REG_AIO167_ECM_003</text:p>
          </table:table-cell>
          <table:table-cell table:style-name="ce175" office:value-type="float" office:value="1">
            <text:p>001</text:p>
          </table:table-cell>
          <table:table-cell table:style-name="ce174" table:formula="of:=[.B18]" office:value-type="string" office:string-value="REG_AIO167_ECM_003">
            <text:p>REG_AIO167_ECM_003</text:p>
          </table:table-cell>
          <table:table-cell table:style-name="ce174" office:value-type="string">
            <text:p>Check Date field after clicking on "+" to add a new value in another field when view metadata</text:p>
          </table:table-cell>
          <table:table-cell table:style-name="ce58" office:value-type="string">
            <text:p>Step 1: Add more view on drive</text:p>
          </table:table-cell>
          <table:table-cell table:style-name="ce58" office:value-type="string">
            <text:p>- Login by admin</text:p>
            <text:p>- Go to Sites Administration → Content Presentation → Manage Drive</text:p>
            <text:p>- Edit Manage Sites drive: Add admin view</text:p>
          </table:table-cell>
          <table:table-cell table:style-name="ce58" office:value-type="string">
            <text:p>Drive is edit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8"/>
          <table:table-cell table:number-columns-repeated="244"/>
        </table:table-row>
        <table:table-row table:style-name="ro19">
          <table:table-cell table:style-name="ce6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_AIO167_ECM_003</text:p>
          </table:table-cell>
          <table:table-cell table:style-name="ce80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8" table:formula="of:=[.B19]" office:value-type="string" office:string-value="REG_AIO167_ECM_003">
            <text:p>REG_AIO167_ECM_003</text:p>
          </table:table-cell>
          <table:table-cell table:style-name="ce58" office:value-type="string">
            <text:p>Check Date field after clicking on "+" to add a new value in another field when view metadata</text:p>
          </table:table-cell>
          <table:table-cell table:style-name="ce58" office:value-type="string">
            <text:p>Step 2: Upload file</text:p>
          </table:table-cell>
          <table:table-cell table:style-name="ce58" office:value-type="string">
            <text:p>- Go to Sites Explorer --&gt;Sites Management</text:p>
            <text:p>- Select acme → documents</text:p>
            <text:p>- Upload 1 file (img, doc)</text:p>
          </table:table-cell>
          <table:table-cell table:style-name="ce58" office:value-type="string">
            <text:p>Upload file is done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8"/>
          <table:table-cell table:number-columns-repeated="244"/>
        </table:table-row>
        <table:table-row table:style-name="ro19">
          <table:table-cell table:style-name="ce6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7_ECM_003</text:p>
          </table:table-cell>
          <table:table-cell table:style-name="ce80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8" table:formula="of:=[.B20]" office:value-type="string" office:string-value="REG_AIO167_ECM_003">
            <text:p>REG_AIO167_ECM_003</text:p>
          </table:table-cell>
          <table:table-cell table:style-name="ce58" office:value-type="string">
            <text:p>Check Date field after clicking on "+" to add a new value in another field when view metadata</text:p>
          </table:table-cell>
          <table:table-cell table:style-name="ce58" office:value-type="string">
            <text:p>Step 3: View Metadata</text:p>
          </table:table-cell>
          <table:table-cell table:style-name="ce58" office:value-type="string">
            <text:p>- Choose Admin view</text:p>
            <text:p>- Select uploaded file</text:p>
            <text:p>- Click View Metadata in Info tab</text:p>
          </table:table-cell>
          <table:table-cell table:style-name="ce58" office:value-type="string">
            <text:p>View metadata form is shown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number-columns-repeated="245"/>
        </table:table-row>
        <table:table-row table:style-name="ro23">
          <table:table-cell table:style-name="ce6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AIO167_ECM_003</text:p>
          </table:table-cell>
          <table:table-cell table:style-name="ce80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8" table:formula="of:=[.B21]" office:value-type="string" office:string-value="REG_AIO167_ECM_003">
            <text:p>REG_AIO167_ECM_003</text:p>
          </table:table-cell>
          <table:table-cell table:style-name="ce58" office:value-type="string">
            <text:p>Check Date field after clicking on "+" to add a new value in another field when view metadata</text:p>
          </table:table-cell>
          <table:table-cell table:style-name="ce58" office:value-type="string">
            <text:p>Step 4: Edit metadata</text:p>
          </table:table-cell>
          <table:table-cell table:style-name="ce58" office:value-type="string">
            <text:p>- Click Add Edit</text:p>
            <text:p>- Change value for Date</text:p>
            <text:p>- Click Add item at another field</text:p>
          </table:table-cell>
          <table:table-cell table:style-name="ce58" office:value-type="string">
            <text:p>New text box is added for that field, Date keeps changed value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8" office:value-type="string">
            <text:p>Date field is reset after clicking on "+" to add a new value in another field</text:p>
          </table:table-cell>
          <table:table-cell table:number-columns-repeated="244"/>
        </table:table-row>
        <table:table-row table:style-name="ro24">
          <table:table-cell table:style-name="ce69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8" office:value-type="string">
            <text:p>REG_AIO167_ECM_004</text:p>
          </table:table-cell>
          <table:table-cell table:style-name="ce80" office:value-type="float" office:value="1">
            <text:p>001</text:p>
          </table:table-cell>
          <table:table-cell table:style-name="ce58" table:formula="of:=[.B22]" office:value-type="string" office:string-value="REG_AIO167_ECM_004">
            <text:p>REG_AIO167_ECM_004</text:p>
          </table:table-cell>
          <table:table-cell table:style-name="ce174" office:value-type="string">
            <text:p>Check sorting document by Modified date</text:p>
          </table:table-cell>
          <table:table-cell table:style-name="ce58" office:value-type="string">
            <text:p>Step 1: Sort by Modified date</text:p>
          </table:table-cell>
          <table:table-cell table:style-name="ce58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Modified date for Sort by</text:p>
            <text:p>- Choose Ascending/Descending for Order</text:p>
            <text:p>- Save</text:p>
          </table:table-cell>
          <table:table-cell table:style-name="ce58" office:value-type="string">
            <text:p>All nodes are sort properly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5</text:p>
            <text:p>CCP-508</text:p>
          </table:table-cell>
          <table:table-cell table:style-name="ce58" office:value-type="string">
            <text:p>Sort doesn't work.</text:p>
          </table:table-cell>
          <table:table-cell table:number-columns-repeated="244"/>
        </table:table-row>
        <table:table-row table:style-name="ro24">
          <table:table-cell table:style-name="ce69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REG_AIO167_ECM_004</text:p>
          </table:table-cell>
          <table:table-cell table:style-name="ce80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58" table:formula="of:=[.B23]" office:value-type="string" office:string-value="REG_AIO167_ECM_004">
            <text:p>REG_AIO167_ECM_004</text:p>
          </table:table-cell>
          <table:table-cell table:style-name="ce174" office:value-type="string">
            <text:p>Check sorting document by Created date</text:p>
          </table:table-cell>
          <table:table-cell table:style-name="ce58" office:value-type="string">
            <text:p>Step 1: Sort by Created date</text:p>
          </table:table-cell>
          <table:table-cell table:style-name="ce58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Created date for Sort by</text:p>
            <text:p>- Choose Ascending/Descending for Order</text:p>
            <text:p>- Save</text:p>
          </table:table-cell>
          <table:table-cell table:style-name="ce58" office:value-type="string">
            <text:p>All nodes are sort properly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5</text:p>
            <text:p>CCP-508</text:p>
          </table:table-cell>
          <table:table-cell table:style-name="ce58" office:value-type="string">
            <text:p>Sort doesn't work.</text:p>
          </table:table-cell>
          <table:table-cell table:number-columns-repeated="244"/>
        </table:table-row>
        <table:table-row table:style-name="ro23">
          <table:table-cell table:style-name="ce69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48" office:value-type="string">
            <text:p>REG_AIO167_ECM_005</text:p>
          </table:table-cell>
          <table:table-cell table:style-name="ce80" office:value-type="float" office:value="1">
            <text:p>001</text:p>
          </table:table-cell>
          <table:table-cell table:style-name="ce58" table:formula="of:=[.B24]" office:value-type="string" office:string-value="REG_AIO167_ECM_005">
            <text:p>REG_AIO167_ECM_005</text:p>
          </table:table-cell>
          <table:table-cell table:style-name="ce174" office:value-type="string">
            <text:p>Check deleting content created in category from the web content folder</text:p>
          </table:table-cell>
          <table:table-cell table:style-name="ce58" office:value-type="string">
            <text:p>Step 1: Add content</text:p>
          </table:table-cell>
          <table:table-cell table:style-name="ce58" office:value-type="string">
            <text:p>- Go to Sites Explorer → Sites management</text:p>
            <text:p>- Select "classic/categories/classic".</text:p>
            <text:p>- Create a new "Free layout webcontent" file.</text:p>
          </table:table-cell>
          <table:table-cell table:style-name="ce58" office:value-type="string">
            <text:p>New free layout content is add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<text:span text:style-name="T10">ECM-5519</text:span></text:p>
            <text:p><text:span text:style-name="T10">CCP-532</text:span></text:p>
          </table:table-cell>
          <table:table-cell table:style-name="ce58"/>
          <table:table-cell table:number-columns-repeated="244"/>
        </table:table-row>
        <table:table-row table:style-name="ro8">
          <table:table-cell table:style-name="ce69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7" office:value-type="string">
            <text:p>REG_AIO167_ECM_005</text:p>
          </table:table-cell>
          <table:table-cell table:style-name="ce80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8" table:formula="of:=[.B25]" office:value-type="string" office:string-value="REG_AIO167_ECM_005">
            <text:p>REG_AIO167_ECM_005</text:p>
          </table:table-cell>
          <table:table-cell table:style-name="ce58" office:value-type="string">
            <text:p>Check deleting content created in category from the web content folder</text:p>
          </table:table-cell>
          <table:table-cell table:style-name="ce58" office:value-type="string">
            <text:p>Step 2: Delete content</text:p>
          </table:table-cell>
          <table:table-cell table:style-name="ce58" office:value-type="string">
            <text:p>- Go to "/classic/web contents/YYYY/MM/DD".</text:p>
            <text:p>- Delete added web content</text:p>
          </table:table-cell>
          <table:table-cell table:style-name="ce58" office:value-type="string">
            <text:p>Delete content is done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<text:span text:style-name="T10">ECM-5519</text:span></text:p>
            <text:p><text:span text:style-name="T10">CCP-532</text:span></text:p>
          </table:table-cell>
          <table:table-cell table:style-name="ce58" office:value-type="string">
            <text:p>"msg" message and the exception</text:p>
          </table:table-cell>
          <table:table-cell table:number-columns-repeated="244"/>
        </table:table-row>
        <table:table-row table:style-name="ro16">
          <table:table-cell table:style-name="ce69" table:formula="of:=IF(VALUE(MID([.F26];6;FIND(&quot;:&quot;;[.F26];1)-FIND(&quot; &quot;;[.F26];1)-1))&gt;VALUE(MID([.F25];6;FIND(&quot;:&quot;;[.F25];1)-FIND(&quot; &quot;;[.F25];1)-1));&quot;&quot;;MAX([.A$7:.A25])+1)" office:value-type="float" office:value="9">
            <text:p>009</text:p>
          </table:table-cell>
          <table:table-cell table:style-name="ce48" office:value-type="string">
            <text:p>REG_AIO167_ECM_006</text:p>
          </table:table-cell>
          <table:table-cell table:style-name="ce80" office:value-type="float" office:value="1">
            <text:p>001</text:p>
          </table:table-cell>
          <table:table-cell table:style-name="ce58" table:formula="of:=[.B26]" office:value-type="string" office:string-value="REG_AIO167_ECM_006">
            <text:p>REG_AIO167_ECM_006</text:p>
          </table:table-cell>
          <table:table-cell table:style-name="ce174" office:value-type="string">
            <text:p>Check publish &amp; view node properties after restore version from Manage Version</text:p>
          </table:table-cell>
          <table:table-cell table:style-name="ce58" office:value-type="string">
            <text:p>Step 1: Add admin view in drive</text:p>
          </table:table-cell>
          <table:table-cell table:style-name="ce58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8" office:value-type="string">
            <text:p>Admin view is added in Sites Management drive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8"/>
          <table:table-cell table:number-columns-repeated="244"/>
        </table:table-row>
        <table:table-row table:style-name="ro16">
          <table:table-cell table:style-name="ce6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8" table:formula="of:=[.B27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Version</text:p>
          </table:table-cell>
          <table:table-cell table:style-name="ce58" office:value-type="string">
            <text:p>Step 2: Add document</text:p>
          </table:table-cell>
          <table:table-cell table:style-name="ce58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8" office:value-type="string">
            <text:p>Document is add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8"/>
          <table:table-cell table:number-columns-repeated="244"/>
        </table:table-row>
        <table:table-row table:style-name="ro23">
          <table:table-cell table:style-name="ce69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8" table:formula="of:=[.B28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Version</text:p>
          </table:table-cell>
          <table:table-cell table:style-name="ce58" office:value-type="string">
            <text:p>Step 3: Add version for node</text:p>
          </table:table-cell>
          <table:table-cell table:style-name="ce58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8" office:value-type="string">
            <text:p>Document is added in different version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8"/>
          <table:table-cell table:number-columns-repeated="244"/>
        </table:table-row>
        <table:table-row table:style-name="ro16">
          <table:table-cell table:style-name="ce69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8" table:formula="of:=[.B29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Version</text:p>
          </table:table-cell>
          <table:table-cell table:style-name="ce58" office:value-type="string">
            <text:p>Step 4: Export node with version</text:p>
          </table:table-cell>
          <table:table-cell table:style-name="ce58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8" office:value-type="string">
            <text:p>2 files are export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8"/>
          <table:table-cell table:number-columns-repeated="244"/>
        </table:table-row>
        <table:table-row table:style-name="ro19">
          <table:table-cell table:style-name="ce6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8" table:formula="of:=[.B30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Version</text:p>
          </table:table-cell>
          <table:table-cell table:style-name="ce58" office:value-type="string">
            <text:p>Step 5: View node properties</text:p>
          </table:table-cell>
          <table:table-cell table:style-name="ce58" office:value-type="string">
            <text:p>Click View node type</text:p>
          </table:table-cell>
          <table:table-cell table:style-name="ce58" office:value-type="string">
            <text:p>Node type information form for selecting document is shown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8"/>
          <table:table-cell table:number-columns-repeated="244"/>
        </table:table-row>
        <table:table-row table:style-name="ro19">
          <table:table-cell table:style-name="ce6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8" table:formula="of:=[.B31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Version</text:p>
          </table:table-cell>
          <table:table-cell table:style-name="ce58" office:value-type="string">
            <text:p>Step 6: Publish content</text:p>
          </table:table-cell>
          <table:table-cell table:style-name="ce58" office:value-type="string">
            <text:p>- Click Manage Publication in Admin tab of Admin view </text:p>
            <text:p>- Click Live</text:p>
          </table:table-cell>
          <table:table-cell table:style-name="ce58" office:value-type="string">
            <text:p>Document status is published, <text:s/>Enrolled is mark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8"/>
          <table:table-cell table:number-columns-repeated="244"/>
        </table:table-row>
        <table:table-row table:style-name="ro17">
          <table:table-cell table:style-name="ce6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8" table:formula="of:=[.B32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Version</text:p>
          </table:table-cell>
          <table:table-cell table:style-name="ce58" office:value-type="string">
            <text:p>Step 7: Import node</text:p>
          </table:table-cell>
          <table:table-cell table:style-name="ce58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8" office:value-type="string">
            <text:p>Document is imported with all versions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8"/>
          <table:table-cell table:number-columns-repeated="244"/>
        </table:table-row>
        <table:table-row table:style-name="ro19">
          <table:table-cell table:style-name="ce69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8" table:formula="of:=[.B33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Version</text:p>
          </table:table-cell>
          <table:table-cell table:style-name="ce58" office:value-type="string">
            <text:p>Step 8: Show Manage Versions form</text:p>
          </table:table-cell>
          <table:table-cell table:style-name="ce58" office:value-type="string">
            <text:p>- Select imported document</text:p>
            <text:p>- Click Manage Version in Admin tab of admin view</text:p>
          </table:table-cell>
          <table:table-cell table:style-name="ce58" office:value-type="string">
            <text:p>Manage version form is shown, list all versions of document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9">
          <table:table-cell table:style-name="ce6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8" table:formula="of:=[.B34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Version</text:p>
          </table:table-cell>
          <table:table-cell table:style-name="ce58" office:value-type="string">
            <text:p>Step 9: Restore from Manage Versions</text:p>
          </table:table-cell>
          <table:table-cell table:style-name="ce58" office:value-type="string">
            <text:p>- Click Restore Version icon at a specific version</text:p>
            <text:p>- Close Manage version form</text:p>
          </table:table-cell>
          <table:table-cell table:style-name="ce58" office:value-type="string">
            <text:p>Restore successfully, content of document is restored version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6">
          <table:table-cell table:style-name="ce69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8" table:formula="of:=[.B35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Version</text:p>
          </table:table-cell>
          <table:table-cell table:style-name="ce58" office:value-type="string">
            <text:p>Step 10: View node properties</text:p>
          </table:table-cell>
          <table:table-cell table:style-name="ce58" office:value-type="string">
            <text:p>Click View node type in Info tab </text:p>
          </table:table-cell>
          <table:table-cell table:style-name="ce58" office:value-type="string">
            <text:p>Node type information form for selecting document is shown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8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19">
          <table:table-cell table:style-name="ce69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8" table:formula="of:=[.B36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Version</text:p>
          </table:table-cell>
          <table:table-cell table:style-name="ce58" office:value-type="string">
            <text:p>Step 11: Publish content</text:p>
          </table:table-cell>
          <table:table-cell table:style-name="ce58" office:value-type="string">
            <text:p>- Click Manage Publication in Publication tab of WCM view </text:p>
            <text:p>- Click Live</text:p>
          </table:table-cell>
          <table:table-cell table:style-name="ce58" office:value-type="string">
            <text:p>Document status is published, <text:s/>Enrolled is mark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6">
          <table:table-cell table:style-name="ce69" table:formula="of:=IF(VALUE(MID([.F37];6;FIND(&quot;:&quot;;[.F37];1)-FIND(&quot; &quot;;[.F37];1)-1))&gt;VALUE(MID([.F36];6;FIND(&quot;:&quot;;[.F36];1)-FIND(&quot; &quot;;[.F36];1)-1));&quot;&quot;;MAX([.A$7:.A36])+1)" office:value-type="float" office:value="10">
            <text:p>010</text:p>
          </table:table-cell>
          <table:table-cell table:style-name="ce27" office:value-type="string">
            <text:p>REG_AIO167_ECM_006</text:p>
          </table:table-cell>
          <table:table-cell table:style-name="ce80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58" table:formula="of:=[.B37]" office:value-type="string" office:string-value="REG_AIO167_ECM_006">
            <text:p>REG_AIO167_ECM_006</text:p>
          </table:table-cell>
          <table:table-cell table:style-name="ce174" office:value-type="string">
            <text:p>Check publish &amp; view node properties after restore version from Manage Publication</text:p>
          </table:table-cell>
          <table:table-cell table:style-name="ce58" office:value-type="string">
            <text:p>Step 1: Add admin view in drive</text:p>
          </table:table-cell>
          <table:table-cell table:style-name="ce58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8" office:value-type="string">
            <text:p>Admin view is added in Sites Management drive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8"/>
          <table:table-cell table:number-columns-repeated="244"/>
        </table:table-row>
        <table:table-row table:style-name="ro16">
          <table:table-cell table:style-name="ce69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58" table:formula="of:=[.B38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Publication</text:p>
          </table:table-cell>
          <table:table-cell table:style-name="ce58" office:value-type="string">
            <text:p>Step 2: Add document</text:p>
          </table:table-cell>
          <table:table-cell table:style-name="ce58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8" office:value-type="string">
            <text:p>Document is add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8"/>
          <table:table-cell table:number-columns-repeated="244"/>
        </table:table-row>
        <table:table-row table:style-name="ro23">
          <table:table-cell table:style-name="ce69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8" table:formula="of:=[.B39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Publication</text:p>
          </table:table-cell>
          <table:table-cell table:style-name="ce58" office:value-type="string">
            <text:p>Step 3: Add version for node</text:p>
          </table:table-cell>
          <table:table-cell table:style-name="ce58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8" office:value-type="string">
            <text:p>Document is added in different version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8"/>
          <table:table-cell table:number-columns-repeated="244"/>
        </table:table-row>
        <table:table-row table:style-name="ro16">
          <table:table-cell table:style-name="ce69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8" table:formula="of:=[.B40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Publication</text:p>
          </table:table-cell>
          <table:table-cell table:style-name="ce58" office:value-type="string">
            <text:p>Step 4: Export node with version</text:p>
          </table:table-cell>
          <table:table-cell table:style-name="ce58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8" office:value-type="string">
            <text:p>2 files are export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8"/>
          <table:table-cell table:number-columns-repeated="244"/>
        </table:table-row>
        <table:table-row table:style-name="ro19">
          <table:table-cell table:style-name="ce69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8" table:formula="of:=[.B41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Publication</text:p>
          </table:table-cell>
          <table:table-cell table:style-name="ce58" office:value-type="string">
            <text:p>Step 5: View node properties</text:p>
          </table:table-cell>
          <table:table-cell table:style-name="ce58" office:value-type="string">
            <text:p>Click View node type</text:p>
          </table:table-cell>
          <table:table-cell table:style-name="ce58" office:value-type="string">
            <text:p>Node type information form for selecting document is shown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8"/>
          <table:table-cell table:number-columns-repeated="244"/>
        </table:table-row>
        <table:table-row table:style-name="ro19">
          <table:table-cell table:style-name="ce69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8" table:formula="of:=[.B42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Publication</text:p>
          </table:table-cell>
          <table:table-cell table:style-name="ce58" office:value-type="string">
            <text:p>Step 6: Publish content</text:p>
          </table:table-cell>
          <table:table-cell table:style-name="ce58" office:value-type="string">
            <text:p>- Click Manage Publication in Admin tab of Admin view </text:p>
            <text:p>- Click Live</text:p>
          </table:table-cell>
          <table:table-cell table:style-name="ce58" office:value-type="string">
            <text:p>Document status is published, <text:s/>Enrolled is mark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8"/>
          <table:table-cell table:number-columns-repeated="244"/>
        </table:table-row>
        <table:table-row table:style-name="ro17">
          <table:table-cell table:style-name="ce69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8" table:formula="of:=[.B43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Publication</text:p>
          </table:table-cell>
          <table:table-cell table:style-name="ce58" office:value-type="string">
            <text:p>Step 7: Import node</text:p>
          </table:table-cell>
          <table:table-cell table:style-name="ce58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8" office:value-type="string">
            <text:p>Document is imported with all versions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8"/>
          <table:table-cell table:number-columns-repeated="244"/>
        </table:table-row>
        <table:table-row table:style-name="ro19">
          <table:table-cell table:style-name="ce69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8" table:formula="of:=[.B44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Publication</text:p>
          </table:table-cell>
          <table:table-cell table:style-name="ce58" office:value-type="string">
            <text:p>Step 8: Show Manage Versions form</text:p>
          </table:table-cell>
          <table:table-cell table:style-name="ce58" office:value-type="string">
            <text:p>- Select imported document</text:p>
            <text:p>- Click Manage Publication</text:p>
          </table:table-cell>
          <table:table-cell table:style-name="ce58" office:value-type="string">
            <text:p>Manage publication form is shown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9">
          <table:table-cell table:style-name="ce69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8" table:formula="of:=[.B45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Publication</text:p>
          </table:table-cell>
          <table:table-cell table:style-name="ce58" office:value-type="string">
            <text:p>Step 9: Restore from Manage Versions</text:p>
          </table:table-cell>
          <table:table-cell table:style-name="ce58" office:value-type="string">
            <text:p>- Click Restore Version icon at a specific version</text:p>
            <text:p>- Close Manage publication form</text:p>
          </table:table-cell>
          <table:table-cell table:style-name="ce58" office:value-type="string">
            <text:p>Restore successfully, content of document is restored version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6">
          <table:table-cell table:style-name="ce69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8" table:formula="of:=[.B46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Publication</text:p>
          </table:table-cell>
          <table:table-cell table:style-name="ce58" office:value-type="string">
            <text:p>Step 10: View node properties</text:p>
          </table:table-cell>
          <table:table-cell table:style-name="ce58" office:value-type="string">
            <text:p>Click View node type in Info tab </text:p>
          </table:table-cell>
          <table:table-cell table:style-name="ce58" office:value-type="string">
            <text:p>Node type information form for selecting document is shown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8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19">
          <table:table-cell table:style-name="ce69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58" table:formula="of:=[.B47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Publication</text:p>
          </table:table-cell>
          <table:table-cell table:style-name="ce58" office:value-type="string">
            <text:p>Step 11: Publish content</text:p>
          </table:table-cell>
          <table:table-cell table:style-name="ce58" office:value-type="string">
            <text:p>- Click Manage Publication in Publication tab of WCM view </text:p>
            <text:p>- Click Live</text:p>
          </table:table-cell>
          <table:table-cell table:style-name="ce58" office:value-type="string">
            <text:p>Document status is published, <text:s/>Enrolled is mark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9">
          <table:table-cell table:style-name="ce69" table:formula="of:=IF(VALUE(MID([.F48];6;FIND(&quot;:&quot;;[.F48];1)-FIND(&quot; &quot;;[.F48];1)-1))&gt;VALUE(MID([.F47];6;FIND(&quot;:&quot;;[.F47];1)-FIND(&quot; &quot;;[.F47];1)-1));&quot;&quot;;MAX([.A$7:.A47])+1)" office:value-type="float" office:value="11">
            <text:p>011</text:p>
          </table:table-cell>
          <table:table-cell table:style-name="ce48" office:value-type="string">
            <text:p>REG_AIO167_ECM_007</text:p>
          </table:table-cell>
          <table:table-cell table:style-name="ce80" office:value-type="float" office:value="1">
            <text:p>001</text:p>
          </table:table-cell>
          <table:table-cell table:style-name="ce58" table:formula="of:=[.B48]" office:value-type="string" office:string-value="REG_AIO167_ECM_007">
            <text:p>REG_AIO167_ECM_007</text:p>
          </table:table-cell>
          <table:table-cell table:style-name="ce174" office:value-type="string">
            <text:p>Check if “Path not found” is translated into French</text:p>
          </table:table-cell>
          <table:table-cell table:style-name="ce58" office:value-type="string">
            <text:p>Step 1: Login</text:p>
          </table:table-cell>
          <table:table-cell table:style-name="ce58" office:value-type="string">
            <text:p>- Logged as root under two browsers (FF &amp; IE).</text:p>
            <text:p>- Change display language in FF to French</text:p>
          </table:table-cell>
          <table:table-cell table:style-name="ce58" office:value-type="string">
            <text:p>Login successfully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8">
          <table:table-cell table:style-name="ce69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7" office:value-type="string">
            <text:p>REG_AIO167_ECM_007</text:p>
          </table:table-cell>
          <table:table-cell table:style-name="ce80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8" table:formula="of:=[.B49]" office:value-type="string" office:string-value="REG_AIO167_ECM_007">
            <text:p>REG_AIO167_ECM_007</text:p>
          </table:table-cell>
          <table:table-cell table:style-name="ce58" office:value-type="string">
            <text:p>Check if “Path not found” is translated into French</text:p>
          </table:table-cell>
          <table:table-cell table:style-name="ce58" office:value-type="string">
            <text:p>Step 2: Add node</text:p>
          </table:table-cell>
          <table:table-cell table:style-name="ce58" office:value-type="string">
            <text:p>In IE:</text:p>
            <text:p>- Go to Sites Explorer &amp; add 1 node (folder/document)</text:p>
          </table:table-cell>
          <table:table-cell table:style-name="ce58" office:value-type="string">
            <text:p>Node is add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7">
          <table:table-cell table:style-name="ce69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7" office:value-type="string">
            <text:p>REG_AIO167_ECM_007</text:p>
          </table:table-cell>
          <table:table-cell table:style-name="ce80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8" table:formula="of:=[.B50]" office:value-type="string" office:string-value="REG_AIO167_ECM_007">
            <text:p>REG_AIO167_ECM_007</text:p>
          </table:table-cell>
          <table:table-cell table:style-name="ce58" office:value-type="string">
            <text:p>Check if “Path not found” is translated into French</text:p>
          </table:table-cell>
          <table:table-cell table:style-name="ce58" office:value-type="string">
            <text:p>Step 3: Show added node in FF</text:p>
          </table:table-cell>
          <table:table-cell table:style-name="ce58" office:value-type="string">
            <text:p>In FF: refresh browser to see added node in Sites Explorer</text:p>
          </table:table-cell>
          <table:table-cell table:style-name="ce58" office:value-type="string">
            <text:p>Node is shown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19">
          <table:table-cell table:style-name="ce69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AIO167_ECM_007</text:p>
          </table:table-cell>
          <table:table-cell table:style-name="ce80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8" table:formula="of:=[.B51]" office:value-type="string" office:string-value="REG_AIO167_ECM_007">
            <text:p>REG_AIO167_ECM_007</text:p>
          </table:table-cell>
          <table:table-cell table:style-name="ce58" office:value-type="string">
            <text:p>Check if “Path not found” is translated into French</text:p>
          </table:table-cell>
          <table:table-cell table:style-name="ce58" office:value-type="string">
            <text:p>Step 4: Remove node</text:p>
          </table:table-cell>
          <table:table-cell table:style-name="ce58" office:value-type="string">
            <text:p>In IE: </text:p>
            <text:p>- Right click on node &amp; select Delete</text:p>
            <text:p>- Click OK to confirm</text:p>
          </table:table-cell>
          <table:table-cell table:style-name="ce58" office:value-type="string">
            <text:p>Node is delet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22">
          <table:table-cell table:style-name="ce69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AIO167_ECM_007</text:p>
          </table:table-cell>
          <table:table-cell table:style-name="ce80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8" table:formula="of:=[.B52]" office:value-type="string" office:string-value="REG_AIO167_ECM_007">
            <text:p>REG_AIO167_ECM_007</text:p>
          </table:table-cell>
          <table:table-cell table:style-name="ce58" office:value-type="string">
            <text:p>Check if “Path not found” is translated into French</text:p>
          </table:table-cell>
          <table:table-cell table:style-name="ce58" office:value-type="string">
            <text:p>Step 5: View deleted node</text:p>
          </table:table-cell>
          <table:table-cell table:style-name="ce58" office:value-type="string">
            <text:p>In FF: Click on node (that was deleted at step 4)</text:p>
          </table:table-cell>
          <table:table-cell table:style-name="ce58" office:value-type="string">
            <text:p>Show message: Cet élément a été modifié ou supprimé. Veuillez cliquer sur le bouton "Actualiser" 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style-name="ce58" office:value-type="string">
            <text:p>Incorrect message: “Ce noeud a été modifié ou supprimé, veuillez cliquer sur le bouton "Actualiser"”</text:p>
          </table:table-cell>
          <table:table-cell table:number-columns-repeated="244"/>
        </table:table-row>
        <table:table-row table:style-name="ro19">
          <table:table-cell table:style-name="ce69" table:formula="of:=IF(VALUE(MID([.F53];6;FIND(&quot;:&quot;;[.F53];1)-FIND(&quot; &quot;;[.F53];1)-1))&gt;VALUE(MID([.F52];6;FIND(&quot;:&quot;;[.F52];1)-FIND(&quot; &quot;;[.F52];1)-1));&quot;&quot;;MAX([.A$7:.A52])+1)" office:value-type="float" office:value="12">
            <text:p>012</text:p>
          </table:table-cell>
          <table:table-cell table:style-name="ce48" office:value-type="string">
            <text:p>REG_AIO167_ECM_008</text:p>
          </table:table-cell>
          <table:table-cell table:style-name="ce80" office:value-type="float" office:value="1">
            <text:p>001</text:p>
          </table:table-cell>
          <table:table-cell table:style-name="ce58" table:formula="of:=[.B53]" office:value-type="string" office:string-value="REG_AIO167_ECM_008">
            <text:p>REG_AIO167_ECM_008</text:p>
          </table:table-cell>
          <table:table-cell table:style-name="ce174" office:value-type="string">
            <text:p>Check refreshing Content Browser after deleting node</text:p>
          </table:table-cell>
          <table:table-cell table:style-name="ce58" office:value-type="string">
            <text:p>Step 1: Add folder</text:p>
          </table:table-cell>
          <table:table-cell table:style-name="ce58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8" office:value-type="string">
            <text:p>New folder is add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8">
          <table:table-cell table:style-name="ce69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AIO167_ECM_008</text:p>
          </table:table-cell>
          <table:table-cell table:style-name="ce80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8" table:formula="of:=[.B54]" office:value-type="string" office:string-value="REG_AIO167_ECM_008">
            <text:p>REG_AIO167_ECM_008</text:p>
          </table:table-cell>
          <table:table-cell table:style-name="ce58" office:value-type="string">
            <text:p>Check refreshing Content Browser after deleting node</text:p>
          </table:table-cell>
          <table:table-cell table:style-name="ce58" office:value-type="string">
            <text:p>Step 2: Add sub folder</text:p>
          </table:table-cell>
          <table:table-cell table:style-name="ce58" office:value-type="string">
            <text:p>- Select added folder Test</text:p>
            <text:p>- Add another folder named folder-1</text:p>
          </table:table-cell>
          <table:table-cell table:style-name="ce58" office:value-type="string">
            <text:p>Add sub folder successfully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24">
          <table:table-cell table:style-name="ce69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7" office:value-type="string">
            <text:p>REG_AIO167_ECM_008</text:p>
          </table:table-cell>
          <table:table-cell table:style-name="ce80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8" table:formula="of:=[.B55]" office:value-type="string" office:string-value="REG_AIO167_ECM_008">
            <text:p>REG_AIO167_ECM_008</text:p>
          </table:table-cell>
          <table:table-cell table:style-name="ce58" office:value-type="string">
            <text:p>Check refreshing Content Browser after deleting node</text:p>
          </table:table-cell>
          <table:table-cell table:style-name="ce58" office:value-type="string">
            <text:p>Step 3: Configure CB</text:p>
          </table:table-cell>
          <table:table-cell table:style-name="ce58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8" office:value-type="string">
            <text:p>View content of Test folder (folder-1)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8">
          <table:table-cell table:style-name="ce69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AIO167_ECM_008</text:p>
          </table:table-cell>
          <table:table-cell table:style-name="ce80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8" table:formula="of:=[.B56]" office:value-type="string" office:string-value="REG_AIO167_ECM_008">
            <text:p>REG_AIO167_ECM_008</text:p>
          </table:table-cell>
          <table:table-cell table:style-name="ce58" office:value-type="string">
            <text:p>Check refreshing Content Browser after deleting node</text:p>
          </table:table-cell>
          <table:table-cell table:style-name="ce58" office:value-type="string">
            <text:p>Step 4: Delete folder</text:p>
          </table:table-cell>
          <table:table-cell table:style-name="ce58" office:value-type="string">
            <text:p>- Back to Sites Explorer</text:p>
            <text:p>- Delete folder-1</text:p>
          </table:table-cell>
          <table:table-cell table:style-name="ce58" office:value-type="string">
            <text:p>Folder is delet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22">
          <table:table-cell table:style-name="ce69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7" office:value-type="string">
            <text:p>REG_AIO167_ECM_008</text:p>
          </table:table-cell>
          <table:table-cell table:style-name="ce80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58" table:formula="of:=[.B57]" office:value-type="string" office:string-value="REG_AIO167_ECM_008">
            <text:p>REG_AIO167_ECM_008</text:p>
          </table:table-cell>
          <table:table-cell table:style-name="ce58" office:value-type="string">
            <text:p>Check refreshing Content Browser after deleting node</text:p>
          </table:table-cell>
          <table:table-cell table:style-name="ce58" office:value-type="string">
            <text:p>Step 5: Check CB after deleting folder</text:p>
          </table:table-cell>
          <table:table-cell table:style-name="ce58" office:value-type="string">
            <text:p>Back to CB</text:p>
          </table:table-cell>
          <table:table-cell table:style-name="ce58" office:value-type="string">
            <text:p>the folder-1 was removed in the category tree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style-name="ce58" office:value-type="string">
            <text:p>- Go to CB -&gt; the folder-1 still exist in the category tree</text:p>
            <text:p>- click on the root node of the tree to refresh it</text:p>
          </table:table-cell>
          <table:table-cell table:number-columns-repeated="244"/>
        </table:table-row>
        <table:table-row table:style-name="ro19">
          <table:table-cell table:style-name="ce69" table:formula="of:=IF(VALUE(MID([.F58];6;FIND(&quot;:&quot;;[.F58];1)-FIND(&quot; &quot;;[.F58];1)-1))&gt;VALUE(MID([.F57];6;FIND(&quot;:&quot;;[.F57];1)-FIND(&quot; &quot;;[.F57];1)-1));&quot;&quot;;MAX([.A$7:.A57])+1)" office:value-type="float" office:value="13">
            <text:p>013</text:p>
          </table:table-cell>
          <table:table-cell table:style-name="ce27" office:value-type="string">
            <text:p>REG_AIO167_ECM_008</text:p>
          </table:table-cell>
          <table:table-cell table:style-name="ce80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8" table:formula="of:=[.B58]" office:value-type="string" office:string-value="REG_AIO167_ECM_008">
            <text:p>REG_AIO167_ECM_008</text:p>
          </table:table-cell>
          <table:table-cell table:style-name="ce174" office:value-type="string">
            <text:p>Check refreshing Content Browser after adding node</text:p>
          </table:table-cell>
          <table:table-cell table:style-name="ce58" office:value-type="string">
            <text:p>Step 1: Add folder</text:p>
          </table:table-cell>
          <table:table-cell table:style-name="ce58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8" office:value-type="string">
            <text:p>New folder is add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24">
          <table:table-cell table:style-name="ce69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7" office:value-type="string">
            <text:p>REG_AIO167_ECM_008</text:p>
          </table:table-cell>
          <table:table-cell table:style-name="ce80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58" table:formula="of:=[.B59]" office:value-type="string" office:string-value="REG_AIO167_ECM_008">
            <text:p>REG_AIO167_ECM_008</text:p>
          </table:table-cell>
          <table:table-cell table:style-name="ce58" office:value-type="string">
            <text:p>Check refreshing Content Browser after adding node</text:p>
          </table:table-cell>
          <table:table-cell table:style-name="ce58" office:value-type="string">
            <text:p>Step 2: Configure CB</text:p>
          </table:table-cell>
          <table:table-cell table:style-name="ce58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8" office:value-type="string">
            <text:p>View content of Test folder (folder-1)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8">
          <table:table-cell table:style-name="ce69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27" office:value-type="string">
            <text:p>REG_AIO167_ECM_008</text:p>
          </table:table-cell>
          <table:table-cell table:style-name="ce80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58" table:formula="of:=[.B60]" office:value-type="string" office:string-value="REG_AIO167_ECM_008">
            <text:p>REG_AIO167_ECM_008</text:p>
          </table:table-cell>
          <table:table-cell table:style-name="ce58" office:value-type="string">
            <text:p>Check refreshing Content Browser after adding node</text:p>
          </table:table-cell>
          <table:table-cell table:style-name="ce58" office:value-type="string">
            <text:p>Step 3: Add folder</text:p>
          </table:table-cell>
          <table:table-cell table:style-name="ce58" office:value-type="string">
            <text:p>- Back to Sites Explorer</text:p>
            <text:p>- Create new folder-1 under Test</text:p>
          </table:table-cell>
          <table:table-cell table:style-name="ce58" office:value-type="string">
            <text:p>Folder is add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16">
          <table:table-cell table:style-name="ce69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7" office:value-type="string">
            <text:p>REG_AIO167_ECM_008</text:p>
          </table:table-cell>
          <table:table-cell table:style-name="ce80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58" table:formula="of:=[.B61]" office:value-type="string" office:string-value="REG_AIO167_ECM_008">
            <text:p>REG_AIO167_ECM_008</text:p>
          </table:table-cell>
          <table:table-cell table:style-name="ce58" office:value-type="string">
            <text:p>Check refreshing Content Browser after adding node</text:p>
          </table:table-cell>
          <table:table-cell table:style-name="ce58" office:value-type="string">
            <text:p>Step 4: Check CB after adding folder</text:p>
          </table:table-cell>
          <table:table-cell table:style-name="ce58" office:value-type="string">
            <text:p>Back to CB</text:p>
          </table:table-cell>
          <table:table-cell table:style-name="ce58" office:value-type="string">
            <text:p>there's folder-1 in the category tree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style-name="ce58" office:value-type="string">
            <text:p>- Go to CB -&gt; the folder-1 does not exist in the category tree</text:p>
          </table:table-cell>
          <table:table-cell table:number-columns-repeated="244"/>
        </table:table-row>
        <table:table-row table:style-name="ro19">
          <table:table-cell table:style-name="ce69" table:formula="of:=IF(VALUE(MID([.F62];6;FIND(&quot;:&quot;;[.F62];1)-FIND(&quot; &quot;;[.F62];1)-1))&gt;VALUE(MID([.F61];6;FIND(&quot;:&quot;;[.F61];1)-FIND(&quot; &quot;;[.F61];1)-1));&quot;&quot;;MAX([.A$7:.A61])+1)" office:value-type="float" office:value="14">
            <text:p>014</text:p>
          </table:table-cell>
          <table:table-cell table:style-name="ce48" office:value-type="string">
            <text:p>REG_AIO167_ECM_009</text:p>
          </table:table-cell>
          <table:table-cell table:style-name="ce80" office:value-type="float" office:value="1">
            <text:p>001</text:p>
          </table:table-cell>
          <table:table-cell table:style-name="ce58" table:formula="of:=[.B62]" office:value-type="string" office:string-value="REG_AIO167_ECM_009">
            <text:p>REG_AIO167_ECM_009</text:p>
          </table:table-cell>
          <table:table-cell table:style-name="ce174" office:value-type="string">
            <text:p>Check using List View in Sites Explorer</text:p>
          </table:table-cell>
          <table:table-cell table:style-name="ce58" office:value-type="string">
            <text:p>Step 1: Add view</text:p>
          </table:table-cell>
          <table:table-cell table:style-name="ce58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8" office:value-type="string">
            <text:p>Admin view is added in Sites Management drive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75</text:p>
            <text:p>CCP-521</text:p>
          </table:table-cell>
          <table:table-cell table:number-columns-repeated="245"/>
        </table:table-row>
        <table:table-row table:style-name="ro9">
          <table:table-cell table:style-name="ce69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7" office:value-type="string">
            <text:p>REG_AIO167_ECM_009</text:p>
          </table:table-cell>
          <table:table-cell table:style-name="ce80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8" table:formula="of:=[.B63]" office:value-type="string" office:string-value="REG_AIO167_ECM_009">
            <text:p>REG_AIO167_ECM_009</text:p>
          </table:table-cell>
          <table:table-cell table:style-name="ce58" office:value-type="string">
            <text:p>Check using List View in Sites Explorer</text:p>
          </table:table-cell>
          <table:table-cell table:style-name="ce58" office:value-type="string">
            <text:p>Step 2: Check showing Sites Explorer</text:p>
          </table:table-cell>
          <table:table-cell table:style-name="ce58" office:value-type="string">
            <text:p>- Go to Sites Explorer → Sites Management</text:p>
            <text:p>- Select Admin view</text:p>
            <text:p>- Try fast click in the file explorer , moving from folder to folder</text:p>
          </table:table-cell>
          <table:table-cell table:style-name="ce58" office:value-type="string">
            <text:p>Showing node is OK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75</text:p>
            <text:p>CCP-521</text:p>
          </table:table-cell>
          <table:table-cell table:style-name="ce58" office:value-type="string">
            <text:p>Error in UI &amp; exception in console</text:p>
            <text:p>ConcurrentAccessModificationException</text:p>
            <text:p/>
          </table:table-cell>
          <table:table-cell table:number-columns-repeated="244"/>
        </table:table-row>
        <table:table-row table:style-name="ro19">
          <table:table-cell table:style-name="ce69" table:formula="of:=IF(VALUE(MID([.F64];6;FIND(&quot;:&quot;;[.F64];1)-FIND(&quot; &quot;;[.F64];1)-1))&gt;VALUE(MID([.F63];6;FIND(&quot;:&quot;;[.F63];1)-FIND(&quot; &quot;;[.F63];1)-1));&quot;&quot;;MAX([.A$7:.A63])+1)" office:value-type="float" office:value="15">
            <text:p>015</text:p>
          </table:table-cell>
          <table:table-cell table:style-name="ce48" office:value-type="string">
            <text:p>REG_AIO167_ECM_010</text:p>
          </table:table-cell>
          <table:table-cell table:style-name="ce80" office:value-type="float" office:value="1">
            <text:p>001</text:p>
          </table:table-cell>
          <table:table-cell table:style-name="ce58" table:formula="of:=[.B64]" office:value-type="string" office:string-value="REG_AIO167_ECM_010">
            <text:p>REG_AIO167_ECM_010</text:p>
          </table:table-cell>
          <table:table-cell table:style-name="ce174" office:value-type="string">
            <text:p>Check showing iterator in IE</text:p>
          </table:table-cell>
          <table:table-cell table:style-name="ce58" office:value-type="string">
            <text:p>Step 1: Add view</text:p>
          </table:table-cell>
          <table:table-cell table:style-name="ce58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8" office:value-type="string">
            <text:p>Admin view is added in Sites Management drive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number-columns-repeated="245"/>
        </table:table-row>
        <table:table-row table:style-name="ro22">
          <table:table-cell table:style-name="ce69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7" office:value-type="string">
            <text:p>REG_AIO167_ECM_010</text:p>
          </table:table-cell>
          <table:table-cell table:style-name="ce80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58" table:formula="of:=[.B65]" office:value-type="string" office:string-value="REG_AIO167_ECM_010">
            <text:p>REG_AIO167_ECM_010</text:p>
          </table:table-cell>
          <table:table-cell table:style-name="ce58" office:value-type="string">
            <text:p>Check showing iterator in IE</text:p>
          </table:table-cell>
          <table:table-cell table:style-name="ce58" office:value-type="string">
            <text:p>Step 2: Import file</text:p>
          </table:table-cell>
          <table:table-cell table:style-name="ce58" office:value-type="string">
            <text:p>- Go to issues <text:a xlink:href="http://jira.exoplatform.org/browse/ECM-5502">ECM-5502</text:a> to download sysview.xml</text:p>
            <text:p>- Go to Sites Explore → Sites Management → acme → documents</text:p>
            <text:p>- Click Import node in Admin tab of Admin view</text:p>
            <text:p>- Select downloaded file above to upload</text:p>
          </table:table-cell>
          <table:table-cell table:style-name="ce58" office:value-type="string">
            <text:p>File is upload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number-columns-repeated="245"/>
        </table:table-row>
        <table:table-row table:style-name="ro16">
          <table:table-cell table:style-name="ce69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7" office:value-type="string">
            <text:p>REG_AIO167_ECM_010</text:p>
          </table:table-cell>
          <table:table-cell table:style-name="ce80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58" table:formula="of:=[.B66]" office:value-type="string" office:string-value="REG_AIO167_ECM_010">
            <text:p>REG_AIO167_ECM_010</text:p>
          </table:table-cell>
          <table:table-cell table:style-name="ce58" office:value-type="string">
            <text:p>Check showing iterator in IE</text:p>
          </table:table-cell>
          <table:table-cell table:style-name="ce58" office:value-type="string">
            <text:p>Step 3: Change the preference setting</text:p>
          </table:table-cell>
          <table:table-cell table:style-name="ce58" office:value-type="string">
            <text:p>- Select imported node</text:p>
            <text:p>- Click Setup your browsing preference on the top right</text:p>
            <text:p>- Select 30 for Nodes per page</text:p>
            <text:p>- Save</text:p>
          </table:table-cell>
          <table:table-cell table:style-name="ce58" office:value-type="string">
            <text:p>There's iterator to separate nodes in pages. It is displayed properly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style-name="ce58" office:value-type="string">
            <text:p>In IE, the iterator is displayed incorrectly</text:p>
          </table:table-cell>
          <table:table-cell table:number-columns-repeated="244"/>
        </table:table-row>
        <table:table-row table:style-name="ro16">
          <table:table-cell table:style-name="ce69" table:formula="of:=IF(VALUE(MID([.F67];6;FIND(&quot;:&quot;;[.F67];1)-FIND(&quot; &quot;;[.F67];1)-1))&gt;VALUE(MID([.F66];6;FIND(&quot;:&quot;;[.F66];1)-FIND(&quot; &quot;;[.F66];1)-1));&quot;&quot;;MAX([.A$7:.A66])+1)" office:value-type="float" office:value="16">
            <text:p>016</text:p>
          </table:table-cell>
          <table:table-cell table:style-name="ce48" office:value-type="string">
            <text:p>REG_AIO167_ECM_011</text:p>
          </table:table-cell>
          <table:table-cell table:style-name="ce80" office:value-type="float" office:value="1">
            <text:p>001</text:p>
          </table:table-cell>
          <table:table-cell table:style-name="ce58" table:formula="of:=[.B67]" office:value-type="string" office:string-value="REG_AIO167_ECM_011">
            <text:p>REG_AIO167_ECM_011</text:p>
          </table:table-cell>
          <table:table-cell table:style-name="ce174" office:value-type="string">
            <text:p>Cannot scroll when using drag &amp; drop nodes in JCR explorer from up to bottom</text:p>
            <text:p/>
          </table:table-cell>
          <table:table-cell table:style-name="ce58" office:value-type="string">
            <text:p>Step 1: Select node</text:p>
          </table:table-cell>
          <table:table-cell table:style-name="ce58" office:value-type="string">
            <text:p>- Login</text:p>
            <text:p>- Go to Sites Explorer → Sites Management</text:p>
            <text:p>- Select acme/web content/sites artifacts/News</text:p>
          </table:table-cell>
          <table:table-cell table:style-name="ce58" office:value-type="string">
            <text:p>Nodes are listed, there's scroll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99</text:p>
            <text:p>CCP-551</text:p>
          </table:table-cell>
          <table:table-cell table:number-columns-repeated="245"/>
        </table:table-row>
        <table:table-row table:style-name="ro23">
          <table:table-cell table:style-name="ce69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7" office:value-type="string">
            <text:p>REG_AIO167_ECM_011</text:p>
          </table:table-cell>
          <table:table-cell table:style-name="ce80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58" table:formula="of:=[.B68]" office:value-type="string" office:string-value="REG_AIO167_ECM_011">
            <text:p>REG_AIO167_ECM_011</text:p>
          </table:table-cell>
          <table:table-cell table:style-name="ce58" office:value-type="string">
            <text:p>Cannot scroll when using drag &amp; drop nodes in JCR explorer from up to bottom</text:p>
            <text:p/>
          </table:table-cell>
          <table:table-cell table:style-name="ce58" office:value-type="string">
            <text:p>Step 2: Drag &amp; drop node</text:p>
          </table:table-cell>
          <table:table-cell table:style-name="ce58" office:value-type="string">
            <text:p>Try to drag &amp; drop the first node from right pane to the bottom of left pane</text:p>
          </table:table-cell>
          <table:table-cell table:style-name="ce58" office:value-type="string">
            <text:p>The scroll moves up/down follow your mouse (there's clip in <text:a xlink:href="http://jira.exoplatform.org/browse/ECM-5499">ECM-5499</text:a>)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99</text:p>
            <text:p>CCP-551</text:p>
          </table:table-cell>
          <table:table-cell table:style-name="ce58" office:value-type="string">
            <text:p>Cannot scroll when using drag &amp; drop nodes in JCR explorer from up to bottom</text:p>
          </table:table-cell>
          <table:table-cell table:number-columns-repeated="244"/>
        </table:table-row>
        <table:table-row table:style-name="ro19">
          <table:table-cell table:style-name="ce69" table:formula="of:=IF(VALUE(MID([.F69];6;FIND(&quot;:&quot;;[.F69];1)-FIND(&quot; &quot;;[.F69];1)-1))&gt;VALUE(MID([.F68];6;FIND(&quot;:&quot;;[.F68];1)-FIND(&quot; &quot;;[.F68];1)-1));&quot;&quot;;MAX([.A$7:.A68])+1)" office:value-type="float" office:value="17">
            <text:p>017</text:p>
          </table:table-cell>
          <table:table-cell table:style-name="ce48" office:value-type="string">
            <text:p>REG_AIO167_ECM_012</text:p>
          </table:table-cell>
          <table:table-cell table:style-name="ce80" office:value-type="float" office:value="1">
            <text:p>001</text:p>
          </table:table-cell>
          <table:table-cell table:style-name="ce58" table:formula="of:=[.B69]" office:value-type="string" office:string-value="REG_AIO167_ECM_012">
            <text:p>REG_AIO167_ECM_012</text:p>
          </table:table-cell>
          <table:table-cell table:style-name="ce174" office:value-type="string">
            <text:p>Check if tag name can be 30 characters length</text:p>
          </table:table-cell>
          <table:table-cell table:style-name="ce58" office:value-type="string">
            <text:p>Step 1: Add document</text:p>
          </table:table-cell>
          <table:table-cell table:style-name="ce58" office:value-type="string">
            <text:p>- Go to Sites Explorer --&gt; Sites Management --&gt; acme --&gt; document</text:p>
            <text:p>- Add document</text:p>
          </table:table-cell>
          <table:table-cell table:style-name="ce58" office:value-type="string">
            <text:p>Document is add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6">
          <table:table-cell table:style-name="ce69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27" office:value-type="string">
            <text:p>REG_AIO167_ECM_012</text:p>
          </table:table-cell>
          <table:table-cell table:style-name="ce80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58" table:formula="of:=[.B70]" office:value-type="string" office:string-value="REG_AIO167_ECM_012">
            <text:p>REG_AIO167_ECM_012</text:p>
          </table:table-cell>
          <table:table-cell table:style-name="ce58" office:value-type="string">
            <text:p>Check if tag name can be 30 characters length</text:p>
          </table:table-cell>
          <table:table-cell table:style-name="ce58" office:value-type="string">
            <text:p>Step 2: Add tag</text:p>
          </table:table-cell>
          <table:table-cell table:style-name="ce58" office:value-type="string">
            <text:p>- Select added document</text:p>
            <text:p>- Click Tagging this document icon</text:p>
            <text:p>- Input name for tag with 30 characters</text:p>
            <text:p>- Click Add tags</text:p>
          </table:table-cell>
          <table:table-cell table:style-name="ce58" office:value-type="string">
            <text:p>New tag is added for document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9">
          <table:table-cell table:style-name="ce69" table:formula="of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27" office:value-type="string">
            <text:p>REG_AIO167_ECM_012</text:p>
          </table:table-cell>
          <table:table-cell table:style-name="ce80"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58" table:formula="of:=[.B71]" office:value-type="string" office:string-value="REG_AIO167_ECM_012">
            <text:p>REG_AIO167_ECM_012</text:p>
          </table:table-cell>
          <table:table-cell table:style-name="ce174" office:value-type="string">
            <text:p>Check if tag name can't be over 30 characters length</text:p>
          </table:table-cell>
          <table:table-cell table:style-name="ce58" office:value-type="string">
            <text:p>Step 1: Add document</text:p>
          </table:table-cell>
          <table:table-cell table:style-name="ce58" office:value-type="string">
            <text:p>- Go to Sites Explorer --&gt; Sites Management --&gt; acme --&gt; document</text:p>
            <text:p>- Add document</text:p>
          </table:table-cell>
          <table:table-cell table:style-name="ce58" office:value-type="string">
            <text:p>Document is add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6">
          <table:table-cell table:style-name="ce69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27" office:value-type="string">
            <text:p>REG_AIO167_ECM_012</text:p>
          </table:table-cell>
          <table:table-cell table:style-name="ce80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58" table:formula="of:=[.B72]" office:value-type="string" office:string-value="REG_AIO167_ECM_012">
            <text:p>REG_AIO167_ECM_012</text:p>
          </table:table-cell>
          <table:table-cell table:style-name="ce58" office:value-type="string">
            <text:p>Check if tag name can't be over 30 characters length</text:p>
          </table:table-cell>
          <table:table-cell table:style-name="ce58" office:value-type="string">
            <text:p>Step 2: Add tag</text:p>
          </table:table-cell>
          <table:table-cell table:style-name="ce58" office:value-type="string">
            <text:p>- Select added document</text:p>
            <text:p>- Click Tagging this document icon</text:p>
            <text:p>- Input name for tag with over 30 characters</text:p>
            <text:p>- Click Add tags</text:p>
          </table:table-cell>
          <table:table-cell table:style-name="ce58" office:value-type="string">
            <text:p>Show alert message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" table:number-rows-repeated="73">
          <table:table-cell table:number-columns-repeated="4"/>
          <table:table-cell table:style-name="ce58" table:number-columns-repeated="4"/>
          <table:table-cell table:number-columns-repeated="247"/>
        </table:table-row>
        <table:table-row table:style-name="ro1" table:number-rows-repeated="104843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8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4" table:default-cell-style-name="Default"/>
        <table:table-column table:style-name="co8" table:number-columns-repeated="1013" table:default-cell-style-name="Default"/>
        <table:table-row table:style-name="ro12">
          <table:table-cell/>
          <table:table-cell table:style-name="ce71" office:value-type="string">
            <text:p>TEST CASES</text:p>
          </table:table-cell>
          <table:table-cell table:style-name="ce75"/>
          <table:table-cell table:style-name="ce81" table:number-columns-repeated="2"/>
          <table:table-cell/>
          <table:table-cell table:style-name="ce81" table:number-columns-repeated="2"/>
          <table:table-cell table:style-name="ce88"/>
          <table:table-cell table:style-name="ce91"/>
          <table:table-cell/>
          <table:table-cell table:style-name="ce92" office:value-type="string">
            <text:p>Passed</text:p>
          </table:table-cell>
          <table:table-cell table:style-name="ce92" table:formula="of:=COUNTIF([.L$7:.L$956];[.$L1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790"/>
        </table:table-row>
        <table:table-row table:style-name="ro12">
          <table:table-cell/>
          <table:table-cell table:style-name="ce72"/>
          <table:table-cell table:style-name="ce76"/>
          <table:table-cell table:style-name="ce81" table:number-columns-repeated="2"/>
          <table:table-cell/>
          <table:table-cell table:style-name="ce81" table:number-columns-repeated="2"/>
          <table:table-cell table:style-name="ce88"/>
          <table:table-cell table:number-columns-repeated="2"/>
          <table:table-cell table:style-name="ce92" office:value-type="string">
            <text:p>Failed</text:p>
          </table:table-cell>
          <table:table-cell table:style-name="ce92" table:formula="of:=COUNTIF([.L$7:.L$956];[.$L2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790"/>
        </table:table-row>
        <table:table-row table:style-name="ro13">
          <table:table-cell/>
          <table:table-cell table:style-name="ce73" office:value-type="string">
            <text:p>Function List:</text:p>
          </table:table-cell>
          <table:table-cell table:style-name="ce77" office:value-type="string" table:number-columns-spanned="3" table:number-rows-spanned="1">
            <text:p>Bugs on DMS 2.5.x for regression test</text:p>
          </table:table-cell>
          <table:covered-table-cell table:style-name="ce82"/>
          <table:covered-table-cell table:style-name="ce78"/>
          <table:table-cell/>
          <table:table-cell table:style-name="ce86"/>
          <table:table-cell table:style-name="ce87"/>
          <table:table-cell table:style-name="ce89"/>
          <table:table-cell table:number-columns-repeated="2"/>
          <table:table-cell table:style-name="ce92" office:value-type="string">
            <text:p>Blocked</text:p>
          </table:table-cell>
          <table:table-cell table:style-name="ce92" table:formula="of:=COUNTIF([.L$7:.L$956];[.$L3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790"/>
        </table:table-row>
        <table:table-row table:style-name="ro14">
          <table:table-cell/>
          <table:table-cell table:style-name="ce73" office:value-type="string">
            <text:p>Total Main Cases:</text:p>
          </table:table-cell>
          <table:table-cell table:style-name="ce78" table:formula="of:=MAX([.A7:.A939])" office:value-type="float" office:value="33" table:number-columns-spanned="3" table:number-rows-spanned="1">
            <text:p>33</text:p>
          </table:table-cell>
          <table:covered-table-cell table:style-name="ce82"/>
          <table:covered-table-cell table:style-name="ce78"/>
          <table:table-cell/>
          <table:table-cell table:style-name="ce86"/>
          <table:table-cell table:style-name="ce87"/>
          <table:table-cell table:style-name="ce89"/>
          <table:table-cell table:number-columns-repeated="2"/>
          <table:table-cell table:style-name="ce93" office:value-type="string">
            <text:p>Untested</text:p>
          </table:table-cell>
          <table:table-cell table:style-name="ce92" table:formula="of:=COUNTIF([.L$7:.L$956];[.$L4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790"/>
        </table:table-row>
        <table:table-row table:style-name="ro12">
          <table:table-cell/>
          <table:table-cell table:style-name="ce74"/>
          <table:table-cell table:style-name="ce79"/>
          <table:table-cell table:style-name="ce83" table:number-columns-repeated="2"/>
          <table:table-cell table:style-name="ce83" office:value-type="string">
            <text:p><text:s/></text:p>
          </table:table-cell>
          <table:table-cell table:style-name="ce83" table:number-columns-repeated="2"/>
          <table:table-cell table:style-name="ce90"/>
          <table:table-cell table:number-columns-repeated="2"/>
          <table:table-cell office:value-type="string">
            <text:p>N/A</text:p>
          </table:table-cell>
          <table:table-cell table:style-name="ce92" table:formula="of:=COUNTIF([.L$7:.L$956];[.$L5])" office:value-type="float" office:value="0">
            <text:p>0</text:p>
          </table:table-cell>
          <table:table-cell table:style-name="ce92" table:number-columns-repeated="2"/>
          <table:table-cell table:style-name="ce79" table:number-columns-repeated="219"/>
          <table:table-cell table:number-columns-repeated="790"/>
        </table:table-row>
        <table:table-row table:style-name="ro14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/>
          <table:table-cell table:style-name="ce95" table:number-columns-repeated="7"/>
          <table:table-cell table:style-name="ce97" table:number-columns-repeated="211"/>
          <table:table-cell table:style-name="ce90" table:number-columns-repeated="4"/>
          <table:table-cell table:style-name="ce98" table:number-columns-repeated="21"/>
          <table:table-cell table:number-columns-repeated="769"/>
        </table:table-row>
        <table:table-row table:style-name="ro23">
          <table:table-cell table:style-name="ce176" office:value-type="float" office:value="1">
            <text:p>001</text:p>
          </table:table-cell>
          <table:table-cell table:style-name="ce48" office:value-type="string">
            <text:p>REG_AIO168_ECM_001</text:p>
          </table:table-cell>
          <table:table-cell table:style-name="ce178" office:value-type="float" office:value="1">
            <text:p>001</text:p>
          </table:table-cell>
          <table:table-cell table:style-name="ce58" table:formula="of:=[.B7]" office:value-type="string" office:string-value="REG_AIO168_ECM_001">
            <text:p>REG_AIO168_ECM_001</text:p>
          </table:table-cell>
          <table:table-cell table:style-name="ce179" office:value-type="string">
            <text:p>Check Copy URL to clipboard in Firefox with file containing a character like '</text:p>
          </table:table-cell>
          <table:table-cell table:style-name="ce181" office:value-type="string">
            <text:p>Step 1: Add document</text:p>
          </table:table-cell>
          <table:table-cell table:style-name="ce181" office:value-type="string">
            <text:p>In Firefox</text:p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181" office:value-type="string">
            <text:p>File is uploaded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453</text:p>
            <text:p>CCP-404</text:p>
          </table:table-cell>
          <table:table-cell table:style-name="ce185" table:number-columns-repeated="1014"/>
        </table:table-row>
        <table:table-row table:style-name="ro19">
          <table:table-cell table:style-name="ce17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8_ECM_001</text:p>
          </table:table-cell>
          <table:table-cell table:style-name="ce17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8" table:formula="of:=[.B8]" office:value-type="string" office:string-value="REG_AIO168_ECM_001">
            <text:p>REG_AIO168_ECM_001</text:p>
          </table:table-cell>
          <table:table-cell table:style-name="ce180" office:value-type="string">
            <text:p>Check Copy URL to clipboard in Firefox with file containing a character like '</text:p>
          </table:table-cell>
          <table:table-cell table:style-name="ce181" office:value-type="string">
            <text:p>Step 2: Copy to clipboard</text:p>
          </table:table-cell>
          <table:table-cell table:style-name="ce181" office:value-type="string">
            <text:p>- Right click on uploaded file and select Copy URL to clipboard then Paste somewhere can be put text</text:p>
          </table:table-cell>
          <table:table-cell table:style-name="ce181" office:value-type="string">
            <text:p>URL to the uploaded file is pasted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453</text:p>
            <text:p>CCP-404</text:p>
          </table:table-cell>
          <table:table-cell table:style-name="ce185" office:value-type="string">
            <text:p>No URL is pasted</text:p>
          </table:table-cell>
          <table:table-cell table:style-name="ce185" table:number-columns-repeated="1013"/>
        </table:table-row>
        <table:table-row table:style-name="ro19">
          <table:table-cell table:style-name="ce17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AIO168_ECM_002</text:p>
          </table:table-cell>
          <table:table-cell table:style-name="ce178" office:value-type="float" office:value="1">
            <text:p>001</text:p>
          </table:table-cell>
          <table:table-cell table:style-name="ce58" table:formula="of:=[.B9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1" office:value-type="string">
            <text:p>Step 1: Add admin view</text:p>
          </table:table-cell>
          <table:table-cell table:style-name="ce181" office:value-type="string">
            <text:p>- Login by admin</text:p>
            <text:p>- Go to Sites Administration</text:p>
            <text:p>- Edit Manage Sites drive to add the Admin view</text:p>
          </table:table-cell>
          <table:table-cell table:style-name="ce181" office:value-type="string">
            <text:p>Admin view is added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56</text:p>
            <text:p>CCP-501</text:p>
          </table:table-cell>
          <table:table-cell table:style-name="ce185" table:number-columns-repeated="1014"/>
        </table:table-row>
        <table:table-row table:style-name="ro16">
          <table:table-cell table:style-name="ce17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8_ECM_002</text:p>
          </table:table-cell>
          <table:table-cell table:style-name="ce17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8" table:formula="of:=[.B10]" office:value-type="string" office:string-value="REG_AIO168_ECM_002">
            <text:p>REG_AIO168_ECM_002</text:p>
          </table:table-cell>
          <table:table-cell table:style-name="ce180" office:value-type="string">
            <text:p>Check SendmailAction with remove lifecycle</text:p>
          </table:table-cell>
          <table:table-cell table:style-name="ce181" office:value-type="string">
            <text:p>Step 2: Add action</text:p>
          </table:table-cell>
          <table:table-cell table:style-name="ce181" office:value-type="string">
            <text:p>- Go to Sites Explorer/Sites Management/acme/documents</text:p>
            <text:p>- Click Manage Action</text:p>
            <text:p>- Select sendMailAction action with add for lifecycle</text:p>
          </table:table-cell>
          <table:table-cell table:style-name="ce181" office:value-type="string">
            <text:p>Action is added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56</text:p>
            <text:p>CCP-501</text:p>
          </table:table-cell>
          <table:table-cell table:style-name="ce185" table:number-columns-repeated="1014"/>
        </table:table-row>
        <table:table-row table:style-name="ro8">
          <table:table-cell table:style-name="ce17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8_ECM_002</text:p>
          </table:table-cell>
          <table:table-cell table:style-name="ce17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8" table:formula="of:=[.B11]" office:value-type="string" office:string-value="REG_AIO168_ECM_002">
            <text:p>REG_AIO168_ECM_002</text:p>
          </table:table-cell>
          <table:table-cell table:style-name="ce180" office:value-type="string">
            <text:p>Check SendmailAction with remove lifecycle</text:p>
          </table:table-cell>
          <table:table-cell table:style-name="ce181" office:value-type="string">
            <text:p>Step 3: Check send mail action</text:p>
          </table:table-cell>
          <table:table-cell table:style-name="ce181" office:value-type="string">
            <text:p>- Add new document in acme/documents</text:p>
          </table:table-cell>
          <table:table-cell table:style-name="ce181" office:value-type="string">
            <text:p>A mail is sent (can be checked in console)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56</text:p>
            <text:p>CCP-501</text:p>
          </table:table-cell>
          <table:table-cell table:style-name="ce185" table:number-columns-repeated="1014"/>
        </table:table-row>
        <table:table-row table:style-name="ro19">
          <table:table-cell table:style-name="ce17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AIO168_ECM_002</text:p>
          </table:table-cell>
          <table:table-cell table:style-name="ce178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8" table:formula="of:=[.B12]" office:value-type="string" office:string-value="REG_AIO168_ECM_002">
            <text:p>REG_AIO168_ECM_002</text:p>
          </table:table-cell>
          <table:table-cell table:style-name="ce180" office:value-type="string">
            <text:p>Check SendmailAction with remove lifecycle</text:p>
          </table:table-cell>
          <table:table-cell table:style-name="ce181" office:value-type="string">
            <text:p>Step 4: Change action on documents</text:p>
          </table:table-cell>
          <table:table-cell table:style-name="ce181" office:value-type="string">
            <text:p>- Select acme/documents</text:p>
            <text:p>- Click Manage action again</text:p>
            <text:p>- Edit added action, replace add by remove for lifecycle</text:p>
          </table:table-cell>
          <table:table-cell table:style-name="ce181" office:value-type="string">
            <text:p>Edit action is done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56</text:p>
            <text:p>CCP-501</text:p>
          </table:table-cell>
          <table:table-cell table:style-name="ce185" table:number-columns-repeated="1014"/>
        </table:table-row>
        <table:table-row table:style-name="ro8">
          <table:table-cell table:style-name="ce17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8_ECM_002</text:p>
          </table:table-cell>
          <table:table-cell table:style-name="ce178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8" table:formula="of:=[.B13]" office:value-type="string" office:string-value="REG_AIO168_ECM_002">
            <text:p>REG_AIO168_ECM_002</text:p>
          </table:table-cell>
          <table:table-cell table:style-name="ce180" office:value-type="string">
            <text:p>Check SendmailAction with remove lifecycle</text:p>
          </table:table-cell>
          <table:table-cell table:style-name="ce181" office:value-type="string">
            <text:p>Step 5: Check send mail action</text:p>
          </table:table-cell>
          <table:table-cell table:style-name="ce181" office:value-type="string">
            <text:p>Delete 1 document under acme/documents</text:p>
          </table:table-cell>
          <table:table-cell table:style-name="ce181" office:value-type="string">
            <text:p>Document is deleted &amp; a mail is sent (can be checked in console)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56</text:p>
            <text:p>CCP-501</text:p>
          </table:table-cell>
          <table:table-cell table:style-name="ce185" office:value-type="string">
            <text:p>when we remove an existing document we notice that this script is never executed.</text:p>
          </table:table-cell>
          <table:table-cell table:style-name="ce185" table:number-columns-repeated="1013"/>
        </table:table-row>
        <table:table-row table:style-name="ro19">
          <table:table-cell table:style-name="ce177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8" office:value-type="string">
            <text:p>REG_AIO168_ECM_003</text:p>
          </table:table-cell>
          <table:table-cell table:style-name="ce178" office:value-type="float" office:value="1">
            <text:p>001</text:p>
          </table:table-cell>
          <table:table-cell table:style-name="ce58" table:formula="of:=[.B14]" office:value-type="string" office:string-value="REG_AIO168_ECM_003">
            <text:p>REG_AIO168_ECM_003</text:p>
          </table:table-cell>
          <table:table-cell table:style-name="ce179" office:value-type="string">
            <text:p>Check collapse node tree in Browser Content using – button</text:p>
          </table:table-cell>
          <table:table-cell table:style-name="ce181" office:value-type="string">
            <text:p>Step 1: Add nodes</text:p>
          </table:table-cell>
          <table:table-cell table:style-name="ce181" office:value-type="string">
            <text:p>- Go to Sites Explorer/Sites Management/acme/document</text:p>
            <text:p>- Create a tree(T1) of many nested folders</text:p>
          </table:table-cell>
          <table:table-cell table:style-name="ce181" office:value-type="string">
            <text:p>Nodes are added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24</text:p>
            <text:p>CCP-614</text:p>
          </table:table-cell>
          <table:table-cell table:style-name="ce185" table:number-columns-repeated="1014"/>
        </table:table-row>
        <table:table-row table:style-name="ro15">
          <table:table-cell table:style-name="ce17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8_ECM_003</text:p>
          </table:table-cell>
          <table:table-cell table:style-name="ce178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8" table:formula="of:=[.B15]" office:value-type="string" office:string-value="REG_AIO168_ECM_003">
            <text:p>REG_AIO168_ECM_003</text:p>
          </table:table-cell>
          <table:table-cell table:style-name="ce180" office:value-type="string">
            <text:p>Check collapse node tree in Browser Content using – button</text:p>
          </table:table-cell>
          <table:table-cell table:style-name="ce181" office:value-type="string">
            <text:p>Step 2: Configure CB portlet</text:p>
          </table:table-cell>
          <table:table-cell table:style-name="ce181" office:value-type="string">
            <text:p>- Go to Content Browser, open edit CB portlet form</text:p>
            <text:p>- Choose the parent Folder of your tree in the categories path field.</text:p>
            <text:p>- Choose TreeList template in the template listbox.</text:p>
            <text:p>- Save Content Browser Portlet and go to portlet view mode.</text:p>
          </table:table-cell>
          <table:table-cell table:style-name="ce181" office:value-type="string">
            <text:p>Nodes tree are listed in CB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24</text:p>
            <text:p>CCP-614</text:p>
          </table:table-cell>
          <table:table-cell table:style-name="ce185" table:number-columns-repeated="1014"/>
        </table:table-row>
        <table:table-row table:style-name="ro8">
          <table:table-cell table:style-name="ce17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8_ECM_003</text:p>
          </table:table-cell>
          <table:table-cell table:style-name="ce178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8" table:formula="of:=[.B16]" office:value-type="string" office:string-value="REG_AIO168_ECM_003">
            <text:p>REG_AIO168_ECM_003</text:p>
          </table:table-cell>
          <table:table-cell table:style-name="ce180" office:value-type="string">
            <text:p>Check collapse node tree in Browser Content using – button</text:p>
          </table:table-cell>
          <table:table-cell table:style-name="ce181" office:value-type="string">
            <text:p>Step 3: Expand tree</text:p>
          </table:table-cell>
          <table:table-cell table:style-name="ce181" office:value-type="string">
            <text:p>In the categories tree, choose a folder "F1" having subfolders and expand it by clicking + Button.</text:p>
          </table:table-cell>
          <table:table-cell table:style-name="ce181" office:value-type="string">
            <text:p>Sub nodes are shown in both right &amp; left pane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24</text:p>
            <text:p>CCP-614</text:p>
          </table:table-cell>
          <table:table-cell table:style-name="ce185" table:number-columns-repeated="1014"/>
        </table:table-row>
        <table:table-row table:style-name="ro8">
          <table:table-cell table:style-name="ce17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8_ECM_003</text:p>
          </table:table-cell>
          <table:table-cell table:style-name="ce178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8" table:formula="of:=[.B17]" office:value-type="string" office:string-value="REG_AIO168_ECM_003">
            <text:p>REG_AIO168_ECM_003</text:p>
          </table:table-cell>
          <table:table-cell table:style-name="ce180" office:value-type="string">
            <text:p>Check collapse node tree in Browser Content using – button</text:p>
          </table:table-cell>
          <table:table-cell table:style-name="ce181" office:value-type="string">
            <text:p>Step 4: Collapse tree</text:p>
          </table:table-cell>
          <table:table-cell table:style-name="ce181" office:value-type="string">
            <text:p>Try to collapse the same folder "F1" by clicking the -</text:p>
          </table:table-cell>
          <table:table-cell table:style-name="ce181" office:value-type="string">
            <text:p>The folder is collapsed &amp; the nodes tree display correctly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24</text:p>
            <text:p>CCP-614</text:p>
          </table:table-cell>
          <table:table-cell table:style-name="ce185" office:value-type="string">
            <text:p>the folder cannot be collapsed!</text:p>
          </table:table-cell>
          <table:table-cell table:style-name="ce185" table:number-columns-repeated="1013"/>
        </table:table-row>
        <table:table-row table:style-name="ro16">
          <table:table-cell table:style-name="ce177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48" office:value-type="string">
            <text:p>REG_AIO168_ECM_004</text:p>
          </table:table-cell>
          <table:table-cell table:style-name="ce178" office:value-type="float" office:value="1">
            <text:p>001</text:p>
          </table:table-cell>
          <table:table-cell table:style-name="ce58" table:formula="of:=[.B18]" office:value-type="string" office:string-value="REG_AIO168_ECM_004">
            <text:p>REG_AIO168_ECM_004</text:p>
          </table:table-cell>
          <table:table-cell table:style-name="ce179" office:value-type="string">
            <text:p>Check right click menu in IE8</text:p>
          </table:table-cell>
          <table:table-cell table:style-name="ce181" office:value-type="string">
            <text:p>Step 1: Check right click menu</text:p>
          </table:table-cell>
          <table:table-cell table:style-name="ce181" office:value-type="string">
            <text:p>In IE8:</text:p>
            <text:p>- Go to Sites Explorer then choose a drive</text:p>
            <text:p>- Right click on a node in selected drive</text:p>
          </table:table-cell>
          <table:table-cell table:style-name="ce181" office:value-type="string">
            <text:p>Right click menu is displayed correctly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16</text:p>
            <text:p>CCP-573</text:p>
          </table:table-cell>
          <table:table-cell table:style-name="ce185" office:value-type="string">
            <text:p>It will appear but masked by the right click menu of IE8.</text:p>
          </table:table-cell>
          <table:table-cell table:style-name="ce185" table:number-columns-repeated="1013"/>
        </table:table-row>
        <table:table-row table:style-name="ro23">
          <table:table-cell table:style-name="ce177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AIO168_ECM_005</text:p>
          </table:table-cell>
          <table:table-cell table:style-name="ce178" office:value-type="float" office:value="1">
            <text:p>001</text:p>
          </table:table-cell>
          <table:table-cell table:style-name="ce58" table:formula="of:=[.B19]" office:value-type="string" office:string-value="REG_AIO168_ECM_005">
            <text:p>REG_AIO168_ECM_005</text:p>
          </table:table-cell>
          <table:table-cell table:style-name="ce179" office:value-type="string">
            <text:p>Check when search by name using quick search in Sites Explorer</text:p>
          </table:table-cell>
          <table:table-cell table:style-name="ce181" office:value-type="string">
            <text:p>Step 1: Add document</text:p>
          </table:table-cell>
          <table:table-cell table:style-name="ce181" office:value-type="string">
            <text:p>- Login with root.</text:p>
            <text:p>- Go to the Site explorer.</text:p>
            <text:p>- Choose acme drive.</text:p>
            <text:p>- Click add document (named test_doc)</text:p>
            <text:p>- In its content put acme_doc</text:p>
          </table:table-cell>
          <table:table-cell table:style-name="ce181" office:value-type="string">
            <text:p>Document is added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54</text:p>
            <text:p>CCP-732</text:p>
          </table:table-cell>
          <table:table-cell table:style-name="ce185" table:number-columns-repeated="1014"/>
        </table:table-row>
        <table:table-row table:style-name="ro16">
          <table:table-cell table:style-name="ce17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8_ECM_005</text:p>
          </table:table-cell>
          <table:table-cell table:style-name="ce178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8" table:formula="of:=[.B20]" office:value-type="string" office:string-value="REG_AIO168_ECM_005">
            <text:p>REG_AIO168_ECM_005</text:p>
          </table:table-cell>
          <table:table-cell table:style-name="ce180" office:value-type="string">
            <text:p>Check when search by name using quick search in Sites Explorer</text:p>
          </table:table-cell>
          <table:table-cell table:style-name="ce181" office:value-type="string">
            <text:p>Step 2: Search</text:p>
          </table:table-cell>
          <table:table-cell table:style-name="ce181" office:value-type="string">
            <text:p>- Select added document to view its content</text:p>
            <text:p><text:span text:style-name="T11">In the search </text:span><text:span text:style-name="T11">area inside </text:span><text:span text:style-name="T11">Sites </text:span><text:span text:style-name="T11">Explorer, put </text:span><text:span text:style-name="T11">the text </text:span><text:span text:style-name="T11">acme_doc to </text:span><text:span text:style-name="T11">search</text:span></text:p>
          </table:table-cell>
          <table:table-cell table:style-name="ce181" office:value-type="string">
            <text:p>Return No result found, no exception in console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54</text:p>
            <text:p>CCP-732</text:p>
          </table:table-cell>
          <table:table-cell table:style-name="ce185" office:value-type="string">
            <text:p>Return no result found with exception in console</text:p>
          </table:table-cell>
          <table:table-cell table:style-name="ce185" table:number-columns-repeated="1013"/>
        </table:table-row>
        <table:table-row table:style-name="ro23">
          <table:table-cell table:style-name="ce177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48" office:value-type="string">
            <text:p>REG_AIO168_ECM_006</text:p>
          </table:table-cell>
          <table:table-cell table:style-name="ce178" office:value-type="float" office:value="1">
            <text:p>001</text:p>
          </table:table-cell>
          <table:table-cell table:style-name="ce58" table:formula="of:=[.B21]" office:value-type="string" office:string-value="REG_AIO168_ECM_006">
            <text:p>REG_AIO168_ECM_006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1" office:value-type="string">
            <text:p>Step 1: Check if labels in more constraint form are in French</text:p>
          </table:table-cell>
          <table:table-cell table:style-name="ce181" office:value-type="string">
            <text:p>- Login</text:p>
            <text:p>- Change language to French</text:p>
            <text:p>- Go to Sites Explorer</text:p>
            <text:p>- Select a drive (Sites Management)</text:p>
            <text:p>- Click Advanced search icon</text:p>
            <text:p>- Click Add more constraint button</text:p>
          </table:table-cell>
          <table:table-cell table:style-name="ce181" office:value-type="string">
            <text:p>Contain &amp; CREATED labels are translated in French (Contain → Contient; Created → Créé )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63</text:p>
            <text:p>CCP-737</text:p>
          </table:table-cell>
          <table:table-cell table:style-name="ce185" office:value-type="string">
            <text:p>Go to <text:a xlink:href="https://jira.exoplatform.org/browse/ecm-5563">ECM-5563</text:a> to see the bug</text:p>
          </table:table-cell>
          <table:table-cell table:style-name="ce185" table:number-columns-repeated="1013"/>
        </table:table-row>
        <table:table-row table:style-name="ro8">
          <table:table-cell table:style-name="ce17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7" office:value-type="string">
            <text:p>REG_AIO168_ECM_006</text:p>
          </table:table-cell>
          <table:table-cell table:style-name="ce178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58" table:formula="of:=[.B22]" office:value-type="string" office:string-value="REG_AIO168_ECM_006">
            <text:p>REG_AIO168_ECM_006</text:p>
          </table:table-cell>
          <table:table-cell table:style-name="ce180" office:value-type="string">
            <text:p>Check if labels in Advanced search are translated in French</text:p>
          </table:table-cell>
          <table:table-cell table:style-name="ce181" office:value-type="string">
            <text:p>Step 2: Check if operators are in French</text:p>
          </table:table-cell>
          <table:table-cell table:style-name="ce181" office:value-type="string">
            <text:p>In Advanced search form:</text:p>
            <text:p>- Mouse over on Operator list box</text:p>
          </table:table-cell>
          <table:table-cell table:style-name="ce181" office:value-type="string">
            <text:p>There're 2 operators AND/OR, they're translated in French (And/or → Et/ou)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63</text:p>
            <text:p>CCP-737</text:p>
          </table:table-cell>
          <table:table-cell table:style-name="ce185" table:number-columns-repeated="1014"/>
        </table:table-row>
        <table:table-row table:style-name="ro8">
          <table:table-cell table:style-name="ce17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7" office:value-type="string">
            <text:p>REG_AIO168_ECM_006</text:p>
          </table:table-cell>
          <table:table-cell table:style-name="ce178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8" table:formula="of:=[.B23]" office:value-type="string" office:string-value="REG_AIO168_ECM_006">
            <text:p>REG_AIO168_ECM_006</text:p>
          </table:table-cell>
          <table:table-cell table:style-name="ce180" office:value-type="string">
            <text:p>Check if labels in Advanced search are translated in French</text:p>
          </table:table-cell>
          <table:table-cell table:style-name="ce181" office:value-type="string">
            <text:p>Step 3: Check if labels in Add category form in French</text:p>
          </table:table-cell>
          <table:table-cell table:style-name="ce181" office:value-type="string">
            <text:p>- Click Add Category icon</text:p>
          </table:table-cell>
          <table:table-cell table:style-name="ce181" office:value-type="string">
            <text:p>Label of Close button is translated in French (Close → Fermer)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63</text:p>
            <text:p>CCP-737</text:p>
          </table:table-cell>
          <table:table-cell table:style-name="ce185" office:value-type="string">
            <text:p>Close still is Close</text:p>
          </table:table-cell>
          <table:table-cell table:style-name="ce185" table:number-columns-repeated="1013"/>
        </table:table-row>
        <table:table-row table:style-name="ro8">
          <table:table-cell table:style-name="ce17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7" office:value-type="string">
            <text:p>REG_AIO168_ECM_006</text:p>
          </table:table-cell>
          <table:table-cell table:style-name="ce178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8" table:formula="of:=[.B24]" office:value-type="string" office:string-value="REG_AIO168_ECM_006">
            <text:p>REG_AIO168_ECM_006</text:p>
          </table:table-cell>
          <table:table-cell table:style-name="ce180" office:value-type="string">
            <text:p>Check if labels in Advanced search are translated in French</text:p>
          </table:table-cell>
          <table:table-cell table:style-name="ce181" office:value-type="string">
            <text:p>Step 4: Check if labels in Add properties form in French</text:p>
          </table:table-cell>
          <table:table-cell table:style-name="ce181" office:value-type="string">
            <text:p>Click Add properties icon</text:p>
          </table:table-cell>
          <table:table-cell table:style-name="ce181" office:value-type="string">
            <text:p>Labels are in French (Add → Ajouter; Cancel → Annuler; Property -&gt; Propriété)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63</text:p>
            <text:p>CCP-737</text:p>
          </table:table-cell>
          <table:table-cell table:style-name="ce185" table:number-columns-repeated="1014"/>
        </table:table-row>
        <table:table-row table:style-name="ro22">
          <table:table-cell table:style-name="ce177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8" office:value-type="string">
            <text:p>REG_AIO168_ECM_007</text:p>
          </table:table-cell>
          <table:table-cell table:style-name="ce178" office:value-type="float" office:value="1">
            <text:p>001</text:p>
          </table:table-cell>
          <table:table-cell table:style-name="ce58" table:formula="of:=[.B25]" office:value-type="string" office:string-value="REG_AIO168_ECM_007">
            <text:p>REG_AIO168_ECM_007</text:p>
          </table:table-cell>
          <table:table-cell table:style-name="ce179" office:value-type="string">
            <text:p>Check the displaying of link in document view mode</text:p>
          </table:table-cell>
          <table:table-cell table:style-name="ce181" office:value-type="string">
            <text:p>Step 1: Create new SCV page</text:p>
          </table:table-cell>
          <table:table-cell table:style-name="ce181" office:value-type="string">
            <text:p>- Go to Site Editor -&gt; Add Page Wizard</text:p>
            <text:p>- Drag and drop Content Detail portlet into this page</text:p>
            <text:p>- Click “Edit” icon of this portlet</text:p>
            <text:p>- Select “Create new content” option</text:p>
            <text:p>- Select template: Free layout web content </text:p>
            <text:p>- Click Save</text:p>
          </table:table-cell>
          <table:table-cell table:style-name="ce181" office:value-type="string">
            <text:p>Web content form appears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64</text:p>
            <text:p>CCP-427</text:p>
          </table:table-cell>
          <table:table-cell table:style-name="ce185" table:number-columns-repeated="1014"/>
        </table:table-row>
        <table:table-row table:style-name="ro19">
          <table:table-cell table:style-name="ce17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7" office:value-type="string">
            <text:p>REG_AIO168_ECM_007</text:p>
          </table:table-cell>
          <table:table-cell table:style-name="ce178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8" table:formula="of:=[.B26]" office:value-type="string" office:string-value="REG_AIO168_ECM_007">
            <text:p>REG_AIO168_ECM_007</text:p>
          </table:table-cell>
          <table:table-cell table:style-name="ce180" office:value-type="string">
            <text:p>Check the displaying of link in document view mode</text:p>
          </table:table-cell>
          <table:table-cell table:style-name="ce181" office:value-type="string">
            <text:p>Step 2: Add link into document</text:p>
          </table:table-cell>
          <table:table-cell table:style-name="ce181" office:value-type="string">
            <text:p>- Click on "Insert/Edit link" icon in FCK</text:p>
            <text:p>- Browse a link </text:p>
            <text:p>- Click <text:s/>OK</text:p>
          </table:table-cell>
          <table:table-cell table:style-name="ce181" office:value-type="string">
            <text:p>Link is displayed in document edit mode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64</text:p>
            <text:p>CCP-427</text:p>
          </table:table-cell>
          <table:table-cell table:style-name="ce185" table:number-columns-repeated="1014"/>
        </table:table-row>
        <table:table-row table:style-name="ro8">
          <table:table-cell table:style-name="ce17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AIO168_ECM_007</text:p>
          </table:table-cell>
          <table:table-cell table:style-name="ce178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8" table:formula="of:=[.B27]" office:value-type="string" office:string-value="REG_AIO168_ECM_007">
            <text:p>REG_AIO168_ECM_007</text:p>
          </table:table-cell>
          <table:table-cell table:style-name="ce180" office:value-type="string">
            <text:p>Check the displaying of link in document view mode</text:p>
          </table:table-cell>
          <table:table-cell table:style-name="ce181" office:value-type="string">
            <text:p>Step 3: Check the displaying of link in View mode</text:p>
          </table:table-cell>
          <table:table-cell table:style-name="ce181" office:value-type="string">
            <text:p>- Save draft or publish document above</text:p>
            <text:p>- Change to view mode</text:p>
          </table:table-cell>
          <table:table-cell table:style-name="ce181" office:value-type="string">
            <text:p>Link is displayed with underline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64</text:p>
            <text:p>CCP-427</text:p>
          </table:table-cell>
          <table:table-cell table:style-name="ce185" table:number-columns-repeated="1014"/>
        </table:table-row>
        <table:table-row table:style-name="ro8">
          <table:table-cell table:style-name="ce177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48" office:value-type="string">
            <text:p>REG_AIO168_ECM_008</text:p>
          </table:table-cell>
          <table:table-cell table:style-name="ce178" office:value-type="float" office:value="1">
            <text:p>001</text:p>
          </table:table-cell>
          <table:table-cell table:style-name="ce58" table:formula="of:=[.B28]" office:value-type="string" office:string-value="REG_AIO168_ECM_008">
            <text:p>REG_AIO168_ECM_008</text:p>
          </table:table-cell>
          <table:table-cell table:style-name="ce179" office:value-type="string">
            <text:p>Check the displaying of group drive when name is too long</text:p>
          </table:table-cell>
          <table:table-cell table:style-name="ce181" office:value-type="string">
            <text:p>Step 1: Create new user</text:p>
          </table:table-cell>
          <table:table-cell table:style-name="ce181" office:value-type="string">
            <text:p>- Click on Register link</text:p>
            <text:p>- Put values in al required fields</text:p>
            <text:p>- Click Save</text:p>
          </table:table-cell>
          <table:table-cell table:style-name="ce181" office:value-type="string">
            <text:p>New user is created successful.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60</text:p>
            <text:p>CCP-725</text:p>
          </table:table-cell>
          <table:table-cell table:style-name="ce185" table:number-columns-repeated="1014"/>
        </table:table-row>
        <table:table-row table:style-name="ro23">
          <table:table-cell table:style-name="ce17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AIO168_ECM_008</text:p>
          </table:table-cell>
          <table:table-cell table:style-name="ce178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8" table:formula="of:=[.B29]" office:value-type="string" office:string-value="REG_AIO168_ECM_008">
            <text:p>REG_AIO168_ECM_008</text:p>
          </table:table-cell>
          <table:table-cell table:style-name="ce180" office:value-type="string">
            <text:p>Check the displaying of group drive when name is too long</text:p>
          </table:table-cell>
          <table:table-cell table:style-name="ce181" office:value-type="string">
            <text:p>Step 2: Add new group</text:p>
          </table:table-cell>
          <table:table-cell table:style-name="ce181" office:value-type="string">
            <text:p>- Go to Community Management</text:p>
            <text:p>- Create new group and sub-groups like eXo/quanlityAssurance/vietnam/sea …</text:p>
            <text:p>- Add new user into this group</text:p>
          </table:table-cell>
          <table:table-cell table:style-name="ce181" office:value-type="string">
            <text:p>New group and sub-groups are created successfully.</text:p>
            <text:p>Created user is added into this group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60</text:p>
            <text:p>CCP-725</text:p>
          </table:table-cell>
          <table:table-cell table:style-name="ce185" table:number-columns-repeated="1014"/>
        </table:table-row>
        <table:table-row table:style-name="ro19">
          <table:table-cell table:style-name="ce17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AIO168_ECM_008</text:p>
          </table:table-cell>
          <table:table-cell table:style-name="ce178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8" table:formula="of:=[.B30]" office:value-type="string" office:string-value="REG_AIO168_ECM_008">
            <text:p>REG_AIO168_ECM_008</text:p>
          </table:table-cell>
          <table:table-cell table:style-name="ce180" office:value-type="string">
            <text:p>Check the displaying of group drive when name is too long</text:p>
          </table:table-cell>
          <table:table-cell table:style-name="ce181" office:value-type="string">
            <text:p>Step 3: Check the displaying of group</text:p>
          </table:table-cell>
          <table:table-cell table:style-name="ce181" office:value-type="string">
            <text:p>- Login by new user</text:p>
            <text:p>- Go to Site Explore</text:p>
            <text:p>- Select Group drives</text:p>
          </table:table-cell>
          <table:table-cell table:style-name="ce181" office:value-type="string">
            <text:p>Group's name is displaying well. Tool-tip is display to show full group's name when <text:s/>move mouse to the drive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60</text:p>
            <text:p>CCP-725</text:p>
          </table:table-cell>
          <table:table-cell table:style-name="ce185" table:number-columns-repeated="1014"/>
        </table:table-row>
        <table:table-row table:style-name="ro16">
          <table:table-cell table:style-name="ce177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48" office:value-type="string">
            <text:p>REG_AIO168_ECM_009</text:p>
          </table:table-cell>
          <table:table-cell table:style-name="ce178" office:value-type="float" office:value="1">
            <text:p>001</text:p>
          </table:table-cell>
          <table:table-cell table:style-name="ce58" table:formula="of:=[.B31]" office:value-type="string" office:string-value="REG_AIO168_ECM_009">
            <text:p>REG_AIO168_ECM_009</text:p>
          </table:table-cell>
          <table:table-cell table:style-name="ce179" office:value-type="string">
            <text:p>Check when taxonomy's name is over 30 characters</text:p>
          </table:table-cell>
          <table:table-cell table:style-name="ce181" office:value-type="string">
            <text:p>Step 1: Open form to create new taxonomy</text:p>
          </table:table-cell>
          <table:table-cell table:style-name="ce181" office:value-type="string">
            <text:p>- Go to SIte Administration -&gt;Ontologies -&gt; Manage Taxonomy Tree</text:p>
            <text:p>- Click Edit icon in one taxonomy tree</text:p>
          </table:table-cell>
          <table:table-cell table:style-name="ce181" office:value-type="string">
            <text:p>Edit taxonomy form appears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59</text:p>
            <text:p>CCP-724</text:p>
          </table:table-cell>
          <table:table-cell table:style-name="ce185" table:number-columns-repeated="1014"/>
        </table:table-row>
        <table:table-row table:style-name="ro19">
          <table:table-cell table:style-name="ce17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AIO168_ECM_009</text:p>
          </table:table-cell>
          <table:table-cell table:style-name="ce178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8" table:formula="of:=[.B32]" office:value-type="string" office:string-value="REG_AIO168_ECM_009">
            <text:p>REG_AIO168_ECM_009</text:p>
          </table:table-cell>
          <table:table-cell table:style-name="ce180" office:value-type="string">
            <text:p>Check when taxonomy's name is over 30 characters</text:p>
          </table:table-cell>
          <table:table-cell table:style-name="ce181" office:value-type="string">
            <text:p>Step 2: Select path </text:p>
          </table:table-cell>
          <table:table-cell table:style-name="ce181" office:value-type="string">
            <text:p>- Select path to add new taxonomy in the left pane</text:p>
            <text:p>- Click on + in the right pane</text:p>
            <text:p/>
          </table:table-cell>
          <table:table-cell table:style-name="ce181" office:value-type="string">
            <text:p>Form to create new taxonomy appears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59</text:p>
            <text:p>CCP-724</text:p>
          </table:table-cell>
          <table:table-cell table:style-name="ce185" table:number-columns-repeated="1014"/>
        </table:table-row>
        <table:table-row table:style-name="ro8">
          <table:table-cell table:style-name="ce17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AIO168_ECM_009</text:p>
          </table:table-cell>
          <table:table-cell table:style-name="ce178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8" table:formula="of:=[.B33]" office:value-type="string" office:string-value="REG_AIO168_ECM_009">
            <text:p>REG_AIO168_ECM_009</text:p>
          </table:table-cell>
          <table:table-cell table:style-name="ce180" office:value-type="string">
            <text:p>Check when taxonomy's name is over 30 characters</text:p>
          </table:table-cell>
          <table:table-cell table:style-name="ce181" office:value-type="string">
            <text:p>Step 3: Create new taxonomy has more than 30 character</text:p>
          </table:table-cell>
          <table:table-cell table:style-name="ce181" office:value-type="string">
            <text:p>- Put taxonomy's name has more than 30 characters</text:p>
            <text:p>- Click Save</text:p>
          </table:table-cell>
          <table:table-cell table:style-name="ce181" office:value-type="string">
            <text:p>Taxonomy is created successful.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59</text:p>
            <text:p>CCP-724</text:p>
          </table:table-cell>
          <table:table-cell table:style-name="ce185" office:value-type="string">
            <text:p>The name of taxonomy is limited to 30 characters</text:p>
          </table:table-cell>
          <table:table-cell table:style-name="ce185" table:number-columns-repeated="1013"/>
        </table:table-row>
        <table:table-row table:style-name="ro17">
          <table:table-cell table:style-name="ce177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8" office:value-type="string">
            <text:p>REG_AIO168_ECM_010</text:p>
          </table:table-cell>
          <table:table-cell table:style-name="ce178" office:value-type="float" office:value="1">
            <text:p>001</text:p>
          </table:table-cell>
          <table:table-cell table:style-name="ce58" table:formula="of:=[.B34]" office:value-type="string" office:string-value="REG_AIO168_ECM_010">
            <text:p>REG_AIO168_ECM_010</text:p>
          </table:table-cell>
          <table:table-cell table:style-name="ce179" office:value-type="string">
            <text:p>Check when adding a select box multi valuated in edit metadata form</text:p>
          </table:table-cell>
          <table:table-cell table:style-name="ce181" office:value-type="string">
            <text:p>Step 1: Changing config</text:p>
          </table:table-cell>
          <table:table-cell table:style-name="ce181" office:value-type="string">
            <text:p>- Go to <text:a xlink:href="https://jira.exoplatform.org/browse/ECM-5562">ECM-5562</text:a> download wcm-ext-nodetypes.xml and dialog1.gtmpl file</text:p>
            <text:p>- We made changes in metadata:siteMetadata nodeType located in wcm-ext-nodetypes.xml and its dialog1.gtmpl located webapps/portal/WEB-INF/conf/wcm/artifacts/metadata-templates/siteMetadata/dialogs/dialog1.gtmpl </text:p>
          </table:table-cell>
          <table:table-cell table:style-name="ce181" office:value-type="string">
            <text:p>Action is done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62</text:p>
            <text:p>CCP-732</text:p>
          </table:table-cell>
          <table:table-cell table:style-name="ce185" table:number-columns-repeated="1014"/>
        </table:table-row>
        <table:table-row table:style-name="ro9">
          <table:table-cell table:style-name="ce17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AIO168_ECM_010</text:p>
          </table:table-cell>
          <table:table-cell table:style-name="ce178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8" table:formula="of:=[.B35]" office:value-type="string" office:string-value="REG_AIO168_ECM_010">
            <text:p>REG_AIO168_ECM_010</text:p>
          </table:table-cell>
          <table:table-cell table:style-name="ce180" office:value-type="string">
            <text:p>Check when adding a select box multi valuated in edit metadata form</text:p>
          </table:table-cell>
          <table:table-cell table:style-name="ce181" office:value-type="string">
            <text:p>Step 2: Upload a file</text:p>
          </table:table-cell>
          <table:table-cell table:style-name="ce181" office:value-type="string">
            <text:p>- Go to Site Explore -&gt; Site Management drive</text:p>
            <text:p>- Select /acme/documents folder</text:p>
            <text:p>- Right click on the main pane and select “Upload”</text:p>
            <text:p>- Select file to upload and click on Save (do not close Upload file form)</text:p>
          </table:table-cell>
          <table:table-cell table:style-name="ce181" office:value-type="string">
            <text:p>File is uploaded successful. 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62</text:p>
            <text:p>CCP-732</text:p>
          </table:table-cell>
          <table:table-cell table:style-name="ce185" table:number-columns-repeated="1014"/>
        </table:table-row>
        <table:table-row table:style-name="ro19">
          <table:table-cell table:style-name="ce17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AIO168_ECM_010</text:p>
          </table:table-cell>
          <table:table-cell table:style-name="ce178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8" table:formula="of:=[.B36]" office:value-type="string" office:string-value="REG_AIO168_ECM_010">
            <text:p>REG_AIO168_ECM_010</text:p>
          </table:table-cell>
          <table:table-cell table:style-name="ce180" office:value-type="string">
            <text:p>Check when adding a select box multi valuated in edit metadata form</text:p>
          </table:table-cell>
          <table:table-cell table:style-name="ce181" office:value-type="string">
            <text:p>Step 3: Add siteMetadata for uploaded file</text:p>
          </table:table-cell>
          <table:table-cell table:style-name="ce181" office:value-type="string">
            <text:p>- Click on "Add Metadata" button</text:p>
            <text:p>- Tick on “metadata:siteMetadata” check-box</text:p>
            <text:p>- Click on Add button</text:p>
          </table:table-cell>
          <table:table-cell table:style-name="ce181" office:value-type="string">
            <text:p>“metadata:siteMetadata” is added for uploaded file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62</text:p>
            <text:p>CCP-732</text:p>
          </table:table-cell>
          <table:table-cell table:style-name="ce185" table:number-columns-repeated="1014"/>
        </table:table-row>
        <table:table-row table:style-name="ro19">
          <table:table-cell table:style-name="ce17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7" office:value-type="string">
            <text:p>REG_AIO168_ECM_010</text:p>
          </table:table-cell>
          <table:table-cell table:style-name="ce178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8" table:formula="of:=[.B37]" office:value-type="string" office:string-value="REG_AIO168_ECM_010">
            <text:p>REG_AIO168_ECM_010</text:p>
          </table:table-cell>
          <table:table-cell table:style-name="ce180" office:value-type="string">
            <text:p>Check when adding a select box multi valuated in edit metadata form</text:p>
          </table:table-cell>
          <table:table-cell table:style-name="ce181" office:value-type="string">
            <text:p>Step 4: Edit siteMetadata</text:p>
          </table:table-cell>
          <table:table-cell table:style-name="ce181" office:value-type="string">
            <text:p>- Click Edit icon corresponding with siteMetadata</text:p>
            <text:p>- Fill values, select some elements from the select box</text:p>
          </table:table-cell>
          <table:table-cell table:style-name="ce181" office:value-type="string">
            <text:p>Values are added successful. 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62</text:p>
            <text:p>CCP-732</text:p>
          </table:table-cell>
          <table:table-cell table:style-name="ce185" office:value-type="string">
            <text:p>Show exception</text:p>
          </table:table-cell>
          <table:table-cell table:style-name="ce185" table:number-columns-repeated="1013"/>
        </table:table-row>
        <table:table-row table:style-name="ro18">
          <table:table-cell table:style-name="ce177"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011</text:p>
          </table:table-cell>
          <table:table-cell table:style-name="ce27" office:value-type="string">
            <text:p>REG_AIO168_ECM_011</text:p>
          </table:table-cell>
          <table:table-cell table:style-name="ce80" office:value-type="float" office:value="1">
            <text:p>001</text:p>
          </table:table-cell>
          <table:table-cell table:style-name="ce58" table:formula="of:=[.B38]" office:value-type="string" office:string-value="REG_AIO168_ECM_011">
            <text:p>REG_AIO168_ECM_011</text:p>
          </table:table-cell>
          <table:table-cell table:style-name="ce174" office:value-type="string">
            <text:p>Check message when action in 2 windows</text:p>
          </table:table-cell>
          <table:table-cell table:style-name="ce58" office:value-type="string">
            <text:p>Step 1: Check showing message</text:p>
          </table:table-cell>
          <table:table-cell table:style-name="ce182" office:value-type="string">
            <text:p>- Login by root</text:p>
            <text:p>- Open a second tab, you will be automatically logged in with "root".</text:p>
            <text:p>- In the first tab go to : Groups &gt; Sites explorer &gt;</text:p>
            <text:p>- Choose Sites Management</text:p>
            <text:p>- Then select in /acme/categories/acme.</text:p>
            <text:p>- Now, in the second tab, go to the acme portal (with the navigation menu).</text:p>
            <text:p>- Return in the first tab and select the category "Business" for example.</text:p>
          </table:table-cell>
          <table:table-cell table:style-name="ce182" office:value-type="string">
            <text:p>The messages "Error, information about repository lost!" in English and "Erreur ! Les informations sur le dépôt de données sont perdues" in French is shown</text:p>
          </table:table-cell>
          <table:table-cell table:style-name="ce58" office:value-type="string">
            <text:p>High</text:p>
          </table:table-cell>
          <table:table-cell table:style-name="ce184" office:value-type="string">
            <text:p>ECM-5558</text:p>
            <text:p>CCP-718</text:p>
          </table:table-cell>
          <table:table-cell table:number-columns-repeated="1014"/>
        </table:table-row>
        <table:table-row table:style-name="ro18">
          <table:table-cell table:style-name="ce177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table:style-name="ce27" office:value-type="string">
            <text:p>REG_AIO168_ECM_012</text:p>
          </table:table-cell>
          <table:table-cell table:style-name="ce80" office:value-type="float" office:value="1">
            <text:p>001</text:p>
          </table:table-cell>
          <table:table-cell table:style-name="ce58" table:formula="of:=[.B39]" office:value-type="string" office:string-value="REG_AIO168_ECM_012">
            <text:p>REG_AIO168_ECM_012</text:p>
          </table:table-cell>
          <table:table-cell table:style-name="ce174" office:value-type="string">
            <text:p>Check showing insert/edit image icon in FCKEditor if field is multivalued</text:p>
          </table:table-cell>
          <table:table-cell table:style-name="ce58" office:value-type="string">
            <text:p>Step 1: Edit template</text:p>
          </table:table-cell>
          <table:table-cell table:style-name="ce58" office:value-type="string">
            <text:p>- Login by admin</text:p>
            <text:p>- Go to Sites Administration/Manage Template</text:p>
            <text:p>- Edit the dialog form of exo:article with:</text:p>
            <text:p>&lt;%</text:p>
            <text:p><text:s/>String[] fieldContent = ["jcrPath=/node/exo:text", "options=default", "multiValues=true"] ;</text:p>
            <text:p>uicomponent.addWYSIWYGField("content", fieldContent) ; <text:s text:c="7"/></text:p>
            <text:p>%&gt;</text:p>
          </table:table-cell>
          <table:table-cell table:style-name="ce58" office:value-type="string">
            <text:p>Change is sav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49</text:p>
            <text:p>CCP-696</text:p>
          </table:table-cell>
          <table:table-cell table:number-columns-repeated="1014"/>
        </table:table-row>
        <table:table-row table:style-name="ro19">
          <table:table-cell table:style-name="ce17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AIO168_ECM_012</text:p>
          </table:table-cell>
          <table:table-cell table:style-name="ce178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8" table:formula="of:=[.B40]" office:value-type="string" office:string-value="REG_AIO168_ECM_012">
            <text:p>REG_AIO168_ECM_012</text:p>
          </table:table-cell>
          <table:table-cell table:style-name="ce58" office:value-type="string">
            <text:p>Check showing insert/edit image icon in FCKEditor if field is multivalued</text:p>
          </table:table-cell>
          <table:table-cell table:style-name="ce58" office:value-type="string">
            <text:p>Step 2: Check showing icon</text:p>
          </table:table-cell>
          <table:table-cell table:style-name="ce58" office:value-type="string">
            <text:p>- Go to Sites Explorer</text:p>
            <text:p>- Choose a drive</text:p>
            <text:p>- Click Add document &amp; select Article template</text:p>
          </table:table-cell>
          <table:table-cell table:style-name="ce58" office:value-type="string">
            <text:p><text:span text:style-name="T12">The icon </text:span><text:span text:style-name="T12">insert/edit </text:span><text:span text:style-name="T12">image is </text:span><text:span text:style-name="T12">shown in the </text:span><text:span text:style-name="T12">FCK Editor in </text:span><text:span text:style-name="T12">Content field</text:span></text:p>
            <text:p><text:span text:style-name="T12"/>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49</text:p>
            <text:p>CCP-696</text:p>
          </table:table-cell>
          <table:table-cell table:number-columns-repeated="1014"/>
        </table:table-row>
        <table:table-row table:style-name="ro23">
          <table:table-cell table:style-name="ce177" table:formula="of:=IF(VALUE(MID([.F41];6;FIND(&quot;:&quot;;[.F41];1)-FIND(&quot; &quot;;[.F41];1)-1))&gt;VALUE(MID([.F40];6;FIND(&quot;:&quot;;[.F40];1)-FIND(&quot; &quot;;[.F40];1)-1));&quot;&quot;;MAX([.A$7:.A40])+1)" office:value-type="float" office:value="13">
            <text:p>013</text:p>
          </table:table-cell>
          <table:table-cell table:style-name="ce48" office:value-type="string">
            <text:p>REG_AIO168_ECM_013</text:p>
          </table:table-cell>
          <table:table-cell table:style-name="ce80" office:value-type="float" office:value="1">
            <text:p>001</text:p>
          </table:table-cell>
          <table:table-cell table:style-name="ce58" table:formula="of:=[.B41]" office:value-type="string" office:string-value="REG_AIO168_ECM_013">
            <text:p>REG_AIO168_ECM_013</text:p>
          </table:table-cell>
          <table:table-cell table:style-name="ce174" office:value-type="string">
            <text:p>Check if can remove exo:folksonomy property after creating tags for document</text:p>
          </table:table-cell>
          <table:table-cell table:style-name="ce58" office:value-type="string">
            <text:p>Step 1: Add tags on document</text:p>
          </table:table-cell>
          <table:table-cell table:style-name="ce58" office:value-type="string">
            <text:p>- Go to sites explorer -&gt; Sites management -&gt; acme -&gt; documents.</text:p>
            <text:p>- Select conditions.doc document and create many tags for it.</text:p>
            <text:p/>
          </table:table-cell>
          <table:table-cell table:style-name="ce58" office:value-type="string">
            <text:p>Tags are add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number-columns-repeated="1014"/>
        </table:table-row>
        <table:table-row table:style-name="ro19">
          <table:table-cell table:style-name="ce17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AIO168_ECM_013</text:p>
          </table:table-cell>
          <table:table-cell table:style-name="ce178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8" table:formula="of:=[.B42]" office:value-type="string" office:string-value="REG_AIO168_ECM_013">
            <text:p>REG_AIO168_ECM_013</text:p>
          </table:table-cell>
          <table:table-cell table:style-name="ce58" office:value-type="string">
            <text:p>Check if can remove exo:folksonomy property after creating tags for document</text:p>
          </table:table-cell>
          <table:table-cell table:style-name="ce58" office:value-type="string">
            <text:p>Step 2: Show node properties</text:p>
          </table:table-cell>
          <table:table-cell table:style-name="ce58" office:value-type="string">
            <text:p>- Click on View Node Properties to show all properties.</text:p>
          </table:table-cell>
          <table:table-cell table:style-name="ce58" office:value-type="string">
            <text:p>Properties Management form is shown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style-name="ce58"/>
          <table:table-cell table:number-columns-repeated="1013"/>
        </table:table-row>
        <table:table-row table:style-name="ro19">
          <table:table-cell table:style-name="ce17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AIO168_ECM_013</text:p>
          </table:table-cell>
          <table:table-cell table:style-name="ce178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8" table:formula="of:=[.B43]" office:value-type="string" office:string-value="REG_AIO168_ECM_013">
            <text:p>REG_AIO168_ECM_013</text:p>
          </table:table-cell>
          <table:table-cell table:style-name="ce58" office:value-type="string">
            <text:p>Check if can remove exo:folksonomy property after creating tags for document</text:p>
          </table:table-cell>
          <table:table-cell table:style-name="ce58" office:value-type="string">
            <text:p>Step 3: Edit property</text:p>
          </table:table-cell>
          <table:table-cell table:style-name="ce58" office:value-type="string">
            <text:p>- Click edit icon at exo:folksonomy property , we will get as value a list of created tag.</text:p>
          </table:table-cell>
          <table:table-cell table:style-name="ce58" office:value-type="string">
            <text:p>we will get as value a list of created tag.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number-columns-repeated="1014"/>
        </table:table-row>
        <table:table-row table:style-name="ro19">
          <table:table-cell table:style-name="ce17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AIO168_ECM_013</text:p>
          </table:table-cell>
          <table:table-cell table:style-name="ce178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8" table:formula="of:=[.B44]" office:value-type="string" office:string-value="REG_AIO168_ECM_013">
            <text:p>REG_AIO168_ECM_013</text:p>
          </table:table-cell>
          <table:table-cell table:style-name="ce58" office:value-type="string">
            <text:p>Check if can remove exo:folksonomy property after creating tags for document</text:p>
          </table:table-cell>
          <table:table-cell table:style-name="ce58" office:value-type="string">
            <text:p>Step 4: Delete tag</text:p>
          </table:table-cell>
          <table:table-cell table:style-name="ce58" office:value-type="string">
            <text:p>- Click on delete button to remove one of the values</text:p>
            <text:p>- Save</text:p>
          </table:table-cell>
          <table:table-cell table:style-name="ce58" office:value-type="string">
            <text:p>It is remov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style-name="ce58" office:value-type="string">
            <text:p><text:s/>-&gt; it seams work fine but when you click to save button, this value is never deleted, and it's already exist.</text:p>
          </table:table-cell>
          <table:table-cell table:number-columns-repeated="1013"/>
        </table:table-row>
        <table:table-row table:style-name="ro16">
          <table:table-cell table:style-name="ce177" table:formula="of:=IF(VALUE(MID([.F45];6;FIND(&quot;:&quot;;[.F45];1)-FIND(&quot; &quot;;[.F45];1)-1))&gt;VALUE(MID([.F44];6;FIND(&quot;:&quot;;[.F44];1)-FIND(&quot; &quot;;[.F44];1)-1));&quot;&quot;;MAX([.A$7:.A44])+1)" office:value-type="float" office:value="14">
            <text:p>014</text:p>
          </table:table-cell>
          <table:table-cell table:style-name="ce27" office:value-type="string">
            <text:p>REG_AIO168_ECM_013</text:p>
          </table:table-cell>
          <table:table-cell table:style-name="ce178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8" table:formula="of:=[.B45]" office:value-type="string" office:string-value="REG_AIO168_ECM_013">
            <text:p>REG_AIO168_ECM_013</text:p>
          </table:table-cell>
          <table:table-cell table:style-name="ce174" office:value-type="string">
            <text:p>Check editing exo:title of node's properties</text:p>
          </table:table-cell>
          <table:table-cell table:style-name="ce58" office:value-type="string">
            <text:p>Step 1: Show node properties</text:p>
          </table:table-cell>
          <table:table-cell table:style-name="ce58" office:value-type="string">
            <text:p>- Go to sites explorer -&gt; Sites management -&gt; acme -&gt; documents.</text:p>
            <text:p>- Select 1 document</text:p>
            <text:p>- Click View Node Properties</text:p>
          </table:table-cell>
          <table:table-cell table:style-name="ce58" office:value-type="string">
            <text:p>Properties Management form is shown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11</text:p>
            <text:p>CCP-527</text:p>
          </table:table-cell>
          <table:table-cell table:number-columns-repeated="1014"/>
        </table:table-row>
        <table:table-row table:style-name="ro8">
          <table:table-cell table:style-name="ce17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AIO168_ECM_013</text:p>
          </table:table-cell>
          <table:table-cell table:style-name="ce178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8" table:formula="of:=[.B46]" office:value-type="string" office:string-value="REG_AIO168_ECM_013">
            <text:p>REG_AIO168_ECM_013</text:p>
          </table:table-cell>
          <table:table-cell table:style-name="ce58" office:value-type="string">
            <text:p>Check editing exo:title of node's properties</text:p>
          </table:table-cell>
          <table:table-cell table:style-name="ce58" office:value-type="string">
            <text:p>Step 2: Edit exo:title</text:p>
          </table:table-cell>
          <table:table-cell table:style-name="ce58" office:value-type="string">
            <text:p>- Click Edit icon at exo:title</text:p>
            <text:p>- Change value</text:p>
            <text:p>- Save</text:p>
          </table:table-cell>
          <table:table-cell table:style-name="ce58" office:value-type="string">
            <text:p>Change is sav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11</text:p>
            <text:p>CCP-527</text:p>
          </table:table-cell>
          <table:table-cell table:style-name="ce58" office:value-type="string">
            <text:p>No change</text:p>
          </table:table-cell>
          <table:table-cell table:number-columns-repeated="1013"/>
        </table:table-row>
        <table:table-row table:style-name="ro22">
          <table:table-cell table:style-name="ce177" table:formula="of:=IF(VALUE(MID([.F47];6;FIND(&quot;:&quot;;[.F47];1)-FIND(&quot; &quot;;[.F47];1)-1))&gt;VALUE(MID([.F46];6;FIND(&quot;:&quot;;[.F46];1)-FIND(&quot; &quot;;[.F46];1)-1));&quot;&quot;;MAX([.A$7:.A46])+1)" office:value-type="float" office:value="15">
            <text:p>015</text:p>
          </table:table-cell>
          <table:table-cell table:style-name="ce27" office:value-type="string">
            <text:p>REG_AIO168_ECM_014</text:p>
          </table:table-cell>
          <table:table-cell table:style-name="ce80" office:value-type="float" office:value="1">
            <text:p>001</text:p>
          </table:table-cell>
          <table:table-cell table:style-name="ce58" table:formula="of:=[.B47]" office:value-type="string" office:string-value="REG_AIO168_ECM_014">
            <text:p>REG_AIO168_ECM_014</text:p>
          </table:table-cell>
          <table:table-cell table:style-name="ce174" office:value-type="string">
            <text:p>Check if possible to retrieve the lock on a node even by the root</text:p>
          </table:table-cell>
          <table:table-cell table:style-name="ce58" office:value-type="string">
            <text:p>Step 1: Check node</text:p>
          </table:table-cell>
          <table:table-cell table:style-name="ce58" office:value-type="string">
            <text:p>- Upload a document word</text:p>
            <text:p>- Access to this document in webdav</text:p>
            <text:p>- Close Word by killing the process in the windows task manager, or by shuting down the connection of the user who opened the document</text:p>
            <text:p>- Login &amp; try to view the document by admin</text:p>
          </table:table-cell>
          <table:table-cell table:style-name="ce58" office:value-type="string">
            <text:p>Document is unlock &amp; viewable (check with DMS team for expected output)</text:p>
          </table:table-cell>
          <table:table-cell table:style-name="ce58" office:value-type="string">
            <text:p>Low</text:p>
          </table:table-cell>
          <table:table-cell table:style-name="ce27" office:value-type="string">
            <text:p>ECM-5520</text:p>
            <text:p>CCP-587</text:p>
          </table:table-cell>
          <table:table-cell table:style-name="ce58" office:value-type="string">
            <text:p><text:span text:style-name="T14"/></text:p>
            <text:p><text:span text:style-name="T14">- The </text:span><text:span text:style-name="T14">document </text:span><text:span text:style-name="T14">seems as if </text:span><text:span text:style-name="T14">it's locked. If </text:span><text:span text:style-name="T14">we want to </text:span><text:span text:style-name="T14">retrieve the </text:span><text:span text:style-name="T14">lock, the </text:span><text:span text:style-name="T14">message " </text:span><text:span text:style-name="T14">You don't </text:span><text:span text:style-name="T14">have </text:span><text:span text:style-name="T14">permission to </text:span><text:span text:style-name="T14">unlock this </text:span><text:span text:style-name="T14">node. Please </text:span><text:span text:style-name="T14">contact with </text:span><text:span text:style-name="T14">administrator </text:span><text:span text:style-name="T14">to get correct </text:span><text:span text:style-name="T14">right" was </text:span><text:span text:style-name="T14">appeared.</text:span></text:p>
          </table:table-cell>
          <table:table-cell table:number-columns-repeated="1013"/>
        </table:table-row>
        <table:table-row table:style-name="ro23">
          <table:table-cell table:style-name="ce177" table:formula="of:=IF(VALUE(MID([.F48];6;FIND(&quot;:&quot;;[.F48];1)-FIND(&quot; &quot;;[.F48];1)-1))&gt;VALUE(MID([.F47];6;FIND(&quot;:&quot;;[.F47];1)-FIND(&quot; &quot;;[.F47];1)-1));&quot;&quot;;MAX([.A$7:.A47])+1)" office:value-type="float" office:value="16">
            <text:p>016</text:p>
          </table:table-cell>
          <table:table-cell table:style-name="ce27" office:value-type="string">
            <text:p>REG_AIO168_ECM_015</text:p>
          </table:table-cell>
          <table:table-cell table:style-name="ce80" office:value-type="float" office:value="1">
            <text:p>001</text:p>
          </table:table-cell>
          <table:table-cell table:style-name="ce58" table:formula="of:=[.B48]" office:value-type="string" office:string-value="REG_AIO168_ECM_015">
            <text:p>REG_AIO168_ECM_015</text:p>
          </table:table-cell>
          <table:table-cell table:style-name="ce174" office:value-type="string">
            <text:p>Check displaying taxonomy with long name</text:p>
          </table:table-cell>
          <table:table-cell table:style-name="ce58" office:value-type="string">
            <text:p>Step 1: Check showing taxonomy with long name</text:p>
          </table:table-cell>
          <table:table-cell table:style-name="ce58" office:value-type="string">
            <text:p>- Login by admin</text:p>
            <text:p>- Go to Sites Administration</text:p>
            <text:p>- Manage taxonomy</text:p>
            <text:p>- Click edit icon at a taxonomy tree</text:p>
            <text:p>- Add new taxonomy with name exceeds 20 characters </text:p>
          </table:table-cell>
          <table:table-cell table:style-name="ce58" office:value-type="string">
            <text:p>New added taxonomy is well displayed in the list</text:p>
          </table:table-cell>
          <table:table-cell table:style-name="ce58" office:value-type="string">
            <text:p>Low</text:p>
          </table:table-cell>
          <table:table-cell table:style-name="ce27" office:value-type="string">
            <text:p>ECM-5531</text:p>
            <text:p>CCP-724</text:p>
          </table:table-cell>
          <table:table-cell table:style-name="ce58" office:value-type="string">
            <text:p>The name exceeds the border</text:p>
          </table:table-cell>
          <table:table-cell table:number-columns-repeated="1013"/>
        </table:table-row>
        <table:table-row table:style-name="ro25">
          <table:table-cell table:style-name="ce177" table:formula="of:=IF(VALUE(MID([.F49];6;FIND(&quot;:&quot;;[.F49];1)-FIND(&quot; &quot;;[.F49];1)-1))&gt;VALUE(MID([.F48];6;FIND(&quot;:&quot;;[.F48];1)-FIND(&quot; &quot;;[.F48];1)-1));&quot;&quot;;MAX([.A$7:.A48])+1)" office:value-type="float" office:value="17">
            <text:p>017</text:p>
          </table:table-cell>
          <table:table-cell table:style-name="ce27" office:value-type="string">
            <text:p>REG_AIO168_ECM_016</text:p>
          </table:table-cell>
          <table:table-cell table:style-name="ce80" office:value-type="float" office:value="1">
            <text:p>001</text:p>
          </table:table-cell>
          <table:table-cell table:style-name="ce58" table:formula="of:=[.B49]" office:value-type="string" office:string-value="REG_AIO168_ECM_016">
            <text:p>REG_AIO168_ECM_016</text:p>
          </table:table-cell>
          <table:table-cell table:style-name="ce174" office:value-type="string">
            <text:p>Validate Sites Administration by W3C</text:p>
          </table:table-cell>
          <table:table-cell table:style-name="ce58" office:value-type="string">
            <text:p>Step 1: Check page</text:p>
          </table:table-cell>
          <table:table-cell table:style-name="ce58" office:value-type="string">
            <text:p>- Go to Groups/Site Administration:</text:p>
            <text:p>- Validate this page by using W3C validator (<text:a xlink:href="http://validator.w3.org/">http://validator.w3.org/</text:a>)</text:p>
          </table:table-cell>
          <table:table-cell table:style-name="ce58" office:value-type="string">
            <text:p>No error with end tag for X omitted</text:p>
          </table:table-cell>
          <table:table-cell table:style-name="ce58" office:value-type="string">
            <text:p>Low</text:p>
          </table:table-cell>
          <table:table-cell table:style-name="ce27" office:value-type="string">
            <text:p>ECM-5543</text:p>
            <text:p>CCP-668</text:p>
          </table:table-cell>
          <table:table-cell table:style-name="ce58" office:value-type="string">
            <text:p>[1]end tag for X omitted, but OMITTAG NO was specified ✉</text:p>
            <text:p>You may have neglected to close an element, or perhaps you meant to "self-close" an element, that is, ending it with "/&gt;" instead of "&gt;".</text:p>
            <text:p>Line 1791, column 369: end tag for "img" omitted, but OMITTAG NO was specified</text:p>
            <text:p>...mp;ajaxRequest=true')" title="Edit taxonomy Tree" alt="" class="Edit16x16Icon"&gt;</text:p>
          </table:table-cell>
          <table:table-cell table:number-columns-repeated="1013"/>
        </table:table-row>
        <table:table-row table:style-name="ro18">
          <table:table-cell table:style-name="ce177" table:formula="of:=IF(VALUE(MID([.F50];6;FIND(&quot;:&quot;;[.F50];1)-FIND(&quot; &quot;;[.F50];1)-1))&gt;VALUE(MID([.F49];6;FIND(&quot;:&quot;;[.F49];1)-FIND(&quot; &quot;;[.F49];1)-1));&quot;&quot;;MAX([.A$7:.A49])+1)" office:value-type="float" office:value="18">
            <text:p>018</text:p>
          </table:table-cell>
          <table:table-cell table:style-name="ce48" office:value-type="string">
            <text:p>REG_AIO168_ECM_017</text:p>
          </table:table-cell>
          <table:table-cell table:style-name="ce80" office:value-type="float" office:value="1">
            <text:p>001</text:p>
          </table:table-cell>
          <table:table-cell table:style-name="ce58" table:formula="of:=[.B50]" office:value-type="string" office:string-value="REG_AIO168_ECM_017">
            <text:p>REG_AIO168_ECM_017</text:p>
          </table:table-cell>
          <table:table-cell table:style-name="ce174" office:value-type="string">
            <text:p>Check if can edit a WYSIWYGField with multiple value.</text:p>
          </table:table-cell>
          <table:table-cell table:style-name="ce58" office:value-type="string">
            <text:p>Step 1: Edit template</text:p>
          </table:table-cell>
          <table:table-cell table:style-name="ce58" office:value-type="string">
            <text:p>- Login by admin</text:p>
            <text:p>- Go to Sites Administration/Manage Template</text:p>
            <text:p>- Edit the dialog form of exo:article with:</text:p>
            <text:p>&lt;%</text:p>
            <text:p>String[] fieldContent = ["jcrPath=/node/spff:text", "options=basic", "multiValues=true"] ;</text:p>
            <text:p>uicomponent.addWYSIWYGField("content", fieldContent) ;</text:p>
            <text:p>%&gt; </text:p>
          </table:table-cell>
          <table:table-cell table:style-name="ce58" office:value-type="string">
            <text:p>Change is sav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number-columns-repeated="1014"/>
        </table:table-row>
        <table:table-row table:style-name="ro8">
          <table:table-cell table:style-name="ce177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AIO168_ECM_017</text:p>
          </table:table-cell>
          <table:table-cell table:style-name="ce178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8" table:formula="of:=[.B51]" office:value-type="string" office:string-value="REG_AIO168_ECM_017">
            <text:p>REG_AIO168_ECM_017</text:p>
          </table:table-cell>
          <table:table-cell table:style-name="ce58" office:value-type="string">
            <text:p>Check if can edit a WYSIWYGField with multiple value.</text:p>
          </table:table-cell>
          <table:table-cell table:style-name="ce58" office:value-type="string">
            <text:p>Step 2: Add article</text:p>
          </table:table-cell>
          <table:table-cell table:style-name="ce58" office:value-type="string">
            <text:p>- Create new article with some contents <text:span text:style-name="T1">(</text:span>add more content fields<text:span text:style-name="T1">)</text:span></text:p>
          </table:table-cell>
          <table:table-cell table:style-name="ce58" office:value-type="string">
            <text:p>New article is add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style-name="ce58"/>
          <table:table-cell table:number-columns-repeated="1013"/>
        </table:table-row>
        <table:table-row table:style-name="ro8">
          <table:table-cell table:style-name="ce17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AIO168_ECM_017</text:p>
          </table:table-cell>
          <table:table-cell table:style-name="ce178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8" table:formula="of:=[.B52]" office:value-type="string" office:string-value="REG_AIO168_ECM_017">
            <text:p>REG_AIO168_ECM_017</text:p>
          </table:table-cell>
          <table:table-cell table:style-name="ce58" office:value-type="string">
            <text:p>Check if can edit a WYSIWYGField with multiple value.</text:p>
          </table:table-cell>
          <table:table-cell table:style-name="ce58" office:value-type="string">
            <text:p>Step 3: Edit document</text:p>
          </table:table-cell>
          <table:table-cell table:style-name="ce58" office:value-type="string">
            <text:p>Edit added article</text:p>
          </table:table-cell>
          <table:table-cell table:style-name="ce58" office:value-type="string">
            <text:p>Edit document form is shown correctly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style-name="ce58" office:value-type="string">
            <text:p>There's only one value of this WYSIWYGField.</text:p>
          </table:table-cell>
          <table:table-cell table:number-columns-repeated="1013"/>
        </table:table-row>
        <table:table-row table:style-name="ro19">
          <table:table-cell table:style-name="ce177" table:formula="of:=IF(VALUE(MID([.F53];6;FIND(&quot;:&quot;;[.F53];1)-FIND(&quot; &quot;;[.F53];1)-1))&gt;VALUE(MID([.F52];6;FIND(&quot;:&quot;;[.F52];1)-FIND(&quot; &quot;;[.F52];1)-1));&quot;&quot;;MAX([.A$7:.A52])+1)" office:value-type="float" office:value="19">
            <text:p>019</text:p>
          </table:table-cell>
          <table:table-cell table:style-name="ce48" office:value-type="string">
            <text:p>REG_AIO168_ECM_018</text:p>
          </table:table-cell>
          <table:table-cell table:style-name="ce178" office:value-type="float" office:value="1">
            <text:p>001</text:p>
          </table:table-cell>
          <table:table-cell table:style-name="ce58" table:formula="of:=[.B53]" office:value-type="string" office:string-value="REG_AIO168_ECM_018">
            <text:p>REG_AIO168_ECM_018</text:p>
          </table:table-cell>
          <table:table-cell table:style-name="ce174" office:value-type="string">
            <text:p>Check if manage version is disable for subnode of a web content</text:p>
          </table:table-cell>
          <table:table-cell table:style-name="ce58" office:value-type="string">
            <text:p>Step 1: Add new web content</text:p>
          </table:table-cell>
          <table:table-cell table:style-name="ce58" office:value-type="string">
            <text:p>- Add Admin view to Manage Sites</text:p>
            <text:p>- Go to Sites Explorer/Sites Management/acme/web contents</text:p>
            <text:p>- Create new web content</text:p>
          </table:table-cell>
          <table:table-cell table:style-name="ce58" office:value-type="string">
            <text:p>Web content is added</text:p>
          </table:table-cell>
          <table:table-cell table:style-name="ce58" office:value-type="string">
            <text:p>Low</text:p>
          </table:table-cell>
          <table:table-cell table:style-name="ce27" office:value-type="string">
            <text:p>ECM-5566</text:p>
            <text:p>CCP-412</text:p>
          </table:table-cell>
          <table:table-cell table:style-name="ce58"/>
          <table:table-cell table:number-columns-repeated="1013"/>
        </table:table-row>
        <table:table-row table:style-name="ro16">
          <table:table-cell table:style-name="ce17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AIO168_ECM_018</text:p>
          </table:table-cell>
          <table:table-cell table:style-name="ce178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8" table:formula="of:=[.B54]" office:value-type="string" office:string-value="REG_AIO168_ECM_018">
            <text:p>REG_AIO168_ECM_018</text:p>
          </table:table-cell>
          <table:table-cell table:style-name="ce58" office:value-type="string">
            <text:p>Check if manage version is disable for subnode of a web content</text:p>
          </table:table-cell>
          <table:table-cell table:style-name="ce58" office:value-type="string">
            <text:p>Step 2: Check if can add version for subnode of added web content</text:p>
          </table:table-cell>
          <table:table-cell table:style-name="ce58" office:value-type="string">
            <text:p>- Select added web content</text:p>
            <text:p>- Select its sub node</text:p>
          </table:table-cell>
          <table:table-cell table:style-name="ce58" office:value-type="string">
            <text:p>- In System tab of WCM view &amp; Admin view: there's no Manage Versions</text:p>
          </table:table-cell>
          <table:table-cell table:style-name="ce58" office:value-type="string">
            <text:p>Low</text:p>
          </table:table-cell>
          <table:table-cell table:style-name="ce27" office:value-type="string">
            <text:p>ECM-5566</text:p>
            <text:p>CCP-412</text:p>
          </table:table-cell>
          <table:table-cell table:style-name="ce182" office:value-type="string">
            <text:p>When we export and then import this web-content node with its version history, we get exceptions and the imported node is corrupted.</text:p>
          </table:table-cell>
          <table:table-cell table:number-columns-repeated="1013"/>
        </table:table-row>
        <table:table-row table:style-name="ro22">
          <table:table-cell table:style-name="ce177" table:formula="of:=IF(VALUE(MID([.F55];6;FIND(&quot;:&quot;;[.F55];1)-FIND(&quot; &quot;;[.F55];1)-1))&gt;VALUE(MID([.F54];6;FIND(&quot;:&quot;;[.F54];1)-FIND(&quot; &quot;;[.F54];1)-1));&quot;&quot;;MAX([.A$7:.A54])+1)" office:value-type="float" office:value="20">
            <text:p>020</text:p>
          </table:table-cell>
          <table:table-cell table:style-name="ce48" office:value-type="string">
            <text:p>REG_AIO168_ECM_019</text:p>
          </table:table-cell>
          <table:table-cell table:style-name="ce178" office:value-type="float" office:value="1">
            <text:p>001</text:p>
          </table:table-cell>
          <table:table-cell table:style-name="ce58" table:formula="of:=[.B55]" office:value-type="string" office:string-value="REG_AIO168_ECM_019">
            <text:p>REG_AIO168_ECM_019</text:p>
          </table:table-cell>
          <table:table-cell table:style-name="ce179" office:value-type="string">
            <text:p>Check displaying in Content Browser</text:p>
          </table:table-cell>
          <table:table-cell table:style-name="ce181" office:value-type="string">
            <text:p>Step 1: Import node</text:p>
          </table:table-cell>
          <table:table-cell table:style-name="ce181" office:value-type="string">
            <text:p>- Go to ECM-5522 to download</text:p>
            <text:p>sysview_taxonomy.xml</text:p>
            <text:p>- Go to Sites Administration: Edit Manage Sites drive to add Admin view</text:p>
            <text:p>- Go to Sites Explorer/Sites management/acme/document</text:p>
            <text:p>- Click Import node, browse sysview_taxonomy.xml</text:p>
          </table:table-cell>
          <table:table-cell table:style-name="ce181" office:value-type="string">
            <text:p>Import node successfully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22</text:p>
            <text:p>CCP-602</text:p>
          </table:table-cell>
          <table:table-cell table:number-columns-repeated="1014"/>
        </table:table-row>
        <table:table-row table:style-name="ro16">
          <table:table-cell table:style-name="ce17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AIO168_ECM_019</text:p>
          </table:table-cell>
          <table:table-cell table:style-name="ce178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8" table:formula="of:=[.B56]" office:value-type="string" office:string-value="REG_AIO168_ECM_019">
            <text:p>REG_AIO168_ECM_019</text:p>
          </table:table-cell>
          <table:table-cell table:style-name="ce180" office:value-type="string">
            <text:p>Check displaying in Content Browser</text:p>
          </table:table-cell>
          <table:table-cell table:style-name="ce181" office:value-type="string">
            <text:p>Step 2: Check showing imported node in Content Browser</text:p>
          </table:table-cell>
          <table:table-cell table:style-name="ce181" office:value-type="string">
            <text:p>- Go to Content Browser</text:p>
            <text:p>- Configure Content Browser portlet: Change the categories Path to imported node</text:p>
            <text:p>- Switch to view mode</text:p>
          </table:table-cell>
          <table:table-cell table:style-name="ce181" office:value-type="string">
            <text:p>Content browser is well displayed will nodes under imported node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22</text:p>
            <text:p>CCP-602</text:p>
          </table:table-cell>
          <table:table-cell table:style-name="ce185" office:value-type="string">
            <text:p>Display error</text:p>
          </table:table-cell>
          <table:table-cell table:number-columns-repeated="1013"/>
        </table:table-row>
        <table:table-row table:style-name="ro23">
          <table:table-cell table:style-name="ce177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27" office:value-type="string">
            <text:p>REG_AIO168_ECM_020</text:p>
          </table:table-cell>
          <table:table-cell table:style-name="ce178" office:value-type="float" office:value="1">
            <text:p>001</text:p>
          </table:table-cell>
          <table:table-cell table:style-name="ce58" table:formula="of:=[.B57]" office:value-type="string" office:string-value="REG_AIO168_ECM_020">
            <text:p>REG_AIO168_ECM_020</text:p>
          </table:table-cell>
          <table:table-cell table:style-name="ce174" office:value-type="string">
            <text:p>Check French translation for tooltip of Add item icon in Add properties form</text:p>
          </table:table-cell>
          <table:table-cell table:style-name="ce58" office:value-type="string">
            <text:p>Step 1: Check French translation</text:p>
          </table:table-cell>
          <table:table-cell table:style-name="ce58" office:value-type="string">
            <text:p>- Change language to French</text:p>
            <text:p>- Go to Sites Explorer/Sites management/acme/documents</text:p>
            <text:p>- Select 1 document</text:p>
            <text:p>- Click View Node Properties</text:p>
            <text:p>- Click Add properties tab</text:p>
          </table:table-cell>
          <table:table-cell table:style-name="ce58" office:value-type="string">
            <text:p>When mouse over on the + icon the tooltip Add Item is well translated in French (e.g: Ajouter)</text:p>
          </table:table-cell>
          <table:table-cell table:style-name="ce58"/>
          <table:table-cell table:style-name="ce27" office:value-type="string">
            <text:p>ECM-5467</text:p>
            <text:p>CCP-470</text:p>
          </table:table-cell>
          <table:table-cell table:style-name="ce58" office:value-type="string">
            <text:p>Tooltip: “Add Item” in Frech</text:p>
          </table:table-cell>
          <table:table-cell table:number-columns-repeated="1013"/>
        </table:table-row>
        <table:table-row table:style-name="ro16">
          <table:table-cell table:style-name="ce177" table:formula="of:=IF(VALUE(MID([.F58];6;FIND(&quot;:&quot;;[.F58];1)-FIND(&quot; &quot;;[.F58];1)-1))&gt;VALUE(MID([.F57];6;FIND(&quot;:&quot;;[.F57];1)-FIND(&quot; &quot;;[.F57];1)-1));&quot;&quot;;MAX([.A$7:.A57])+1)" office:value-type="float" office:value="22">
            <text:p>022</text:p>
          </table:table-cell>
          <table:table-cell table:style-name="ce27" office:value-type="string">
            <text:p>REG_AIO168_ECM_020</text:p>
          </table:table-cell>
          <table:table-cell table:style-name="ce178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8" table:formula="of:=[.B58]" office:value-type="string" office:string-value="REG_AIO168_ECM_020">
            <text:p>REG_AIO168_ECM_020</text:p>
          </table:table-cell>
          <table:table-cell table:style-name="ce174" office:value-type="string">
            <text:p>Check if title of Content Browser portlet is well translated in French</text:p>
          </table:table-cell>
          <table:table-cell table:style-name="ce58" office:value-type="string">
            <text:p>Step 1: Open Content Browser</text:p>
          </table:table-cell>
          <table:table-cell table:style-name="ce58" office:value-type="string">
            <text:p>- Login acme site</text:p>
            <text:p>- Change language to French</text:p>
            <text:p>- Select Content Browser page</text:p>
          </table:table-cell>
          <table:table-cell table:style-name="ce58" office:value-type="string">
            <text:p>Content Browser is shown, the title (in the infor bar) is translated in French</text:p>
            <text:p><text:span text:style-name="T13">Content <text:s/></text:span><text:span text:style-name="T13">Browser → </text:span><text:span text:style-name="T13">Explorateur </text:span><text:span text:style-name="T13">de contenu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8" office:value-type="string">
            <text:p>In French display “Content Browser”</text:p>
          </table:table-cell>
          <table:table-cell table:number-columns-repeated="1013"/>
        </table:table-row>
        <table:table-row table:style-name="ro16">
          <table:table-cell table:style-name="ce177" table:formula="of:=IF(VALUE(MID([.F59];6;FIND(&quot;:&quot;;[.F59];1)-FIND(&quot; &quot;;[.F59];1)-1))&gt;VALUE(MID([.F58];6;FIND(&quot;:&quot;;[.F58];1)-FIND(&quot; &quot;;[.F58];1)-1));&quot;&quot;;MAX([.A$7:.A58])+1)" office:value-type="float" office:value="23">
            <text:p>023</text:p>
          </table:table-cell>
          <table:table-cell table:style-name="ce27" office:value-type="string">
            <text:p>REG_AIO168_ECM_020</text:p>
          </table:table-cell>
          <table:table-cell table:style-name="ce178" table:formula="of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58" table:formula="of:=[.B59]" office:value-type="string" office:string-value="REG_AIO168_ECM_020">
            <text:p>REG_AIO168_ECM_020</text:p>
          </table:table-cell>
          <table:table-cell table:style-name="ce174" office:value-type="string">
            <text:p>Check if title of Fast Content Creator portlet is well translated in French</text:p>
          </table:table-cell>
          <table:table-cell table:style-name="ce58" office:value-type="string">
            <text:p>Step 1: Open Fast Content Creator</text:p>
          </table:table-cell>
          <table:table-cell table:style-name="ce58" office:value-type="string">
            <text:p>- Login acme site</text:p>
            <text:p>- Change language to French</text:p>
            <text:p>- Select Fast Content Creator page</text:p>
          </table:table-cell>
          <table:table-cell table:style-name="ce58" office:value-type="string">
            <text:p>Content Browser is shown, the title (in the infor bar) is translated in French: Fast Content Creator → Création Rapide de Contenu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1014"/>
        </table:table-row>
        <table:table-row table:style-name="ro22">
          <table:table-cell table:style-name="ce177" table:formula="of:=IF(VALUE(MID([.F60];6;FIND(&quot;:&quot;;[.F60];1)-FIND(&quot; &quot;;[.F60];1)-1))&gt;VALUE(MID([.F59];6;FIND(&quot;:&quot;;[.F59];1)-FIND(&quot; &quot;;[.F59];1)-1));&quot;&quot;;MAX([.A$7:.A59])+1)" office:value-type="float" office:value="24">
            <text:p>024</text:p>
          </table:table-cell>
          <table:table-cell table:style-name="ce27" office:value-type="string">
            <text:p>REG_AIO168_ECM_020</text:p>
          </table:table-cell>
          <table:table-cell table:style-name="ce178" table:formula="of:=IF(VALUE(MID([.F60];6;FIND(&quot;:&quot;;[.F60];1)-FIND(&quot; &quot;;[.F60];1)-1))&gt;VALUE(MID([.F59];6;FIND(&quot;:&quot;;[.F59];1)-FIND(&quot; &quot;;[.F59];1)-1));[.C59];[.C59]+1)" office:value-type="float" office:value="4">
            <text:p>004</text:p>
          </table:table-cell>
          <table:table-cell table:style-name="ce58" table:formula="of:=[.B60]" office:value-type="string" office:string-value="REG_AIO168_ECM_020">
            <text:p>REG_AIO168_ECM_020</text:p>
          </table:table-cell>
          <table:table-cell table:style-name="ce174" office:value-type="string">
            <text:p>Check if Tooltip of icons in Action configuration page are translated in French</text:p>
          </table:table-cell>
          <table:table-cell table:style-name="ce58" office:value-type="string">
            <text:p>Step 1: Open Manage Actions form</text:p>
          </table:table-cell>
          <table:table-cell table:style-name="ce183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Add Action</text:p>
          </table:table-cell>
          <table:table-cell table:style-name="ce58" office:value-type="string">
            <text:p>- Added action is listed in Available Action tab</text:p>
            <text:p>- There're some icon &amp; their tooltip are well translated in French</text:p>
            <text:p><text:span text:style-name="T13">View/Edit/Del</text:span><text:span text:style-name="T13">ete → </text:span><text:span text:style-name="T13">Visualiser/Mo</text:span><text:span text:style-name="T13">difier/Supprim</text:span><text:span text:style-name="T13">er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8" office:value-type="string">
            <text:p>Tooltips are in English while selecting language is French</text:p>
          </table:table-cell>
          <table:table-cell table:number-columns-repeated="1013"/>
        </table:table-row>
        <table:table-row table:style-name="ro22">
          <table:table-cell table:style-name="ce177" table:formula="of:=IF(VALUE(MID([.F61];6;FIND(&quot;:&quot;;[.F61];1)-FIND(&quot; &quot;;[.F61];1)-1))&gt;VALUE(MID([.F60];6;FIND(&quot;:&quot;;[.F60];1)-FIND(&quot; &quot;;[.F60];1)-1));&quot;&quot;;MAX([.A$7:.A60])+1)" office:value-type="float" office:value="25">
            <text:p>025</text:p>
          </table:table-cell>
          <table:table-cell table:style-name="ce27" office:value-type="string">
            <text:p>REG_AIO168_ECM_020</text:p>
          </table:table-cell>
          <table:table-cell table:style-name="ce178" table:formula="of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8" table:formula="of:=[.B61]" office:value-type="string" office:string-value="REG_AIO168_ECM_020">
            <text:p>REG_AIO168_ECM_020</text:p>
          </table:table-cell>
          <table:table-cell table:style-name="ce174" office:value-type="string">
            <text:p>Check if “add” lifecycle is translated in French</text:p>
          </table:table-cell>
          <table:table-cell table:style-name="ce58" office:value-type="string">
            <text:p>Step 1: Open Manage Actions form</text:p>
          </table:table-cell>
          <table:table-cell table:style-name="ce183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Select Add Action tab</text:p>
          </table:table-cell>
          <table:table-cell table:style-name="ce58" office:value-type="string">
            <text:p>In Add/Edit an Action part: There's “add” for lifecyle, it is well translated in French </text:p>
            <text:p>add -&gt; ajouter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8" office:value-type="string">
            <text:p>Tooltips are in English while selecting language is French</text:p>
          </table:table-cell>
          <table:table-cell table:number-columns-repeated="1013"/>
        </table:table-row>
        <table:table-row table:style-name="ro15">
          <table:table-cell table:style-name="ce177" table:formula="of:=IF(VALUE(MID([.F62];6;FIND(&quot;:&quot;;[.F62];1)-FIND(&quot; &quot;;[.F62];1)-1))&gt;VALUE(MID([.F61];6;FIND(&quot;:&quot;;[.F61];1)-FIND(&quot; &quot;;[.F61];1)-1));&quot;&quot;;MAX([.A$7:.A61])+1)" office:value-type="float" office:value="26">
            <text:p>026</text:p>
          </table:table-cell>
          <table:table-cell table:style-name="ce27" office:value-type="string">
            <text:p>REG_AIO168_ECM_020</text:p>
          </table:table-cell>
          <table:table-cell table:style-name="ce178" table:formula="of:=IF(VALUE(MID([.F62];6;FIND(&quot;:&quot;;[.F62];1)-FIND(&quot; &quot;;[.F62];1)-1))&gt;VALUE(MID([.F61];6;FIND(&quot;:&quot;;[.F61];1)-FIND(&quot; &quot;;[.F61];1)-1));[.C61];[.C61]+1)" office:value-type="float" office:value="6">
            <text:p>006</text:p>
          </table:table-cell>
          <table:table-cell table:style-name="ce58" table:formula="of:=[.B62]" office:value-type="string" office:string-value="REG_AIO168_ECM_020">
            <text:p>REG_AIO168_ECM_020</text:p>
          </table:table-cell>
          <table:table-cell table:style-name="ce174" office:value-type="string">
            <text:p>Check if version states are translated in French</text:p>
          </table:table-cell>
          <table:table-cell table:style-name="ce58" office:value-type="string">
            <text:p>Step 1: Open Manage Publication form</text:p>
          </table:table-cell>
          <table:table-cell table:style-name="ce58" office:value-type="string">
            <text:p>- Login</text:p>
            <text:p>- Change language to French</text:p>
            <text:p>- Go to Sites Explorer/Sites Management/acme/document</text:p>
            <text:p>- Add new document</text:p>
            <text:p>- Select added document</text:p>
            <text:p>- Click Manage Publication</text:p>
            <text:p>- Select Publication History</text:p>
          </table:table-cell>
          <table:table-cell table:style-name="ce58" office:value-type="string">
            <text:p>The description of current states are well translated</text:p>
            <text:p><text:span text:style-name="T13">Enrolled → </text:span><text:span text:style-name="T13">Créé;draft → </text:span><text:span text:style-name="T13">brouillon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8" office:value-type="string">
            <text:p>Display as “enrolled”, “draft”</text:p>
          </table:table-cell>
          <table:table-cell table:number-columns-repeated="1013"/>
        </table:table-row>
        <table:table-row table:style-name="ro23">
          <table:table-cell table:style-name="ce177" table:formula="of:=IF(VALUE(MID([.F63];6;FIND(&quot;:&quot;;[.F63];1)-FIND(&quot; &quot;;[.F63];1)-1))&gt;VALUE(MID([.F62];6;FIND(&quot;:&quot;;[.F62];1)-FIND(&quot; &quot;;[.F62];1)-1));&quot;&quot;;MAX([.A$7:.A62])+1)" office:value-type="float" office:value="27">
            <text:p>027</text:p>
          </table:table-cell>
          <table:table-cell table:style-name="ce27" office:value-type="string">
            <text:p>REG_AIO168_ECM_020</text:p>
          </table:table-cell>
          <table:table-cell table:style-name="ce178" table:formula="of:=IF(VALUE(MID([.F63];6;FIND(&quot;:&quot;;[.F63];1)-FIND(&quot; &quot;;[.F63];1)-1))&gt;VALUE(MID([.F62];6;FIND(&quot;:&quot;;[.F62];1)-FIND(&quot; &quot;;[.F62];1)-1));[.C62];[.C62]+1)" office:value-type="float" office:value="7">
            <text:p>007</text:p>
          </table:table-cell>
          <table:table-cell table:style-name="ce58" table:formula="of:=[.B63]" office:value-type="string" office:string-value="REG_AIO168_ECM_020">
            <text:p>REG_AIO168_ECM_020</text:p>
          </table:table-cell>
          <table:table-cell table:style-name="ce174" office:value-type="string">
            <text:p>Check translation of Add item tool tip in Add symlink form</text:p>
          </table:table-cell>
          <table:table-cell table:style-name="ce58" office:value-type="string">
            <text:p>Step 1: Open add symlink form</text:p>
          </table:table-cell>
          <table:table-cell table:style-name="ce58" office:value-type="string">
            <text:p>- Login</text:p>
            <text:p>- Change language to French</text:p>
            <text:p>- Go to Sites Explorer/Sites Management/acme/document</text:p>
            <text:p>- Right click on white area in right pane &amp; select Add Symlink</text:p>
          </table:table-cell>
          <table:table-cell table:style-name="ce58" office:value-type="string">
            <text:p>Add symlink form is shown, mouse over on cross icon the tooltip is well translated in French</text:p>
            <text:p><text:span text:style-name="T13">Add item → </text:span><text:span text:style-name="T13">Ajouter un </text:span><text:span text:style-name="T13">item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1014"/>
        </table:table-row>
        <table:table-row table:style-name="ro9">
          <table:table-cell table:style-name="ce177" table:formula="of:=IF(VALUE(MID([.F64];6;FIND(&quot;:&quot;;[.F64];1)-FIND(&quot; &quot;;[.F64];1)-1))&gt;VALUE(MID([.F63];6;FIND(&quot;:&quot;;[.F63];1)-FIND(&quot; &quot;;[.F63];1)-1));&quot;&quot;;MAX([.A$7:.A63])+1)" office:value-type="float" office:value="28">
            <text:p>028</text:p>
          </table:table-cell>
          <table:table-cell table:style-name="ce27" office:value-type="string">
            <text:p>REG_AIO168_ECM_020</text:p>
          </table:table-cell>
          <table:table-cell table:style-name="ce178" table:formula="of:=IF(VALUE(MID([.F64];6;FIND(&quot;:&quot;;[.F64];1)-FIND(&quot; &quot;;[.F64];1)-1))&gt;VALUE(MID([.F63];6;FIND(&quot;:&quot;;[.F63];1)-FIND(&quot; &quot;;[.F63];1)-1));[.C63];[.C63]+1)" office:value-type="float" office:value="8">
            <text:p>008</text:p>
          </table:table-cell>
          <table:table-cell table:style-name="ce58" table:formula="of:=[.B64]" office:value-type="string" office:string-value="REG_AIO168_ECM_020">
            <text:p>REG_AIO168_ECM_020</text:p>
          </table:table-cell>
          <table:table-cell table:style-name="ce174" office:value-type="string">
            <text:p>Check translation of Remove upload tool tip in Upload file form</text:p>
          </table:table-cell>
          <table:table-cell table:style-name="ce58" office:value-type="string">
            <text:p>Step 1: Open upload file form</text:p>
          </table:table-cell>
          <table:table-cell table:style-name="ce58" office:value-type="string">
            <text:p>- Login</text:p>
            <text:p>- Change language to French</text:p>
            <text:p>- Go to Sites Explorer/Sites Management/acme/document</text:p>
            <text:p>- Click Upload</text:p>
            <text:p>- Click browse &amp; select file</text:p>
            <text:p>- Click Upload icon</text:p>
          </table:table-cell>
          <table:table-cell table:style-name="ce58" office:value-type="string">
            <text:p>There's remove upload icon, mouse over on the icon, its tooltip is well translated in French</text:p>
            <text:p><text:span text:style-name="T13">Remove </text:span><text:span text:style-name="T13">Uploaded → </text:span><text:span text:style-name="T13">Supprimer le </text:span><text:span text:style-name="T13">fichier </text:span><text:span text:style-name="T13">uploadé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1014"/>
        </table:table-row>
        <table:table-row table:style-name="ro9">
          <table:table-cell table:style-name="ce177" table:formula="of:=IF(VALUE(MID([.F65];6;FIND(&quot;:&quot;;[.F65];1)-FIND(&quot; &quot;;[.F65];1)-1))&gt;VALUE(MID([.F64];6;FIND(&quot;:&quot;;[.F64];1)-FIND(&quot; &quot;;[.F64];1)-1));&quot;&quot;;MAX([.A$7:.A64])+1)" office:value-type="float" office:value="29">
            <text:p>029</text:p>
          </table:table-cell>
          <table:table-cell table:style-name="ce27" office:value-type="string">
            <text:p>REG_AIO168_ECM_020</text:p>
          </table:table-cell>
          <table:table-cell table:style-name="ce178" table:formula="of:=IF(VALUE(MID([.F65];6;FIND(&quot;:&quot;;[.F65];1)-FIND(&quot; &quot;;[.F65];1)-1))&gt;VALUE(MID([.F64];6;FIND(&quot;:&quot;;[.F64];1)-FIND(&quot; &quot;;[.F64];1)-1));[.C64];[.C64]+1)" office:value-type="float" office:value="9">
            <text:p>009</text:p>
          </table:table-cell>
          <table:table-cell table:style-name="ce58" table:formula="of:=[.B65]" office:value-type="string" office:string-value="REG_AIO168_ECM_020">
            <text:p>REG_AIO168_ECM_020</text:p>
          </table:table-cell>
          <table:table-cell table:style-name="ce174" office:value-type="string">
            <text:p>Check translation of Sites Explorer portlet's title</text:p>
          </table:table-cell>
          <table:table-cell table:style-name="ce58" office:value-type="string">
            <text:p>Step 1: Open Sites Explorer portlet</text:p>
          </table:table-cell>
          <table:table-cell table:style-name="ce58" office:value-type="string">
            <text:p>- Login </text:p>
            <text:p>- Change language to French</text:p>
            <text:p>- Go to Sites Explorer (if there's no infor bar for Sites Explorer porlet, go to Edit page wizard, at step 3, config the portlet to enable Show infor bar)</text:p>
          </table:table-cell>
          <table:table-cell table:style-name="ce58" office:value-type="string">
            <text:p>The title of portlet is shown in Infor bar &amp; well translated in French</text:p>
            <text:p>File Explorer → Exploirateur de fichiers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1014"/>
        </table:table-row>
        <table:table-row table:style-name="ro23">
          <table:table-cell table:style-name="ce177" table:formula="of:=IF(VALUE(MID([.F66];6;FIND(&quot;:&quot;;[.F66];1)-FIND(&quot; &quot;;[.F66];1)-1))&gt;VALUE(MID([.F65];6;FIND(&quot;:&quot;;[.F65];1)-FIND(&quot; &quot;;[.F65];1)-1));&quot;&quot;;MAX([.A$7:.A65])+1)" office:value-type="float" office:value="30">
            <text:p>030</text:p>
          </table:table-cell>
          <table:table-cell table:style-name="ce27" office:value-type="string">
            <text:p>REG_AIO168_ECM_020</text:p>
          </table:table-cell>
          <table:table-cell table:style-name="ce178" table:formula="of:=IF(VALUE(MID([.F66];6;FIND(&quot;:&quot;;[.F66];1)-FIND(&quot; &quot;;[.F66];1)-1))&gt;VALUE(MID([.F65];6;FIND(&quot;:&quot;;[.F65];1)-FIND(&quot; &quot;;[.F65];1)-1));[.C65];[.C65]+1)" office:value-type="float" office:value="10">
            <text:p>010</text:p>
          </table:table-cell>
          <table:table-cell table:style-name="ce58" table:formula="of:=[.B66]" office:value-type="string" office:string-value="REG_AIO168_ECM_020">
            <text:p>REG_AIO168_ECM_020</text:p>
          </table:table-cell>
          <table:table-cell table:style-name="ce174" office:value-type="string">
            <text:p>Check tool tip of select authentication class while adding new repository</text:p>
          </table:table-cell>
          <table:table-cell table:style-name="ce58" office:value-type="string">
            <text:p>Step 1: Open form</text:p>
          </table:table-cell>
          <table:table-cell table:style-name="ce58" office:value-type="string">
            <text:p>- Login</text:p>
            <text:p>- Change language to French</text:p>
            <text:p>- Go to Sites Administration</text:p>
            <text:p>- Click Add Repository icon</text:p>
            <text:p>- Click cross icon at Authentication Policy</text:p>
          </table:table-cell>
          <table:table-cell table:style-name="ce58" office:value-type="string">
            <text:p>“Select authentication class” form is shown with Select icon, mouse over on the icon, its tooltip is well translated in French</text:p>
            <text:p><text:span text:style-name="T13">Select → </text:span><text:span text:style-name="T13">Sélectionner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1014"/>
        </table:table-row>
        <table:table-row table:style-name="ro9">
          <table:table-cell table:style-name="ce177" table:formula="of:=IF(VALUE(MID([.F67];6;FIND(&quot;:&quot;;[.F67];1)-FIND(&quot; &quot;;[.F67];1)-1))&gt;VALUE(MID([.F66];6;FIND(&quot;:&quot;;[.F66];1)-FIND(&quot; &quot;;[.F66];1)-1));&quot;&quot;;MAX([.A$7:.A66])+1)" office:value-type="float" office:value="31">
            <text:p>031</text:p>
          </table:table-cell>
          <table:table-cell table:style-name="ce27" office:value-type="string">
            <text:p>REG_AIO168_ECM_020</text:p>
          </table:table-cell>
          <table:table-cell table:style-name="ce178"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table:style-name="ce58" table:formula="of:=[.B67]" office:value-type="string" office:string-value="REG_AIO168_ECM_020">
            <text:p>REG_AIO168_ECM_020</text:p>
          </table:table-cell>
          <table:table-cell table:style-name="ce174" office:value-type="string">
            <text:p>Check translation of tooltip on icon in Add new action type form</text:p>
          </table:table-cell>
          <table:table-cell table:style-name="ce58" office:value-type="string">
            <text:p>Step 1: Open form</text:p>
          </table:table-cell>
          <table:table-cell table:style-name="ce58" office:value-type="string">
            <text:p>- Login</text:p>
            <text:p>- Change language to French</text:p>
            <text:p>- Go to Sites Administration/Advanced Configuration/Create an Action type</text:p>
            <text:p>- Click Add</text:p>
          </table:table-cell>
          <table:table-cell table:style-name="ce58" office:value-type="string">
            <text:p>Action type form is shown. There're icons to add/remove Variables, tooltips are well translated in French</text:p>
            <text:p><text:span text:style-name="T13">Remove Item </text:span><text:span text:style-name="T13">→ Supprimer </text:span><text:span text:style-name="T13">un item; Add </text:span><text:span text:style-name="T13">item → </text:span><text:span text:style-name="T13">Ajouter un </text:span><text:span text:style-name="T13">item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1014"/>
        </table:table-row>
        <table:table-row table:style-name="ro23">
          <table:table-cell table:style-name="ce177" table:formula="of:=IF(VALUE(MID([.F68];6;FIND(&quot;:&quot;;[.F68];1)-FIND(&quot; &quot;;[.F68];1)-1))&gt;VALUE(MID([.F67];6;FIND(&quot;:&quot;;[.F67];1)-FIND(&quot; &quot;;[.F67];1)-1));&quot;&quot;;MAX([.A$7:.A67])+1)" office:value-type="float" office:value="32">
            <text:p>032</text:p>
          </table:table-cell>
          <table:table-cell table:style-name="ce27" office:value-type="string">
            <text:p>REG_AIO168_ECM_020</text:p>
          </table:table-cell>
          <table:table-cell table:style-name="ce178"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table:style-name="ce58" table:formula="of:=[.B68]" office:value-type="string" office:string-value="REG_AIO168_ECM_020">
            <text:p>REG_AIO168_ECM_020</text:p>
          </table:table-cell>
          <table:table-cell table:style-name="ce174" office:value-type="string">
            <text:p>Check translation of remove permission icon's tooltip</text:p>
          </table:table-cell>
          <table:table-cell table:style-name="ce58" office:value-type="string">
            <text:p>Step 1: Show add/edit drive form</text:p>
          </table:table-cell>
          <table:table-cell table:style-name="ce58" office:value-type="string">
            <text:p>- Login</text:p>
            <text:p>- Change language to French</text:p>
            <text:p>- Go to Sites Administration/Content Presentation/manage drives</text:p>
            <text:p>- Click edit icon at 1 drive</text:p>
          </table:table-cell>
          <table:table-cell table:style-name="ce58" office:value-type="string">
            <text:p>Edit drive form is shown</text:p>
            <text:p>There's icon to remove assign permission, it's tooltip is well displayed in French</text:p>
            <text:p><text:span text:style-name="T13">Remove </text:span><text:span text:style-name="T13">permission → </text:span><text:span text:style-name="T13">Supprimer la </text:span><text:span text:style-name="T13">permission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1014"/>
        </table:table-row>
        <table:table-row table:style-name="ro15">
          <table:table-cell table:style-name="ce177" table:formula="of:=IF(VALUE(MID([.F69];6;FIND(&quot;:&quot;;[.F69];1)-FIND(&quot; &quot;;[.F69];1)-1))&gt;VALUE(MID([.F68];6;FIND(&quot;:&quot;;[.F68];1)-FIND(&quot; &quot;;[.F68];1)-1));&quot;&quot;;MAX([.A$7:.A68])+1)" office:value-type="float" office:value="33">
            <text:p>033</text:p>
          </table:table-cell>
          <table:table-cell table:style-name="ce27" office:value-type="string">
            <text:p>REG_AIO168_ECM_020</text:p>
          </table:table-cell>
          <table:table-cell table:style-name="ce178" table:formula="of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table:style-name="ce58" table:formula="of:=[.B69]" office:value-type="string" office:string-value="REG_AIO168_ECM_020">
            <text:p>REG_AIO168_ECM_020</text:p>
          </table:table-cell>
          <table:table-cell table:style-name="ce174" office:value-type="string">
            <text:p>Check translation of view Template while editing view</text:p>
          </table:table-cell>
          <table:table-cell table:style-name="ce58" office:value-type="string">
            <text:p>Step 1: Show form to edit a view</text:p>
          </table:table-cell>
          <table:table-cell table:style-name="ce58" office:value-type="string">
            <text:p>- Login</text:p>
            <text:p>- Change language to French</text:p>
            <text:p>- Go to Sites Administration/Content Presentation/Manage Views</text:p>
            <text:p>- Click edit icon at 1 view</text:p>
          </table:table-cell>
          <table:table-cell table:style-name="ce58" office:value-type="string">
            <text:p>Edit view form is shown, all labels in Template drop down list are translated in French</text:p>
            <text:p>SystemView -&gt; Vue système</text:p>
            <text:p>IconView -&gt; Vue icône</text:p>
            <text:p>ListView -&gt; Vue liste</text:p>
            <text:p>ContentView -&gt; Vue contenu</text:p>
            <text:p>SystemView -&gt; Vue système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1014"/>
        </table:table-row>
        <table:table-row table:style-name="ro1">
          <table:table-cell table:style-name="ce176"/>
          <table:table-cell table:number-columns-repeated="3"/>
          <table:table-cell table:style-name="ce58" table:number-columns-repeated="4"/>
          <table:table-cell table:number-columns-repeated="1016"/>
        </table:table-row>
        <table:table-row table:style-name="ro1" table:number-rows-repeated="60">
          <table:table-cell table:number-columns-repeated="4"/>
          <table:table-cell table:style-name="ce58" table:number-columns-repeated="4"/>
          <table:table-cell table:number-columns-repeated="1016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9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5" table:number-columns-repeated="4" table:default-cell-style-name="Default"/>
        <table:table-column table:style-name="co8" table:number-columns-repeated="248" table:default-cell-style-name="Default"/>
        <table:table-row table:style-name="ro1">
          <table:table-cell table:style-name="ce186"/>
          <table:table-cell table:style-name="ce188" office:value-type="string">
            <text:p>TEST CASES</text:p>
          </table:table-cell>
          <table:table-cell table:style-name="ce192"/>
          <table:table-cell table:style-name="ce197" table:number-columns-repeated="2"/>
          <table:table-cell table:style-name="ce186"/>
          <table:table-cell table:style-name="ce197" table:number-columns-repeated="2"/>
          <table:table-cell table:style-name="ce203"/>
          <table:table-cell table:style-name="ce206"/>
          <table:table-cell table:style-name="ce186"/>
          <table:table-cell table:style-name="ce207" office:value-type="string">
            <text:p>Passed</text:p>
          </table:table-cell>
          <table:table-cell table:style-name="ce207" table:formula="of:=COUNTIF([.L$7:.L$1022];[.$L1])" office:value-type="float" office:value="0">
            <text:p>0</text:p>
          </table:table-cell>
          <table:table-cell table:style-name="ce207" table:number-columns-repeated="2"/>
          <table:table-cell table:style-name="ce206" table:number-columns-repeated="215"/>
          <table:table-cell table:style-name="ce186" table:number-columns-repeated="26"/>
        </table:table-row>
        <table:table-row table:style-name="ro1">
          <table:table-cell table:style-name="ce186"/>
          <table:table-cell table:style-name="ce189"/>
          <table:table-cell table:style-name="ce193"/>
          <table:table-cell table:style-name="ce197" table:number-columns-repeated="2"/>
          <table:table-cell table:style-name="ce186"/>
          <table:table-cell table:style-name="ce197" table:number-columns-repeated="2"/>
          <table:table-cell table:style-name="ce203"/>
          <table:table-cell table:style-name="ce186" table:number-columns-repeated="2"/>
          <table:table-cell table:style-name="ce207" office:value-type="string">
            <text:p>Failed</text:p>
          </table:table-cell>
          <table:table-cell table:style-name="ce207" table:formula="of:=COUNTIF([.L$7:.L$1022];[.$L2])" office:value-type="float" office:value="0">
            <text:p>0</text:p>
          </table:table-cell>
          <table:table-cell table:style-name="ce207" table:number-columns-repeated="2"/>
          <table:table-cell table:style-name="ce206" table:number-columns-repeated="215"/>
          <table:table-cell table:style-name="ce186" table:number-columns-repeated="26"/>
        </table:table-row>
        <table:table-row table:style-name="ro13">
          <table:table-cell table:style-name="ce186"/>
          <table:table-cell table:style-name="ce190" office:value-type="string">
            <text:p>Function List:</text:p>
          </table:table-cell>
          <table:table-cell table:style-name="ce194" office:value-type="string" table:number-columns-spanned="3" table:number-rows-spanned="1">
            <text:p>Bugs on WCM 1.2.x for regression test</text:p>
          </table:table-cell>
          <table:covered-table-cell table:style-name="ce198"/>
          <table:covered-table-cell table:style-name="ce195"/>
          <table:table-cell table:style-name="ce186"/>
          <table:table-cell table:style-name="ce201"/>
          <table:table-cell table:style-name="ce202"/>
          <table:table-cell table:style-name="ce204"/>
          <table:table-cell table:style-name="ce186" table:number-columns-repeated="2"/>
          <table:table-cell table:style-name="ce207" office:value-type="string">
            <text:p>Blocked</text:p>
          </table:table-cell>
          <table:table-cell table:style-name="ce207" table:formula="of:=COUNTIF([.L$7:.L$1022];[.$L3])" office:value-type="float" office:value="0">
            <text:p>0</text:p>
          </table:table-cell>
          <table:table-cell table:style-name="ce207" table:number-columns-repeated="2"/>
          <table:table-cell table:style-name="ce206" table:number-columns-repeated="215"/>
          <table:table-cell table:style-name="ce186" table:number-columns-repeated="26"/>
        </table:table-row>
        <table:table-row table:style-name="ro7">
          <table:table-cell table:style-name="ce186"/>
          <table:table-cell table:style-name="ce190" office:value-type="string">
            <text:p>Total Main Cases:</text:p>
          </table:table-cell>
          <table:table-cell table:style-name="ce195" table:formula="of:=MAX([.A7:.A1005])" office:value-type="float" office:value="2" table:number-columns-spanned="3" table:number-rows-spanned="1">
            <text:p>2</text:p>
          </table:table-cell>
          <table:covered-table-cell table:style-name="ce198"/>
          <table:covered-table-cell table:style-name="ce195"/>
          <table:table-cell table:style-name="ce186"/>
          <table:table-cell table:style-name="ce201"/>
          <table:table-cell table:style-name="ce202"/>
          <table:table-cell table:style-name="ce204"/>
          <table:table-cell table:style-name="ce186" table:number-columns-repeated="2"/>
          <table:table-cell table:style-name="ce208" office:value-type="string">
            <text:p>Untested</text:p>
          </table:table-cell>
          <table:table-cell table:style-name="ce207" table:formula="of:=COUNTIF([.L$7:.L$1022];[.$L4])" office:value-type="float" office:value="0">
            <text:p>0</text:p>
          </table:table-cell>
          <table:table-cell table:style-name="ce207" table:number-columns-repeated="2"/>
          <table:table-cell table:style-name="ce206" table:number-columns-repeated="215"/>
          <table:table-cell table:style-name="ce186" table:number-columns-repeated="26"/>
        </table:table-row>
        <table:table-row table:style-name="ro1">
          <table:table-cell table:style-name="ce186"/>
          <table:table-cell table:style-name="ce191"/>
          <table:table-cell table:style-name="ce186"/>
          <table:table-cell table:style-name="ce199" table:number-columns-repeated="2"/>
          <table:table-cell table:style-name="ce199" office:value-type="string">
            <text:p><text:s/></text:p>
          </table:table-cell>
          <table:table-cell table:style-name="ce199" table:number-columns-repeated="2"/>
          <table:table-cell table:style-name="ce205"/>
          <table:table-cell table:style-name="ce186" table:number-columns-repeated="2"/>
          <table:table-cell table:style-name="ce186" office:value-type="string">
            <text:p>N/A</text:p>
          </table:table-cell>
          <table:table-cell table:style-name="ce207" table:formula="of:=COUNTIF([.L$7:.L$1022];[.$L5])" office:value-type="float" office:value="0">
            <text:p>0</text:p>
          </table:table-cell>
          <table:table-cell table:style-name="ce207" table:number-columns-repeated="2"/>
          <table:table-cell table:style-name="ce186" table:number-columns-repeated="241"/>
        </table:table-row>
        <table:table-row table:style-name="ro7">
          <table:table-cell table:style-name="ce187" office:value-type="string">
            <text:p>Case No</text:p>
          </table:table-cell>
          <table:table-cell table:style-name="ce187" office:value-type="string">
            <text:p>Related function</text:p>
          </table:table-cell>
          <table:table-cell table:style-name="ce187" office:value-type="string">
            <text:p>Case ID</text:p>
          </table:table-cell>
          <table:table-cell table:style-name="ce187" office:value-type="string">
            <text:p>Path</text:p>
          </table:table-cell>
          <table:table-cell table:style-name="ce187" office:value-type="string">
            <text:p>Case Description</text:p>
          </table:table-cell>
          <table:table-cell table:style-name="ce187" office:value-type="string">
            <text:p>Step Description</text:p>
          </table:table-cell>
          <table:table-cell table:style-name="ce187" office:value-type="string">
            <text:p>Steps to produce</text:p>
          </table:table-cell>
          <table:table-cell table:style-name="ce187" office:value-type="string">
            <text:p>Expected Output</text:p>
          </table:table-cell>
          <table:table-cell table:style-name="ce187" office:value-type="string">
            <text:p>Priority</text:p>
          </table:table-cell>
          <table:table-cell table:style-name="ce187" office:value-type="string">
            <text:p>Link</text:p>
          </table:table-cell>
          <table:table-cell table:style-name="ce187" office:value-type="string">
            <text:p>Bug description</text:p>
          </table:table-cell>
          <table:table-cell table:style-name="ce187"/>
          <table:table-cell table:style-name="ce95" table:number-columns-repeated="7"/>
          <table:table-cell table:style-name="ce209" table:number-columns-repeated="211"/>
          <table:table-cell table:style-name="ce205" table:number-columns-repeated="25"/>
          <table:table-cell table:style-name="ce186"/>
        </table:table-row>
        <table:table-row table:style-name="ro23">
          <table:table-cell table:style-name="ce69" office:value-type="float" office:value="1">
            <text:p>001</text:p>
          </table:table-cell>
          <table:table-cell table:style-name="ce54" office:value-type="string">
            <text:p>REG_AIO169_WCM_002</text:p>
          </table:table-cell>
          <table:table-cell table:style-name="ce196" office:value-type="float" office:value="1">
            <text:p>001</text:p>
          </table:table-cell>
          <table:table-cell table:style-name="ce54" office:value-type="string">
            <text:p>REG_AIO169_WCM_002</text:p>
          </table:table-cell>
          <table:table-cell table:style-name="ce179" office:value-type="string">
            <text:p>Check displaying his name and surname of author in FCC</text:p>
          </table:table-cell>
          <table:table-cell table:style-name="ce181" office:value-type="string">
            <text:p>Step 1: Check when use Fast Content Creator</text:p>
          </table:table-cell>
          <table:table-cell table:style-name="ce181" office:value-type="string">
            <text:p>- Login by John</text:p>
            <text:p>- Go to FCC and create new content</text:p>
            <text:p>- Go to Content Browser</text:p>
            <text:p>- Click to the newly created document</text:p>
            <text:p>- Write some comment</text:p>
          </table:table-cell>
          <table:table-cell table:style-name="ce181" office:value-type="string">
            <text:p>Display name and surname of author</text:p>
          </table:table-cell>
          <table:table-cell table:style-name="ce185" office:value-type="string">
            <text:p>High</text:p>
          </table:table-cell>
          <table:table-cell table:style-name="ce184" office:value-type="string">
            <text:p>ECM-5569</text:p>
            <text:p>CPP-747</text:p>
          </table:table-cell>
          <table:table-cell table:style-name="ce184"/>
          <table:table-cell table:style-name="ce186" table:number-columns-repeated="245"/>
        </table:table-row>
        <table:table-row table:style-name="ro15">
          <table:table-cell table:style-name="ce17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4" office:value-type="string">
            <text:p>REG_AIO169_WCM_002</text:p>
          </table:table-cell>
          <table:table-cell table:style-name="ce196" office:value-type="float" office:value="2">
            <text:p>002</text:p>
          </table:table-cell>
          <table:table-cell table:style-name="ce54" office:value-type="string">
            <text:p>REG_AIO169_WCM_002</text:p>
          </table:table-cell>
          <table:table-cell table:style-name="ce179" office:value-type="string">
            <text:p>Check displaying his name and surname of author in FE</text:p>
          </table:table-cell>
          <table:table-cell table:style-name="ce181" office:value-type="string">
            <text:p>Step 1: Check when use File Explorer </text:p>
          </table:table-cell>
          <table:table-cell table:style-name="ce181" office:value-type="string">
            <text:p>- Login by John</text:p>
            <text:p>- Go to FE/Site Management/acme.</text:p>
            <text:p>- Create a new folder, named testfolder</text:p>
            <text:p>- Create a new document, named doc1</text:p>
            <text:p>- Comment on the new created document</text:p>
          </table:table-cell>
          <table:table-cell table:style-name="ce181" office:value-type="string">
            <text:p>Display name and surname of author</text:p>
          </table:table-cell>
          <table:table-cell table:style-name="ce185" office:value-type="string">
            <text:p>High</text:p>
          </table:table-cell>
          <table:table-cell table:style-name="ce184" office:value-type="string">
            <text:p>ECM-5569</text:p>
            <text:p>CPP-747</text:p>
          </table:table-cell>
          <table:table-cell table:style-name="ce184"/>
          <table:table-cell table:style-name="ce186" table:number-columns-repeated="245"/>
        </table:table-row>
        <table:table-row table:style-name="ro19">
          <table:table-cell table:style-name="ce17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4" office:value-type="string">
            <text:p>REG_AIO169_WCM_002</text:p>
          </table:table-cell>
          <table:table-cell table:style-name="ce196" office:value-type="float" office:value="2">
            <text:p>002</text:p>
          </table:table-cell>
          <table:table-cell table:style-name="ce200" office:value-type="string">
            <text:p>REG_AIO169_WCM_002</text:p>
          </table:table-cell>
          <table:table-cell table:style-name="ce180" office:value-type="string">
            <text:p>Check displaying his name and surname of author in FE</text:p>
          </table:table-cell>
          <table:table-cell table:style-name="ce181" office:value-type="string">
            <text:p>Step 2: Check config in Content Browser portlet</text:p>
          </table:table-cell>
          <table:table-cell table:style-name="ce181" office:value-type="string">
            <text:p>- Go to Content Browser portlet</text:p>
            <text:p>- Change configure the target folder as testfolder</text:p>
            <text:p>- Access to the doc1</text:p>
          </table:table-cell>
          <table:table-cell table:style-name="ce181" office:value-type="string">
            <text:p>Display name and surname of author</text:p>
          </table:table-cell>
          <table:table-cell table:style-name="ce185" office:value-type="string">
            <text:p>High</text:p>
          </table:table-cell>
          <table:table-cell table:style-name="ce184" office:value-type="string">
            <text:p>ECM-5569</text:p>
            <text:p>CPP-747</text:p>
          </table:table-cell>
          <table:table-cell table:style-name="ce184"/>
          <table:table-cell table:style-name="ce186" table:number-columns-repeated="245"/>
        </table:table-row>
        <table:table-row table:style-name="ro1" table:number-rows-repeated="10485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3" table:print="false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25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40" table:number-columns-repeated="250" table:default-cell-style-name="Default"/>
        <table:table-column table:style-name="co8" table:number-columns-repeated="768" table:default-cell-style-name="Default"/>
        <table:table-row table:style-name="ro26">
          <table:table-cell table:style-name="ce210" office:value-type="string" table:number-columns-spanned="4" table:number-rows-spanned="2">
            <text:p>DMS 2.5.x Regression Tests List on AIO</text:p>
          </table:table-cell>
          <table:covered-table-cell table:style-name="ce210"/>
          <table:covered-table-cell table:style-name="ce210"/>
          <table:covered-table-cell table:style-name="ce222"/>
          <table:table-cell table:style-name="ce222"/>
          <table:table-cell table:style-name="ce221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26">
          <table:covered-table-cell table:style-name="ce211"/>
          <table:covered-table-cell table:style-name="ce211"/>
          <table:covered-table-cell table:style-name="ce211"/>
          <table:covered-table-cell table:style-name="ce222"/>
          <table:table-cell table:style-name="ce222"/>
          <table:covered-table-cell table:style-name="ce225"/>
          <table:table-cell table:number-columns-repeated="1018"/>
        </table:table-row>
        <table:table-row table:style-name="ro27">
          <table:table-cell table:style-name="ce212" office:value-type="string">
            <text:p>Id</text:p>
          </table:table-cell>
          <table:table-cell table:style-name="ce212" office:value-type="string">
            <text:p>Product</text:p>
          </table:table-cell>
          <table:table-cell table:style-name="ce221" office:value-type="string">
            <text:p>Functionality</text:p>
          </table:table-cell>
          <table:table-cell table:style-name="ce221" office:value-type="string">
            <text:p>Bug summary</text:p>
          </table:table-cell>
          <table:table-cell table:style-name="ce221" office:value-type="string">
            <text:p>Product bugID</text:p>
          </table:table-cell>
          <table:covered-table-cell table:style-name="ce225"/>
          <table:table-cell table:number-columns-repeated="1018"/>
        </table:table-row>
        <table:table-row table:style-name="ro28">
          <table:table-cell table:style-name="ce213" office:value-type="string" table:number-columns-spanned="6" table:number-rows-spanned="1">
            <text:p>V 1.6.1</text:p>
          </table:table-cell>
          <table:covered-table-cell table:style-name="ce217"/>
          <table:covered-table-cell table:style-name="ce217"/>
          <table:covered-table-cell table:style-name="ce217"/>
          <table:covered-table-cell table:style-name="ce217"/>
          <table:covered-table-cell table:style-name="ce217"/>
          <table:table-cell table:number-columns-repeated="1018"/>
        </table:table-row>
        <table:table-row table:style-name="ro7">
          <table:table-cell table:style-name="ce27" office:value-type="string">
            <text:p>REG_AIO161_ECM_001</text:p>
          </table:table-cell>
          <table:table-cell table:style-name="ce218" office:value-type="string">
            <text:p>DMS</text:p>
          </table:table-cell>
          <table:table-cell table:style-name="ce218" office:value-type="string">
            <text:p>DMS</text:p>
          </table:table-cell>
          <table:table-cell table:style-name="ce57" office:value-type="string">
            <text:p>Can not download an uploaded document in PCV portlet </text:p>
          </table:table-cell>
          <table:table-cell table:style-name="ce60" office:value-type="string">
            <text:p>ECM-4483</text:p>
            <text:p>CCP-113</text:p>
          </table:table-cell>
          <table:table-cell table:style-name="ce226" table:formula="of:=SUMPRODUCT((['Bugs_v1.6.1'.B$7:'Bugs_v1.6.1'.B$977]=[.$A5])*(['Bugs_v1.6.1'.A$7:'Bugs_v1.6.1'.A$977]&lt;&gt;&quot;&quot;))" office:value-type="float" office:value="1">
            <text:p>1</text:p>
          </table:table-cell>
          <table:table-cell table:style-name="ce230"/>
          <table:table-cell table:style-name="ce232" table:number-columns-repeated="244"/>
          <table:table-cell table:style-name="ce235" table:number-columns-repeated="773"/>
        </table:table-row>
        <table:table-row table:style-name="ro1">
          <table:table-cell table:style-name="ce213" office:value-type="string" table:number-columns-spanned="6" table:number-rows-spanned="1">
            <text:p>V 1.6.5</text:p>
          </table:table-cell>
          <table:covered-table-cell table:style-name="ce218"/>
          <table:covered-table-cell table:style-name="ce218"/>
          <table:covered-table-cell table:style-name="ce57"/>
          <table:covered-table-cell table:style-name="ce60"/>
          <table:covered-table-cell table:style-name="ce226"/>
          <table:table-cell table:style-name="ce230"/>
          <table:table-cell table:style-name="ce232" table:number-columns-repeated="244"/>
          <table:table-cell table:style-name="ce235" table:number-columns-repeated="773"/>
        </table:table-row>
        <table:table-row table:style-name="ro3">
          <table:table-cell table:style-name="ce27" office:value-type="string">
            <text:p>REG_AIO165_ECM_001</text:p>
          </table:table-cell>
          <table:table-cell table:style-name="ce218" office:value-type="string">
            <text:p>DMS</text:p>
          </table:table-cell>
          <table:table-cell table:style-name="ce218" office:value-type="string">
            <text:p>Search</text:p>
          </table:table-cell>
          <table:table-cell table:style-name="ce223" office:value-type="string">
            <text:p>Add research for nodes in the simple search of File Explorer</text:p>
          </table:table-cell>
          <table:table-cell table:style-name="ce223" office:value-type="string">
            <text:p>ECM-5331</text:p>
            <text:p>CCP-311</text:p>
          </table:table-cell>
          <table:table-cell table:style-name="ce227" table:formula="of:=SUMPRODUCT((['Bugs_v1.6.5'.B$7:'Bugs_v1.6.5'.B$867]=[.$A7])*(['Bugs_v1.6.5'.A$7:'Bugs_v1.6.5'.A$867]&lt;&gt;&quot;&quot;))" office:value-type="float" office:value="2">
            <text:p>2</text:p>
          </table:table-cell>
          <table:table-cell table:style-name="ce230"/>
          <table:table-cell table:style-name="ce233" table:number-columns-repeated="244"/>
          <table:table-cell table:style-name="ce235" table:number-columns-repeated="773"/>
        </table:table-row>
        <table:table-row table:style-name="ro7">
          <table:table-cell table:style-name="ce27" office:value-type="string">
            <text:p>REG_AIO165_ECM_002</text:p>
          </table:table-cell>
          <table:table-cell table:style-name="ce219" office:value-type="string">
            <text:p>DMS</text:p>
          </table:table-cell>
          <table:table-cell table:style-name="ce219" office:value-type="string">
            <text:p>Taxonomy</text:p>
          </table:table-cell>
          <table:table-cell table:style-name="ce165" office:value-type="string">
            <text:p>Access denied when we try to delete a taxonomy tree</text:p>
          </table:table-cell>
          <table:table-cell table:style-name="ce165" office:value-type="string">
            <text:p>ECM-5409</text:p>
            <text:p>CCP-331</text:p>
          </table:table-cell>
          <table:table-cell table:style-name="ce228" table:formula="of:=SUMPRODUCT((['Bugs_v1.6.5'.B$7:'Bugs_v1.6.5'.B$867]=[.$A8])*(['Bugs_v1.6.5'.A$7:'Bugs_v1.6.5'.A$867]&lt;&gt;&quot;&quot;))" office:value-type="float" office:value="1">
            <text:p>1</text:p>
          </table:table-cell>
          <table:table-cell table:style-name="ce231" table:number-columns-repeated="245"/>
          <table:table-cell table:number-columns-repeated="773"/>
        </table:table-row>
        <table:table-row table:style-name="ro29">
          <table:table-cell table:style-name="ce27" office:value-type="string">
            <text:p>REG_AIO165_ECM_003</text:p>
          </table:table-cell>
          <table:table-cell table:style-name="ce219" office:value-type="string">
            <text:p>DMS</text:p>
          </table:table-cell>
          <table:table-cell table:style-name="ce219" office:value-type="string">
            <text:p>DMS</text:p>
          </table:table-cell>
          <table:table-cell table:style-name="ce219" office:value-type="string">
            <text:p><text:span text:style-name="T15">Secours </text:span><text:span text:style-name="T15">Catholique : </text:span><text:span text:style-name="T15">DMS tickets </text:span><text:span text:style-name="T15">backport</text:span></text:p>
            <text:p><text:span text:style-name="T16">The day of the </text:span><text:span text:style-name="T16">month in the </text:span><text:span text:style-name="T16">calendar pop-</text:span><text:span text:style-name="T16">up is not </text:span><text:span text:style-name="T16">translated to </text:span><text:span text:style-name="T16">French</text:span></text:p>
          </table:table-cell>
          <table:table-cell table:style-name="ce165" office:value-type="string">
            <text:p>ECM-5382</text:p>
            <text:p>WF-85</text:p>
            <text:p>CCP-393</text:p>
          </table:table-cell>
          <table:table-cell table:style-name="ce228" table:formula="of:=SUMPRODUCT((['Bugs_v1.6.5'.B$7:'Bugs_v1.6.5'.B$867]=[.$A9])*(['Bugs_v1.6.5'.A$7:'Bugs_v1.6.5'.A$867]&lt;&gt;&quot;&quot;))" office:value-type="float" office:value="2">
            <text:p>2</text:p>
          </table:table-cell>
          <table:table-cell table:style-name="ce216" table:number-columns-repeated="245"/>
          <table:table-cell table:number-columns-repeated="773"/>
        </table:table-row>
        <table:table-row table:style-name="ro1">
          <table:table-cell table:style-name="ce214" office:value-type="string" table:number-columns-spanned="6" table:number-rows-spanned="1">
            <text:p>V 1.6.6</text:p>
          </table:table-cell>
          <table:covered-table-cell table:style-name="ce219"/>
          <table:covered-table-cell table:style-name="ce219"/>
          <table:covered-table-cell table:style-name="ce219"/>
          <table:covered-table-cell table:style-name="ce165"/>
          <table:covered-table-cell table:style-name="ce228"/>
          <table:table-cell table:style-name="ce216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AIO166_ECM_001</text:p>
          </table:table-cell>
          <table:table-cell table:style-name="ce85" office:value-type="string">
            <text:p>ECM</text:p>
          </table:table-cell>
          <table:table-cell table:style-name="ce85" office:value-type="string">
            <text:p>ECM</text:p>
          </table:table-cell>
          <table:table-cell table:style-name="ce57" office:value-type="string">
            <text:p>Problem when double clicking on node in the file explorer (with IE7)</text:p>
          </table:table-cell>
          <table:table-cell table:style-name="ce58" office:value-type="string">
            <text:p>ECM-5450</text:p>
            <text:p>CCP-401</text:p>
          </table:table-cell>
          <table:table-cell table:style-name="ce229" table:formula="of:=SUMPRODUCT((['Bugs_v1.6.6'.B$7:'Bugs_v1.6.6'.B$940]=[.$A11])*(['Bugs_v1.6.6'.A$7:'Bugs_v1.6.6'.A$940]&lt;&gt;&quot;&quot;))" office:value-type="float" office:value="1">
            <text:p>1</text:p>
          </table:table-cell>
          <table:table-cell table:style-name="ce230"/>
          <table:table-cell table:style-name="ce232" table:number-columns-repeated="244"/>
          <table:table-cell table:style-name="ce235" table:number-columns-repeated="773"/>
        </table:table-row>
        <table:table-row table:style-name="ro7">
          <table:table-cell table:style-name="ce27" office:value-type="string">
            <text:p>REG_AIO166_ECM_002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7" office:value-type="string">
            <text:p>The read:any right is given for every new Workspace</text:p>
          </table:table-cell>
          <table:table-cell table:style-name="ce27" office:value-type="string">
            <text:p>ECM-5478</text:p>
            <text:p>CCP-481</text:p>
          </table:table-cell>
          <table:table-cell table:style-name="ce228" table:formula="of:=SUMPRODUCT((['Bugs_v1.6.6'.B$7:'Bugs_v1.6.6'.B$940]=[.$A12])*(['Bugs_v1.6.6'.A$7:'Bugs_v1.6.6'.A$940]&lt;&gt;&quot;&quot;))" office:value-type="float" office:value="1">
            <text:p>1</text:p>
          </table:table-cell>
          <table:table-cell table:style-name="ce216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AIO166_ECM_003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7" office:value-type="string">
            <text:p>The UIOneNodePathSelector must hide the children in the left Panel</text:p>
          </table:table-cell>
          <table:table-cell table:style-name="ce27" office:value-type="string">
            <text:p>ECM-5480</text:p>
            <text:p>CCP-484</text:p>
          </table:table-cell>
          <table:table-cell table:style-name="ce228" table:formula="of:=SUMPRODUCT((['Bugs_v1.6.6'.B$7:'Bugs_v1.6.6'.B$940]=[.$A13])*(['Bugs_v1.6.6'.A$7:'Bugs_v1.6.6'.A$940]&lt;&gt;&quot;&quot;))" office:value-type="float" office:value="1">
            <text:p>1</text:p>
          </table:table-cell>
          <table:table-cell table:style-name="ce216" table:number-columns-repeated="245"/>
          <table:table-cell table:number-columns-repeated="773"/>
        </table:table-row>
        <table:table-row table:style-name="ro8">
          <table:table-cell table:style-name="ce27" office:value-type="string">
            <text:p>REG_AIO166_ECM_004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Check showing uploaded file with illegal JCR characters in Name in Manage Publication form</text:p>
          </table:table-cell>
          <table:table-cell table:style-name="ce58" office:value-type="string">
            <text:p>ECM-5452</text:p>
            <text:p>CCP-403</text:p>
          </table:table-cell>
          <table:table-cell table:style-name="ce228" table:formula="of:=SUMPRODUCT((['Bugs_v1.6.6'.B$7:'Bugs_v1.6.6'.B$940]=[.$A14])*(['Bugs_v1.6.6'.A$7:'Bugs_v1.6.6'.A$940]&lt;&gt;&quot;&quot;))" office:value-type="float" office:value="1">
            <text:p>1</text:p>
          </table:table-cell>
          <table:table-cell table:style-name="ce216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AIO166_ECM_005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Update of a new document (file) does not change the publication status</text:p>
          </table:table-cell>
          <table:table-cell table:style-name="ce58" office:value-type="string">
            <text:p>ECM-5471</text:p>
            <text:p>CCP-449</text:p>
          </table:table-cell>
          <table:table-cell table:style-name="ce228" table:formula="of:=SUMPRODUCT((['Bugs_v1.6.6'.B$7:'Bugs_v1.6.6'.B$940]=[.$A15])*(['Bugs_v1.6.6'.A$7:'Bugs_v1.6.6'.A$940]&lt;&gt;&quot;&quot;))" office:value-type="float" office:value="1">
            <text:p>1</text:p>
          </table:table-cell>
          <table:table-cell table:style-name="ce216" table:number-columns-repeated="245"/>
          <table:table-cell table:number-columns-repeated="773"/>
        </table:table-row>
        <table:table-row table:style-name="ro1">
          <table:table-cell table:style-name="ce214" office:value-type="string" table:number-columns-spanned="6" table:number-rows-spanned="1">
            <text:p>V 1.6.7</text:p>
          </table:table-cell>
          <table:covered-table-cell table:style-name="ce219"/>
          <table:covered-table-cell table:style-name="ce219"/>
          <table:covered-table-cell table:style-name="ce58"/>
          <table:covered-table-cell table:style-name="ce58"/>
          <table:covered-table-cell table:style-name="ce228"/>
          <table:table-cell table:style-name="ce216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AIO167_ECM_001</text:p>
          </table:table-cell>
          <table:table-cell table:style-name="ce57" office:value-type="string">
            <text:p>ECM</text:p>
          </table:table-cell>
          <table:table-cell table:style-name="ce57" office:value-type="string">
            <text:p>ECM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ECM-5440</text:p>
            <text:p>CCP-342</text:p>
          </table:table-cell>
          <table:table-cell table:style-name="ce229" table:formula="of:=SUMPRODUCT((['Bugs_v1.6.7'.B$7:'Bugs_v1.6.7'.B$959]=[.$A17])*(['Bugs_v1.6.7'.A$7:'Bugs_v1.6.7'.A$959]&lt;&gt;&quot;&quot;))" office:value-type="float" office:value="1">
            <text:p>1</text:p>
          </table:table-cell>
          <table:table-cell table:style-name="ce230"/>
          <table:table-cell table:style-name="ce234" table:number-columns-repeated="244"/>
          <table:table-cell table:style-name="ce236" table:number-columns-repeated="773"/>
        </table:table-row>
        <table:table-row table:style-name="ro7">
          <table:table-cell table:style-name="ce27" office:value-type="string">
            <text:p>REG_AIO167_ECM_002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Check delete tag for document</text:p>
          </table:table-cell>
          <table:table-cell table:style-name="ce58" office:value-type="string">
            <text:p>ECM-5491</text:p>
            <text:p>CCP-419</text:p>
          </table:table-cell>
          <table:table-cell table:style-name="ce228" table:formula="of:=SUMPRODUCT((['Bugs_v1.6.7'.B$7:'Bugs_v1.6.7'.B$959]=[.$A18])*(['Bugs_v1.6.7'.A$7:'Bugs_v1.6.7'.A$959]&lt;&gt;&quot;&quot;))" office:value-type="float" office:value="3">
            <text:p>3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3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Date field is reset after clicking on "+" to add a new value in another field</text:p>
          </table:table-cell>
          <table:table-cell table:style-name="ce27" office:value-type="string">
            <text:p>ECM-5476</text:p>
            <text:p>CCP-523</text:p>
          </table:table-cell>
          <table:table-cell table:style-name="ce228" table:formula="of:=SUMPRODUCT((['Bugs_v1.6.7'.B$7:'Bugs_v1.6.7'.B$959]=[.$A19])*(['Bugs_v1.6.7'.A$7:'Bugs_v1.6.7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4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Sort document by modified date &amp; Creation date does not work</text:p>
          </table:table-cell>
          <table:table-cell table:style-name="ce27" office:value-type="string">
            <text:p>ECM-5485</text:p>
            <text:p>CCP-508</text:p>
          </table:table-cell>
          <table:table-cell table:style-name="ce228" table:formula="of:=SUMPRODUCT((['Bugs_v1.6.7'.B$7:'Bugs_v1.6.7'.B$959]=[.$A20])*(['Bugs_v1.6.7'.A$7:'Bugs_v1.6.7'.A$959]&lt;&gt;&quot;&quot;))" office:value-type="float" office:value="2">
            <text:p>2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5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Can't delete a web content created in a category from the web contents folder</text:p>
          </table:table-cell>
          <table:table-cell table:style-name="ce27" office:value-type="string">
            <text:p>ECM-5519</text:p>
            <text:p>CCP-532</text:p>
          </table:table-cell>
          <table:table-cell table:style-name="ce228" table:formula="of:=SUMPRODUCT((['Bugs_v1.6.7'.B$7:'Bugs_v1.6.7'.B$959]=[.$A21])*(['Bugs_v1.6.7'.A$7:'Bugs_v1.6.7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6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Problems after importing documents with version history</text:p>
          </table:table-cell>
          <table:table-cell table:style-name="ce27" office:value-type="string">
            <text:p>ECM-5489</text:p>
            <text:p>CCP-529</text:p>
          </table:table-cell>
          <table:table-cell table:style-name="ce228" table:formula="of:=SUMPRODUCT((['Bugs_v1.6.7'.B$7:'Bugs_v1.6.7'.B$959]=[.$A22])*(['Bugs_v1.6.7'.A$7:'Bugs_v1.6.7'.A$959]&lt;&gt;&quot;&quot;))" office:value-type="float" office:value="2">
            <text:p>2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30">
          <table:table-cell table:style-name="ce27" office:value-type="string">
            <text:p>REG_AIO167_ECM_007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Edit french message of path-not-found</text:p>
          </table:table-cell>
          <table:table-cell table:style-name="ce27" office:value-type="string">
            <text:p>ECM-5486</text:p>
            <text:p>CCP-511</text:p>
          </table:table-cell>
          <table:table-cell table:style-name="ce228" table:formula="of:=SUMPRODUCT((['Bugs_v1.6.7'.B$7:'Bugs_v1.6.7'.B$959]=[.$A23])*(['Bugs_v1.6.7'.A$7:'Bugs_v1.6.7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8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Content browser refresh after adding or deleting a folder</text:p>
          </table:table-cell>
          <table:table-cell table:style-name="ce27" office:value-type="string">
            <text:p>ECM-5486</text:p>
            <text:p>CCP-619</text:p>
          </table:table-cell>
          <table:table-cell table:style-name="ce228" table:formula="of:=SUMPRODUCT((['Bugs_v1.6.7'.B$7:'Bugs_v1.6.7'.B$959]=[.$A24])*(['Bugs_v1.6.7'.A$7:'Bugs_v1.6.7'.A$959]&lt;&gt;&quot;&quot;))" office:value-type="float" office:value="2">
            <text:p>2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9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ListView generate a ConcurrentAccessModificationException</text:p>
          </table:table-cell>
          <table:table-cell table:style-name="ce27" office:value-type="string">
            <text:p>ECM-5475</text:p>
            <text:p>CCP-521</text:p>
          </table:table-cell>
          <table:table-cell table:style-name="ce228" table:formula="of:=SUMPRODUCT((['Bugs_v1.6.7'.B$7:'Bugs_v1.6.7'.B$959]=[.$A25])*(['Bugs_v1.6.7'.A$7:'Bugs_v1.6.7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10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Bad behavior of page iterator in JCR explorer</text:p>
          </table:table-cell>
          <table:table-cell table:style-name="ce27" office:value-type="string">
            <text:p>ECM-5502</text:p>
            <text:p>CCP-553</text:p>
          </table:table-cell>
          <table:table-cell table:style-name="ce228" table:formula="of:=SUMPRODUCT((['Bugs_v1.6.7'.B$7:'Bugs_v1.6.7'.B$959]=[.$A26])*(['Bugs_v1.6.7'.A$7:'Bugs_v1.6.7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8">
          <table:table-cell table:style-name="ce27" office:value-type="string">
            <text:p>REG_AIO167_ECM_011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  <text:p>CCP-551</text:p>
          </table:table-cell>
          <table:table-cell table:style-name="ce228" table:formula="of:=SUMPRODUCT((['Bugs_v1.6.7'.B$7:'Bugs_v1.6.7'.B$959]=[.$A27])*(['Bugs_v1.6.7'.A$7:'Bugs_v1.6.7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12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Modify the length value of tag name</text:p>
          </table:table-cell>
          <table:table-cell table:style-name="ce27" office:value-type="string">
            <text:p>ECM-5517</text:p>
            <text:p>CCP-546</text:p>
          </table:table-cell>
          <table:table-cell table:style-name="ce228" table:formula="of:=SUMPRODUCT((['Bugs_v1.6.7'.B$7:'Bugs_v1.6.7'.B$959]=[.$A28])*(['Bugs_v1.6.7'.A$7:'Bugs_v1.6.7'.A$959]&lt;&gt;&quot;&quot;))" office:value-type="float" office:value="2">
            <text:p>2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1">
          <table:table-cell table:style-name="ce214" office:value-type="string" table:number-columns-spanned="6" table:number-rows-spanned="1">
            <text:p>V 1.6.8</text:p>
          </table:table-cell>
          <table:covered-table-cell table:style-name="ce219"/>
          <table:covered-table-cell table:style-name="ce219"/>
          <table:covered-table-cell table:style-name="ce58"/>
          <table:covered-table-cell table:style-name="ce27"/>
          <table:covered-table-cell table:style-name="ce228"/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8">
          <table:table-cell table:style-name="ce48" office:value-type="string">
            <text:p>REG_AIO168_ECM_001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Impossible to download binary with name containing illegal jcr char(using the right popup menu) </text:p>
          </table:table-cell>
          <table:table-cell table:style-name="ce184" office:value-type="string">
            <text:p>ECM-5453</text:p>
            <text:p>CCP-404</text:p>
          </table:table-cell>
          <table:table-cell table:style-name="ce228" table:formula="of:=SUMPRODUCT((['Bugs_v1.6.8'.B$7:'Bugs_v1.6.8'.B$959]=[.$A30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2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Script action never execute with remove lifecycle </text:p>
          </table:table-cell>
          <table:table-cell table:style-name="ce184" office:value-type="string">
            <text:p>ECM-5556</text:p>
            <text:p>CCP-501</text:p>
          </table:table-cell>
          <table:table-cell table:style-name="ce228" table:formula="of:=SUMPRODUCT((['Bugs_v1.6.8'.B$7:'Bugs_v1.6.8'.B$959]=[.$A31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3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Content Browser</text:p>
          </table:table-cell>
          <table:table-cell table:style-name="ce58" office:value-type="string">
            <text:p>Content Browser folders do not get collapsed when clicking the – button</text:p>
          </table:table-cell>
          <table:table-cell table:style-name="ce184" office:value-type="string">
            <text:p>ECM-5524</text:p>
            <text:p>CCP-614</text:p>
          </table:table-cell>
          <table:table-cell table:style-name="ce228" table:formula="of:=SUMPRODUCT((['Bugs_v1.6.8'.B$7:'Bugs_v1.6.8'.B$959]=[.$A32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4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File explorer: right click not working (IE8)</text:p>
          </table:table-cell>
          <table:table-cell table:style-name="ce184" office:value-type="string">
            <text:p>ECM-5516</text:p>
            <text:p>CCP-573</text:p>
          </table:table-cell>
          <table:table-cell table:style-name="ce228" table:formula="of:=SUMPRODUCT((['Bugs_v1.6.8'.B$7:'Bugs_v1.6.8'.B$959]=[.$A33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5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Error in the research of a document in a node</text:p>
          </table:table-cell>
          <table:table-cell table:style-name="ce224" office:value-type="string">
            <text:p><text:span text:style-name="T17">ECM-5554</text:span></text:p>
            <text:p><text:span text:style-name="T17">CCP-732</text:span></text:p>
          </table:table-cell>
          <table:table-cell table:style-name="ce228" table:formula="of:=SUMPRODUCT((['Bugs_v1.6.8'.B$7:'Bugs_v1.6.8'.B$959]=[.$A34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6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80" office:value-type="string">
            <text:p>Check if labels in Advanced search are translated in French</text:p>
          </table:table-cell>
          <table:table-cell table:style-name="ce184" office:value-type="string">
            <text:p>ECM-5563</text:p>
            <text:p>CCP-737</text:p>
          </table:table-cell>
          <table:table-cell table:style-name="ce228" table:formula="of:=SUMPRODUCT((['Bugs_v1.6.8'.B$7:'Bugs_v1.6.8'.B$959]=[.$A35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07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80" office:value-type="string">
            <text:p>Check the displaying of link in document view mode</text:p>
          </table:table-cell>
          <table:table-cell table:style-name="ce184" office:value-type="string">
            <text:p>ECM-5564</text:p>
            <text:p>CCP-427</text:p>
          </table:table-cell>
          <table:table-cell table:style-name="ce228" table:formula="of:=SUMPRODUCT((['Bugs_v1.6.8'.B$7:'Bugs_v1.6.8'.B$959]=[.$A36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08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80" office:value-type="string">
            <text:p>Check the displaying of group drive when name is too long</text:p>
          </table:table-cell>
          <table:table-cell table:style-name="ce184" office:value-type="string">
            <text:p>ECM-5560</text:p>
            <text:p>CCP-725</text:p>
          </table:table-cell>
          <table:table-cell table:style-name="ce228" table:formula="of:=SUMPRODUCT((['Bugs_v1.6.8'.B$7:'Bugs_v1.6.8'.B$959]=[.$A37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9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80" office:value-type="string">
            <text:p>The name of taxonomy is limited to 30 characters</text:p>
          </table:table-cell>
          <table:table-cell table:style-name="ce184" office:value-type="string">
            <text:p>ECM-5559</text:p>
            <text:p>CCP-724</text:p>
          </table:table-cell>
          <table:table-cell table:style-name="ce228" table:formula="of:=SUMPRODUCT((['Bugs_v1.6.8'.B$7:'Bugs_v1.6.8'.B$959]=[.$A38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0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80" office:value-type="string">
            <text:p>Exception when adding a select box multi valuated in edit meta data form</text:p>
          </table:table-cell>
          <table:table-cell table:style-name="ce184" office:value-type="string">
            <text:p>ECM-5562</text:p>
            <text:p>CCP-732</text:p>
          </table:table-cell>
          <table:table-cell table:style-name="ce228" table:formula="of:=SUMPRODUCT((['Bugs_v1.6.8'.B$7:'Bugs_v1.6.8'.B$959]=[.$A39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1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82" office:value-type="string">
            <text:p>Error when opening two tabs with the same session </text:p>
          </table:table-cell>
          <table:table-cell table:style-name="ce184" office:value-type="string">
            <text:p>ECM-5558</text:p>
            <text:p>CCP-718</text:p>
          </table:table-cell>
          <table:table-cell table:style-name="ce228" table:formula="of:=SUMPRODUCT((['Bugs_v1.6.8'.B$7:'Bugs_v1.6.8'.B$959]=[.$A40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2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80" office:value-type="string">
            <text:p>Insert/Edit option not available in FCKEditor if field is multivalued</text:p>
          </table:table-cell>
          <table:table-cell table:style-name="ce27" office:value-type="string">
            <text:p>ECM-5549</text:p>
            <text:p>CCP-696</text:p>
          </table:table-cell>
          <table:table-cell table:style-name="ce228" table:formula="of:=SUMPRODUCT((['Bugs_v1.6.8'.B$7:'Bugs_v1.6.8'.B$959]=[.$A41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8">
          <table:table-cell table:style-name="ce27" office:value-type="string">
            <text:p>REG_AIO168_ECM_013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80" office:value-type="string">
            <text:p>Cannot remove exo:folksonomy property after creating tags for document</text:p>
          </table:table-cell>
          <table:table-cell table:style-name="ce27" office:value-type="string">
            <text:p>ECM-5488</text:p>
            <text:p>CCP-527</text:p>
            <text:p><text:span text:style-name="T2">ECM-5511</text:span></text:p>
          </table:table-cell>
          <table:table-cell table:style-name="ce228" table:formula="of:=SUMPRODUCT((['Bugs_v1.6.8'.B$7:'Bugs_v1.6.8'.B$959]=[.$A42])*(['Bugs_v1.6.8'.A$7:'Bugs_v1.6.8'.A$959]&lt;&gt;&quot;&quot;))" office:value-type="float" office:value="2">
            <text:p>2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4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80" office:value-type="string">
            <text:p>Impossible to retrieve the lock on a node even by the root</text:p>
          </table:table-cell>
          <table:table-cell table:style-name="ce27" office:value-type="string">
            <text:p>ECM-5520</text:p>
            <text:p>CCP-587</text:p>
          </table:table-cell>
          <table:table-cell table:style-name="ce228" table:formula="of:=SUMPRODUCT((['Bugs_v1.6.8'.B$7:'Bugs_v1.6.8'.B$959]=[.$A43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5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80" office:value-type="string">
            <text:p>Display's problem of long name of taxonomy</text:p>
          </table:table-cell>
          <table:table-cell table:style-name="ce27" office:value-type="string">
            <text:p>ECM-5531</text:p>
            <text:p>CCP-724</text:p>
          </table:table-cell>
          <table:table-cell table:style-name="ce228" table:formula="of:=SUMPRODUCT((['Bugs_v1.6.8'.B$7:'Bugs_v1.6.8'.B$959]=[.$A44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6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80" office:value-type="string">
            <text:p>End tag for "img" omitted</text:p>
          </table:table-cell>
          <table:table-cell table:style-name="ce27" office:value-type="string">
            <text:p>ECM-5543</text:p>
            <text:p>CCP-668</text:p>
          </table:table-cell>
          <table:table-cell table:style-name="ce228" table:formula="of:=SUMPRODUCT((['Bugs_v1.6.8'.B$7:'Bugs_v1.6.8'.B$959]=[.$A45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7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80" office:value-type="string">
            <text:p>Can not edit a WYSIWYGField with multiple value.</text:p>
          </table:table-cell>
          <table:table-cell table:style-name="ce27" office:value-type="string">
            <text:p>ECM-5542</text:p>
            <text:p>CCP-698</text:p>
          </table:table-cell>
          <table:table-cell table:style-name="ce228" table:formula="of:=SUMPRODUCT((['Bugs_v1.6.8'.B$7:'Bugs_v1.6.8'.B$959]=[.$A46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8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80" office:value-type="string">
            <text:p>Disable the versioning/publication on Webcontents sub-nodes</text:p>
          </table:table-cell>
          <table:table-cell table:style-name="ce27" office:value-type="string">
            <text:p>ECM-5566</text:p>
            <text:p>CCP-412</text:p>
          </table:table-cell>
          <table:table-cell table:style-name="ce228" table:formula="of:=SUMPRODUCT((['Bugs_v1.6.8'.B$7:'Bugs_v1.6.8'.B$959]=[.$A47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9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80" office:value-type="string">
            <text:p>Problem of display in Content Browser</text:p>
          </table:table-cell>
          <table:table-cell table:style-name="ce27" office:value-type="string">
            <text:p>ECM-5522</text:p>
            <text:p>CCP-602</text:p>
          </table:table-cell>
          <table:table-cell table:style-name="ce228" table:formula="of:=SUMPRODUCT((['Bugs_v1.6.8'.B$7:'Bugs_v1.6.8'.B$959]=[.$A48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20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80" office:value-type="string">
            <text:p>Labels in French </text:p>
          </table:table-cell>
          <table:table-cell table:style-name="ce27" office:value-type="string">
            <text:p>ECM-5467</text:p>
            <text:p>CCP-470</text:p>
          </table:table-cell>
          <table:table-cell table:style-name="ce228" table:formula="of:=SUMPRODUCT((['Bugs_v1.6.8'.B$7:'Bugs_v1.6.8'.B$959]=[.$A49])*(['Bugs_v1.6.8'.A$7:'Bugs_v1.6.8'.A$959]&lt;&gt;&quot;&quot;))" office:value-type="float" office:value="13">
            <text:p>13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1">
          <table:table-cell table:style-name="ce214" office:value-type="string" table:number-columns-spanned="6" table:number-rows-spanned="1">
            <text:p>V 1.6.9</text:p>
          </table:table-cell>
          <table:covered-table-cell table:style-name="ce219"/>
          <table:covered-table-cell table:style-name="ce219"/>
          <table:covered-table-cell table:style-name="ce180"/>
          <table:covered-table-cell table:style-name="ce27"/>
          <table:covered-table-cell table:style-name="ce228"/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54" office:value-type="string">
            <text:p>REG_AIO169_WCM_002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80" office:value-type="string">
            <text:p>Username of the author is displayed instead of his name and surname</text:p>
          </table:table-cell>
          <table:table-cell table:style-name="ce184" office:value-type="string">
            <text:p>ECM-5569</text:p>
            <text:p>CPP-747</text:p>
          </table:table-cell>
          <table:table-cell table:style-name="ce228" table:formula="of:=SUMPRODUCT((['Bugs_v1.6.9'.B$7:'Bugs_v1.6.9'.B$959]=[.$A51])*(['Bugs_v1.6.9'.A$7:'Bugs_v1.6.9'.A$959]&lt;&gt;&quot;&quot;))" office:value-type="float" office:value="2">
            <text:p>2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31">
          <table:table-cell table:style-name="ce215" office:value-type="string" table:number-columns-spanned="5" table:number-rows-spanned="1">
            <text:p>Total</text:p>
          </table:table-cell>
          <table:covered-table-cell table:style-name="ce220"/>
          <table:covered-table-cell table:style-name="ce220"/>
          <table:covered-table-cell table:style-name="ce220"/>
          <table:covered-table-cell table:style-name="ce219"/>
          <table:table-cell table:style-name="ce215" table:formula="of:=SUM([.F5:.F50])" office:value-type="float" office:value="62">
            <text:p>62</text:p>
          </table:table-cell>
          <table:table-cell table:style-name="ce216" table:number-columns-repeated="245"/>
          <table:table-cell table:number-columns-repeated="773"/>
        </table:table-row>
        <table:table-row table:style-name="ro1" table:number-rows-repeated="65507">
          <table:table-cell table:style-name="ce216" table:number-columns-repeated="251"/>
          <table:table-cell table:number-columns-repeated="773"/>
        </table:table-row>
        <table:table-row table:style-name="ro1" table:number-rows-repeated="9830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1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1'.$G$13" table:expression="$#REF!.$B$7:$H$64"/>
        <table:named-expression table:name="Cont_12" table:base-cell-address="$'Bugs_v1.6.1'.$G$47" table:expression="$#REF!.$B$73:$H$76"/>
        <table:named-expression table:name="Cont_13" table:base-cell-address="$'Bugs_v1.6.5'.$A$99" table:expression="$#REF!.$B$77:$H$114"/>
        <table:named-expression table:name="Cont_14" table:base-cell-address="$'Bugs_v1.6.1'.$B$120" table:expression="$#REF!.$B$115:$H$189"/>
        <table:named-expression table:name="Cont_15" table:base-cell-address="$'Bugs_v1.6.1'.$G$119" table:expression="$#REF!.$B$190:$H$341"/>
        <table:named-expression table:name="Cont_16" table:base-cell-address="$'Bugs_v1.6.5'.$A$268" table:expression="$#REF!.$B$348:$H$413"/>
        <table:named-expression table:name="Cont_17" table:base-cell-address="$'Bugs_v1.6.1'.$G$188" table:expression="$#REF!.$B$414:$H$423"/>
        <table:named-expression table:name="Cont_18" table:base-cell-address="$'Bugs_v1.6.1'.$G$189" table:expression="$#REF!.$B$424:$H$477"/>
        <table:named-expression table:name="Cont_19" table:base-cell-address="$'Bugs_v1.6.1'.$A$240" table:expression="$#REF!.$B$478:$H$505"/>
        <table:named-expression table:name="Cont_20" table:base-cell-address="$'Bugs_v1.6.5'.$B$389" table:expression="$#REF!.$B$506:$H$538"/>
        <table:named-expression table:name="Cont_21" table:base-cell-address="$'Bugs_v1.6.1'.$G$273" table:expression="$#REF!.$B$548:$H$564"/>
        <table:named-expression table:name="Cont_22" table:base-cell-address="$'Bugs_v1.6.1'.$A$325" table:expression="$#REF!.$B$565:$H$612"/>
        <table:named-expression table:name="Cont_23" table:base-cell-address="$'Bugs_v1.6.5'.$G$13" table:expression="$#REF!.$B$7:$H$14"/>
        <table:named-expression table:name="Cont_24" table:base-cell-address="$'Bugs_v1.6.5'.$G$25" table:expression="$#REF!.$B$15:$H$20"/>
        <table:named-expression table:name="Cont_25" table:base-cell-address="$'Bugs_v1.6.5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5'.$G$40" table:expression="$#REF!.$B$43:$H$53"/>
        <table:named-expression table:name="Cont_29" table:base-cell-address="$'Bugs_v1.6.5'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'Bugs_v1.6.1'.$H$14" table:expression="$#REF!.$E$13:$H$14"/>
        <table:named-expression table:name="Add_contact" table:base-cell-address="$'Bugs_v1.6.5'.$H$9" table:expression="$#REF!.$E$7:$H$9"/>
        <table:named-expression table:name="Share_address" table:base-cell-address="$'Bugs_v1.6.1'.$H$124" table:expression="$#REF!.$E$113:$H$126"/>
        <table:named-expression table:name="Share_address_togroup" table:base-cell-address="$'Bugs_v1.6.1'.$H$146" table:expression="$#REF!.$E$139:$H$148"/>
        <table:named-expression table:name="Share_address_touser" table:base-cell-address="$'Bugs_v1.6.1'.$H$124" table:expression="$#REF!.$E$110:$H$126"/>
        <table:named-expression table:name="Export_address" table:base-cell-address="$'Bugs_v1.6.1'.$H$174" table:expression="$#REF!.$E$174:$H$176"/>
        <table:named-expression table:name="Share_contact_touser" table:base-cell-address="$'Bugs_v1.6.5'.$H$450" table:expression="$#REF!.$E$433:$H$444"/>
        <table:named-expression table:name="Share_contact_togroup" table:base-cell-address="$'Bugs_v1.6.5'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'Bugs_v1.6.5'.$H$493" table:expression="$#REF!.$E$478:$H$487"/>
        <table:named-expression table:name="Export_contact" table:base-cell-address="$'Bugs_v1.6.5'.$H$422" table:expression="$#REF!.$E$414:$H$416"/>
        <table:named-expression table:name="Import_address" table:base-cell-address="$'Bugs_v1.6.1'.$H$213" table:expression="$#REF!.$E$209:$H$212"/>
        <table:named-expression table:name="Move_contact" table:base-cell-address="$'Bugs_v1.6.5'.$H$118" table:expression="$#REF!.$E$115:$H$118"/>
        <table:named-expression table:name="Copy_paste_contact" table:base-cell-address="$'Bugs_v1.6.5'.$H$349" table:expression="$#REF!.$E$342:$H$343"/>
        <table:named-expression table:name="Draf_drop_contact" table:base-cell-address="$'Bugs_v1.6.5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5">04/05/2011</text:date>, <text:time>11:0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1-04-05T11:02:15</dc:date>
    <meta:print-date>2008-06-17T00:45:47</meta:print-date>
    <dc:language>en-US</dc:language>
    <meta:editing-cycles>886</meta:editing-cycles>
    <meta:editing-duration>PT361H27M28S</meta:editing-duration>
    <meta:document-statistic meta:table-count="9" meta:cell-count="2289" meta:object-count="1"/>
    <meta:user-defined meta:name="Info 1"/>
    <meta:user-defined meta:name="Info 2"/>
    <meta:user-defined meta:name="Info 3"/>
    <meta:user-defined meta:name="Info 4"/>
  </office:meta>
</office:document-meta>
</file>